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2.9673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035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81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8003" number:language="en" number:country="US">
      <number:number number:decimal-places="0" number:min-integer-digits="1" number:grouping="true"/>
    </number:number-style>
    <number:date-style style:name="N8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084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Date</text:p>
            <draw:frame table:end-cell-address="Sheet1.N52" table:end-x="0.8492in" table:end-y="0.126in" draw:z-index="1" draw:style-name="gr1" draw:text-style-name="P1" svg:width="17.4575in" svg:height="9.2299in" svg:x="0in" svg:y="0in">
              <draw:object draw:notify-on-update-of-ranges="Sheet1.A1:Sheet1.A1 Sheet1.A2:Sheet1.A53 Sheet1.B1:Sheet1.B1 Sheet1.B2:Sheet1.B53 Sheet1.O1:Sheet1.O1 Sheet1.O2:Sheet1.O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4" office:value-type="string">
            <text:p>Actual Cases</text:p>
          </table:table-cell>
          <table:table-cell table:style-name="ce4" office:value-type="string">
            <text:p>Recovered</text:p>
          </table:table-cell>
          <table:table-cell table:style-name="ce4" office:value-type="string">
            <text:p>Death</text:p>
          </table:table-cell>
          <table:table-cell table:style-name="ce4" office:value-type="string">
            <text:p>Active</text:p>
          </table:table-cell>
          <table:table-cell table:style-name="ce6" office:value-type="string">
            <text:p>Prediction</text:p>
          </table:table-cell>
          <table:table-cell table:style-name="ce6" office:value-type="string">
            <text:p>Prediction Recovered</text:p>
          </table:table-cell>
          <table:table-cell table:style-name="ce6" office:value-type="string">
            <text:p>Prediction Death</text:p>
          </table:table-cell>
          <table:table-cell office:value-type="string">
            <text:p>Formula Model</text:p>
          </table:table-cell>
          <table:table-cell/>
          <table:table-cell office:value-type="string">
            <text:p>Prediction 70%</text:p>
          </table:table-cell>
          <table:table-cell/>
          <table:table-cell office:value-type="string">
            <text:p>Prediction outcome if MCO was successful</text:p>
          </table:table-cell>
          <table:table-cell/>
          <table:table-cell office:value-type="string">
            <text:p>(1/e(-wx+b))*6300</text:p>
          </table:table-cell>
          <table:table-cell office:value-type="string">
            <text:p>W 0.186</text:p>
          </table:table-cell>
          <table:table-cell office:value-type="string">
            <text:p>B 5.03</text:p>
          </table:table-cell>
          <table:table-cell office:value-type="string">
            <text:p>Cases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04">
            <text:p>2020-03-0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style-name="ce4" table:formula="of:=[.B2]-[.C2]-[.D2]" office:value-type="float" office:value="28">
            <text:p>28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2"/>
          <table:table-cell table:formula="of:=37.055*EXP([.J2]*0.1948)" office:value-type="float" office:value="45.024342835263">
            <text:p>45.0243428353</text:p>
          </table:table-cell>
          <table:table-cell office:value-type="float" office:value="1">
            <text:p>1</text:p>
          </table:table-cell>
          <table:table-cell table:style-name="ce8" table:formula="of:=[.F2]" office:value-type="float" office:value="50">
            <text:p>50</text:p>
          </table:table-cell>
          <table:table-cell/>
          <table:table-cell table:style-name="ce8" table:formula="of:=[.K2]" office:value-type="float" office:value="50">
            <text:p>50</text:p>
          </table:table-cell>
          <table:table-cell/>
          <table:table-cell table:formula="of:=(1/(1+EXP(-[.P2]*[.J2]+[.Q2])))*8957" office:value-type="float" office:value="69.2298048178996">
            <text:p>69</text:p>
          </table:table-cell>
          <table:table-cell office:value-type="float" office:value="0.165">
            <text:p>0.165</text:p>
          </table:table-cell>
          <table:table-cell office:value-type="float" office:value="5.02">
            <text:p>5.02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20-03-05">
            <text:p>2020-03-0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style-name="ce4" table:formula="of:=[.B3]-[.C3]-[.D3]" office:value-type="float" office:value="33">
            <text:p>33</text:p>
          </table:table-cell>
          <table:table-cell table:style-name="ce7" table:formula="of:=[.F2]*(1/5)+[.F2]" office:value-type="float" office:value="60">
            <text:p>60</text:p>
          </table:table-cell>
          <table:table-cell table:style-name="ce7" table:number-columns-repeated="2"/>
          <table:table-cell table:formula="of:=37.055*EXP([.J3]*0.1948)" office:value-type="float" office:value="54.7076358857725">
            <text:p>54.7076358858</text:p>
          </table:table-cell>
          <table:table-cell table:formula="of:=1+[.J2]" office:value-type="float" office:value="2">
            <text:p>2</text:p>
          </table:table-cell>
          <table:table-cell table:style-name="ce8" table:formula="of:=[.F3]" office:value-type="float" office:value="60">
            <text:p>60</text:p>
          </table:table-cell>
          <table:table-cell/>
          <table:table-cell table:style-name="ce8" table:formula="of:=[.K3]" office:value-type="float" office:value="60">
            <text:p>60</text:p>
          </table:table-cell>
          <table:table-cell/>
          <table:table-cell table:formula="of:=(1/(1+EXP(-[.P3]*[.J3]+[.Q3])))*8957" office:value-type="float" office:value="81.5361013281778">
            <text:p>82</text:p>
          </table:table-cell>
          <table:table-cell table:formula="of:=[.P2]" office:value-type="float" office:value="0.165">
            <text:p>0.165</text:p>
          </table:table-cell>
          <table:table-cell table:formula="of:=[.Q2]" office:value-type="float" office:value="5.02">
            <text:p>5.02</text:p>
          </table:table-cell>
          <table:table-cell table:formula="of:=[.O3]-[.O2]" office:value-type="float" office:value="12.3062965102782">
            <text:p>12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06">
            <text:p>2020-03-0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style-name="ce4" table:formula="of:=[.B4]-[.C4]-[.D4]" office:value-type="float" office:value="61">
            <text:p>61</text:p>
          </table:table-cell>
          <table:table-cell table:style-name="ce7" table:formula="of:=[.F3]*(1/5)+[.F3]" office:value-type="float" office:value="72">
            <text:p>72</text:p>
          </table:table-cell>
          <table:table-cell table:style-name="ce7" table:number-columns-repeated="2"/>
          <table:table-cell table:formula="of:=37.055*EXP([.J4]*0.1948)" office:value-type="float" office:value="66.473494908319">
            <text:p>66.4734949083</text:p>
          </table:table-cell>
          <table:table-cell table:formula="of:=1+[.J3]" office:value-type="float" office:value="3">
            <text:p>3</text:p>
          </table:table-cell>
          <table:table-cell table:style-name="ce8" table:formula="of:=[.F4]" office:value-type="float" office:value="72">
            <text:p>72</text:p>
          </table:table-cell>
          <table:table-cell/>
          <table:table-cell table:style-name="ce8" table:formula="of:=[.K4]" office:value-type="float" office:value="72">
            <text:p>72</text:p>
          </table:table-cell>
          <table:table-cell/>
          <table:table-cell table:formula="of:=(1/(1+EXP(-[.P4]*[.J4]+[.Q4])))*8957" office:value-type="float" office:value="96.0063359728048">
            <text:p>96</text:p>
          </table:table-cell>
          <table:table-cell table:formula="of:=[.P3]" office:value-type="float" office:value="0.165">
            <text:p>0.165</text:p>
          </table:table-cell>
          <table:table-cell table:formula="of:=[.Q3]" office:value-type="float" office:value="5.02">
            <text:p>5.02</text:p>
          </table:table-cell>
          <table:table-cell table:formula="of:=[.O4]-[.O3]" office:value-type="float" office:value="14.470234644627">
            <text:p>1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07">
            <text:p>2020-03-0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formula="of:=[.B5]-[.C5]-[.D5]" office:value-type="float" office:value="70">
            <text:p>70</text:p>
          </table:table-cell>
          <table:table-cell table:style-name="ce7" table:formula="of:=[.F4]*(1/5)+[.F4]" office:value-type="float" office:value="86.4">
            <text:p>86</text:p>
          </table:table-cell>
          <table:table-cell table:style-name="ce7" table:number-columns-repeated="2"/>
          <table:table-cell table:formula="of:=37.055*EXP([.J5]*0.1948)" office:value-type="float" office:value="80.7698130943265">
            <text:p>80.7698130943</text:p>
          </table:table-cell>
          <table:table-cell table:formula="of:=1+[.J4]" office:value-type="float" office:value="4">
            <text:p>4</text:p>
          </table:table-cell>
          <table:table-cell table:style-name="ce8" table:formula="of:=[.F5]" office:value-type="float" office:value="86.4">
            <text:p>86</text:p>
          </table:table-cell>
          <table:table-cell/>
          <table:table-cell table:style-name="ce8" table:formula="of:=[.K5]" office:value-type="float" office:value="86.4">
            <text:p>86</text:p>
          </table:table-cell>
          <table:table-cell/>
          <table:table-cell table:formula="of:=(1/(1+EXP(-[.P5]*[.J5]+[.Q5])))*8957" office:value-type="float" office:value="113.011908204837">
            <text:p>113</text:p>
          </table:table-cell>
          <table:table-cell table:formula="of:=[.P4]" office:value-type="float" office:value="0.165">
            <text:p>0.165</text:p>
          </table:table-cell>
          <table:table-cell table:formula="of:=[.Q4]" office:value-type="float" office:value="5.02">
            <text:p>5.02</text:p>
          </table:table-cell>
          <table:table-cell table:formula="of:=[.O5]-[.O4]" office:value-type="float" office:value="17.005572232032">
            <text:p>1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08">
            <text:p>2020-03-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0">
            <text:p>0</text:p>
          </table:table-cell>
          <table:table-cell table:style-name="ce4" table:formula="of:=[.B6]-[.C6]-[.D6]" office:value-type="float" office:value="75">
            <text:p>75</text:p>
          </table:table-cell>
          <table:table-cell table:style-name="ce7" table:formula="of:=[.F5]*(1/5)+[.F5]" office:value-type="float" office:value="103.68">
            <text:p>104</text:p>
          </table:table-cell>
          <table:table-cell table:style-name="ce7" table:number-columns-repeated="2"/>
          <table:table-cell table:formula="of:=37.055*EXP([.J6]*0.1948)" office:value-type="float" office:value="98.140811105089">
            <text:p>98.1408111051</text:p>
          </table:table-cell>
          <table:table-cell table:formula="of:=1+[.J5]" office:value-type="float" office:value="5">
            <text:p>5</text:p>
          </table:table-cell>
          <table:table-cell table:style-name="ce8" table:formula="of:=[.F6]" office:value-type="float" office:value="103.68">
            <text:p>104</text:p>
          </table:table-cell>
          <table:table-cell/>
          <table:table-cell table:style-name="ce8" table:formula="of:=[.K6]" office:value-type="float" office:value="103.68">
            <text:p>104</text:p>
          </table:table-cell>
          <table:table-cell/>
          <table:table-cell table:formula="of:=(1/(1+EXP(-[.P6]*[.J6]+[.Q6])))*8957" office:value-type="float" office:value="132.98446560041">
            <text:p>133</text:p>
          </table:table-cell>
          <table:table-cell table:formula="of:=[.P5]" office:value-type="float" office:value="0.165">
            <text:p>0.165</text:p>
          </table:table-cell>
          <table:table-cell table:formula="of:=[.Q5]" office:value-type="float" office:value="5.02">
            <text:p>5.02</text:p>
          </table:table-cell>
          <table:table-cell table:formula="of:=[.O6]-[.O5]" office:value-type="float" office:value="19.9725573955731">
            <text:p>2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09">
            <text:p>2020-03-09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0">
            <text:p>0</text:p>
          </table:table-cell>
          <table:table-cell table:style-name="ce4" table:formula="of:=[.B7]-[.C7]-[.D7]" office:value-type="float" office:value="93">
            <text:p>93</text:p>
          </table:table-cell>
          <table:table-cell table:style-name="ce7" table:formula="of:=[.F6]*(1/5)+[.F6]" office:value-type="float" office:value="124.416">
            <text:p>124</text:p>
          </table:table-cell>
          <table:table-cell table:style-name="ce7" table:number-columns-repeated="2"/>
          <table:table-cell table:formula="of:=37.055*EXP([.J7]*0.1948)" office:value-type="float" office:value="119.247754023109">
            <text:p>119.2477540231</text:p>
          </table:table-cell>
          <table:table-cell table:formula="of:=1+[.J6]" office:value-type="float" office:value="6">
            <text:p>6</text:p>
          </table:table-cell>
          <table:table-cell table:style-name="ce8" table:formula="of:=[.F7]" office:value-type="float" office:value="124.416">
            <text:p>124</text:p>
          </table:table-cell>
          <table:table-cell/>
          <table:table-cell table:style-name="ce8" table:formula="of:=[.K7]" office:value-type="float" office:value="124.416">
            <text:p>124</text:p>
          </table:table-cell>
          <table:table-cell/>
          <table:table-cell table:formula="of:=(1/(1+EXP(-[.P7]*[.J7]+[.Q7])))*8957" office:value-type="float" office:value="156.424335640472">
            <text:p>156</text:p>
          </table:table-cell>
          <table:table-cell table:formula="of:=[.P6]" office:value-type="float" office:value="0.165">
            <text:p>0.165</text:p>
          </table:table-cell>
          <table:table-cell table:formula="of:=[.Q6]" office:value-type="float" office:value="5.02">
            <text:p>5.02</text:p>
          </table:table-cell>
          <table:table-cell table:formula="of:=[.O7]-[.O6]" office:value-type="float" office:value="23.4398700400622">
            <text:p>2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0">
            <text:p>2020-03-1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0">
            <text:p>0</text:p>
          </table:table-cell>
          <table:table-cell table:style-name="ce4" table:formula="of:=[.B8]-[.C8]-[.D8]" office:value-type="float" office:value="105">
            <text:p>105</text:p>
          </table:table-cell>
          <table:table-cell table:style-name="ce7" table:formula="of:=[.F7]*(1/5)+[.F7]" office:value-type="float" office:value="149.2992">
            <text:p>149</text:p>
          </table:table-cell>
          <table:table-cell table:style-name="ce7" table:number-columns-repeated="2"/>
          <table:table-cell table:formula="of:=37.055*EXP([.J8]*0.1948)" office:value-type="float" office:value="144.894123855663">
            <text:p>144.8941238557</text:p>
          </table:table-cell>
          <table:table-cell table:formula="of:=1+[.J7]" office:value-type="float" office:value="7">
            <text:p>7</text:p>
          </table:table-cell>
          <table:table-cell table:style-name="ce8" table:formula="of:=[.F8]" office:value-type="float" office:value="149.2992">
            <text:p>149</text:p>
          </table:table-cell>
          <table:table-cell/>
          <table:table-cell table:style-name="ce8" table:formula="of:=[.K8]" office:value-type="float" office:value="149.2992">
            <text:p>149</text:p>
          </table:table-cell>
          <table:table-cell/>
          <table:table-cell table:formula="of:=(1/(1+EXP(-[.P8]*[.J8]+[.Q8])))*8957" office:value-type="float" office:value="183.909613309438">
            <text:p>184</text:p>
          </table:table-cell>
          <table:table-cell table:formula="of:=[.P7]" office:value-type="float" office:value="0.165">
            <text:p>0.165</text:p>
          </table:table-cell>
          <table:table-cell table:formula="of:=[.Q7]" office:value-type="float" office:value="5.02">
            <text:p>5.02</text:p>
          </table:table-cell>
          <table:table-cell table:formula="of:=[.O8]-[.O7]" office:value-type="float" office:value="27.4852776689663">
            <text:p>2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1">
            <text:p>2020-03-1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0">
            <text:p>0</text:p>
          </table:table-cell>
          <table:table-cell table:style-name="ce4" table:formula="of:=[.B9]-[.C9]-[.D9]" office:value-type="float" office:value="123">
            <text:p>123</text:p>
          </table:table-cell>
          <table:table-cell table:style-name="ce7" table:formula="of:=[.F8]*(1/5)+[.F8]" office:value-type="float" office:value="179.15904">
            <text:p>179</text:p>
          </table:table-cell>
          <table:table-cell table:style-name="ce7" table:number-columns-repeated="2"/>
          <table:table-cell table:formula="of:=37.055*EXP([.J9]*0.1948)" office:value-type="float" office:value="176.056205837065">
            <text:p>176.0562058371</text:p>
          </table:table-cell>
          <table:table-cell table:formula="of:=1+[.J8]" office:value-type="float" office:value="8">
            <text:p>8</text:p>
          </table:table-cell>
          <table:table-cell table:style-name="ce8" table:formula="of:=[.F9]" office:value-type="float" office:value="179.15904">
            <text:p>179</text:p>
          </table:table-cell>
          <table:table-cell/>
          <table:table-cell table:style-name="ce8" table:formula="of:=[.K9]" office:value-type="float" office:value="179.15904">
            <text:p>179</text:p>
          </table:table-cell>
          <table:table-cell/>
          <table:table-cell table:formula="of:=(1/(1+EXP(-[.P9]*[.J9]+[.Q9])))*8957" office:value-type="float" office:value="216.105730838063">
            <text:p>216</text:p>
          </table:table-cell>
          <table:table-cell table:formula="of:=[.P8]" office:value-type="float" office:value="0.165">
            <text:p>0.165</text:p>
          </table:table-cell>
          <table:table-cell table:formula="of:=[.Q8]" office:value-type="float" office:value="5.02">
            <text:p>5.02</text:p>
          </table:table-cell>
          <table:table-cell table:formula="of:=[.O9]-[.O8]" office:value-type="float" office:value="32.1961175286249">
            <text:p>32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2">
            <text:p>2020-03-12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0">
            <text:p>0</text:p>
          </table:table-cell>
          <table:table-cell table:style-name="ce4" table:formula="of:=[.B10]-[.C10]-[.D10]" office:value-type="float" office:value="132">
            <text:p>132</text:p>
          </table:table-cell>
          <table:table-cell table:style-name="ce7" table:formula="of:=[.F9]*(1/5)+[.F9]" office:value-type="float" office:value="214.990848">
            <text:p>215</text:p>
          </table:table-cell>
          <table:table-cell table:style-name="ce7" table:number-columns-repeated="2"/>
          <table:table-cell table:formula="of:=37.055*EXP([.J10]*0.1948)" office:value-type="float" office:value="213.920252864219">
            <text:p>213.9202528642</text:p>
          </table:table-cell>
          <table:table-cell table:formula="of:=1+[.J9]" office:value-type="float" office:value="9">
            <text:p>9</text:p>
          </table:table-cell>
          <table:table-cell table:style-name="ce8" table:formula="of:=[.F10]" office:value-type="float" office:value="214.990848">
            <text:p>215</text:p>
          </table:table-cell>
          <table:table-cell/>
          <table:table-cell table:style-name="ce8" table:formula="of:=[.K10]" office:value-type="float" office:value="214.990848">
            <text:p>215</text:p>
          </table:table-cell>
          <table:table-cell/>
          <table:table-cell table:formula="of:=(1/(1+EXP(-[.P10]*[.J10]+[.Q10])))*8957" office:value-type="float" office:value="253.775216486567">
            <text:p>254</text:p>
          </table:table-cell>
          <table:table-cell table:formula="of:=[.P9]" office:value-type="float" office:value="0.165">
            <text:p>0.165</text:p>
          </table:table-cell>
          <table:table-cell table:formula="of:=[.Q9]" office:value-type="float" office:value="5.02">
            <text:p>5.02</text:p>
          </table:table-cell>
          <table:table-cell table:formula="of:=[.O10]-[.O9]" office:value-type="float" office:value="37.6694856485042">
            <text:p>38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3">
            <text:p>2020-03-13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0">
            <text:p>0</text:p>
          </table:table-cell>
          <table:table-cell table:style-name="ce4" table:formula="of:=[.B11]-[.C11]-[.D11]" office:value-type="float" office:value="171">
            <text:p>171</text:p>
          </table:table-cell>
          <table:table-cell table:style-name="ce7" table:formula="of:=[.F10]*(1/5)+[.F10]" office:value-type="float" office:value="257.9890176">
            <text:p>258</text:p>
          </table:table-cell>
          <table:table-cell table:style-name="ce7" table:number-columns-repeated="2"/>
          <table:table-cell table:formula="of:=37.055*EXP([.J11]*0.1948)" office:value-type="float" office:value="259.927642811085">
            <text:p>259.9276428111</text:p>
          </table:table-cell>
          <table:table-cell table:formula="of:=1+[.J10]" office:value-type="float" office:value="10">
            <text:p>10</text:p>
          </table:table-cell>
          <table:table-cell table:style-name="ce8" table:formula="of:=[.F11]" office:value-type="float" office:value="257.9890176">
            <text:p>258</text:p>
          </table:table-cell>
          <table:table-cell/>
          <table:table-cell table:style-name="ce8" table:formula="of:=[.K11]" office:value-type="float" office:value="257.9890176">
            <text:p>258</text:p>
          </table:table-cell>
          <table:table-cell/>
          <table:table-cell table:formula="of:=(1/(1+EXP(-[.P11]*[.J11]+[.Q11])))*8957" office:value-type="float" office:value="297.78718827517">
            <text:p>298</text:p>
          </table:table-cell>
          <table:table-cell table:formula="of:=[.P10]" office:value-type="float" office:value="0.165">
            <text:p>0.165</text:p>
          </table:table-cell>
          <table:table-cell table:formula="of:=[.Q10]" office:value-type="float" office:value="5.02">
            <text:p>5.02</text:p>
          </table:table-cell>
          <table:table-cell table:formula="of:=[.O11]-[.O10]" office:value-type="float" office:value="44.0119717886024">
            <text:p>4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4">
            <text:p>2020-03-14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formula="of:=[.B12]-[.C12]-[.D12]" office:value-type="float" office:value="203">
            <text:p>203</text:p>
          </table:table-cell>
          <table:table-cell table:style-name="ce7" table:formula="of:=[.F11]*(1/5)+[.F11]" office:value-type="float" office:value="309.58682112">
            <text:p>310</text:p>
          </table:table-cell>
          <table:table-cell table:style-name="ce7" table:number-columns-repeated="2"/>
          <table:table-cell table:formula="of:=37.055*EXP([.J12]*0.1948)" office:value-type="float" office:value="315.829747734127">
            <text:p>315.8297477341</text:p>
          </table:table-cell>
          <table:table-cell table:formula="of:=1+[.J11]" office:value-type="float" office:value="11">
            <text:p>11</text:p>
          </table:table-cell>
          <table:table-cell table:style-name="ce8" table:formula="of:=[.F12]" office:value-type="float" office:value="309.58682112">
            <text:p>310</text:p>
          </table:table-cell>
          <table:table-cell/>
          <table:table-cell table:style-name="ce8" table:formula="of:=[.K12]" office:value-type="float" office:value="309.58682112">
            <text:p>310</text:p>
          </table:table-cell>
          <table:table-cell/>
          <table:table-cell table:formula="of:=(1/(1+EXP(-[.P12]*[.J12]+[.Q12])))*8957" office:value-type="float" office:value="349.125918195112">
            <text:p>349</text:p>
          </table:table-cell>
          <table:table-cell table:formula="of:=[.P11]" office:value-type="float" office:value="0.165">
            <text:p>0.165</text:p>
          </table:table-cell>
          <table:table-cell table:formula="of:=[.Q11]" office:value-type="float" office:value="5.02">
            <text:p>5.02</text:p>
          </table:table-cell>
          <table:table-cell table:formula="of:=[.O12]-[.O11]" office:value-type="float" office:value="51.3387299199425">
            <text:p>5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5">
            <text:p>2020-03-15</text:p>
          </table:table-cell>
          <table:table-cell table:style-name="ce4" office:value-type="float" office:value="428">
            <text:p>428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formula="of:=[.B13]-[.C13]-[.D13]" office:value-type="float" office:value="386">
            <text:p>386</text:p>
          </table:table-cell>
          <table:table-cell table:style-name="ce7" table:formula="of:=[.F12]*(1/5)+[.F12]" office:value-type="float" office:value="371.504185344">
            <text:p>372</text:p>
          </table:table-cell>
          <table:table-cell table:style-name="ce7" table:number-columns-repeated="2"/>
          <table:table-cell table:formula="of:=37.055*EXP([.J13]*0.1948)" office:value-type="float" office:value="383.754603685224">
            <text:p>383.7546036852</text:p>
          </table:table-cell>
          <table:table-cell table:formula="of:=1+[.J12]" office:value-type="float" office:value="12">
            <text:p>12</text:p>
          </table:table-cell>
          <table:table-cell table:style-name="ce8" table:formula="of:=[.F13]" office:value-type="float" office:value="371.504185344">
            <text:p>372</text:p>
          </table:table-cell>
          <table:table-cell/>
          <table:table-cell table:style-name="ce8" table:formula="of:=[.K13]" office:value-type="float" office:value="371.504185344">
            <text:p>372</text:p>
          </table:table-cell>
          <table:table-cell/>
          <table:table-cell table:formula="of:=(1/(1+EXP(-[.P13]*[.J13]+[.Q13])))*8957" office:value-type="float" office:value="408.897536716263">
            <text:p>409</text:p>
          </table:table-cell>
          <table:table-cell table:formula="of:=[.P12]" office:value-type="float" office:value="0.165">
            <text:p>0.165</text:p>
          </table:table-cell>
          <table:table-cell table:formula="of:=[.Q12]" office:value-type="float" office:value="5.02">
            <text:p>5.02</text:p>
          </table:table-cell>
          <table:table-cell table:formula="of:=[.O13]-[.O12]" office:value-type="float" office:value="59.7716185211503">
            <text:p>6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6">
            <text:p>2020-03-16</text:p>
          </table:table-cell>
          <table:table-cell table:style-name="ce4" office:value-type="float" office:value="553">
            <text:p>55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2">
            <text:p>2</text:p>
          </table:table-cell>
          <table:table-cell table:style-name="ce4" table:formula="of:=[.B14]-[.C14]-[.D14]" office:value-type="float" office:value="509">
            <text:p>509</text:p>
          </table:table-cell>
          <table:table-cell table:style-name="ce7" table:formula="of:=[.F13]*(1/5)+[.F13]" office:value-type="float" office:value="445.8050224128">
            <text:p>446</text:p>
          </table:table-cell>
          <table:table-cell table:style-name="ce7" table:number-columns-repeated="2"/>
          <table:table-cell table:formula="of:=37.055*EXP([.J14]*0.1948)" office:value-type="float" office:value="466.287919064472">
            <text:p>466.2879190645</text:p>
          </table:table-cell>
          <table:table-cell table:formula="of:=1+[.J13]" office:value-type="float" office:value="13">
            <text:p>13</text:p>
          </table:table-cell>
          <table:table-cell table:style-name="ce8" table:formula="of:=[.F14]" office:value-type="float" office:value="445.8050224128">
            <text:p>446</text:p>
          </table:table-cell>
          <table:table-cell/>
          <table:table-cell table:style-name="ce8" table:formula="of:=[.K14]" office:value-type="float" office:value="445.8050224128">
            <text:p>446</text:p>
          </table:table-cell>
          <table:table-cell/>
          <table:table-cell table:formula="of:=(1/(1+EXP(-[.P14]*[.J14]+[.Q14])))*8957" office:value-type="float" office:value="478.333625017026">
            <text:p>478</text:p>
          </table:table-cell>
          <table:table-cell table:formula="of:=[.P13]" office:value-type="float" office:value="0.165">
            <text:p>0.165</text:p>
          </table:table-cell>
          <table:table-cell table:formula="of:=[.Q13]" office:value-type="float" office:value="5.02">
            <text:p>5.02</text:p>
          </table:table-cell>
          <table:table-cell table:formula="of:=[.O14]-[.O13]" office:value-type="float" office:value="69.4360883007633">
            <text:p>6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7">
            <text:p>2020-03-17</text:p>
          </table:table-cell>
          <table:table-cell table:style-name="ce5" office:value-type="float" office:value="673">
            <text:p>67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">
            <text:p>2</text:p>
          </table:table-cell>
          <table:table-cell table:style-name="ce4" table:formula="of:=[.B15]-[.C15]-[.D15]" office:value-type="float" office:value="622">
            <text:p>622</text:p>
          </table:table-cell>
          <table:table-cell table:style-name="ce7" table:formula="of:=[.F14]*(1/5)+[.F14]" office:value-type="float" office:value="534.96602689536">
            <text:p>535</text:p>
          </table:table-cell>
          <table:table-cell table:style-name="ce7" table:number-columns-repeated="2"/>
          <table:table-cell table:formula="of:=37.055*EXP([.J15]*0.1948)" office:value-type="float" office:value="566.571505273247">
            <text:p>566.5715052732</text:p>
          </table:table-cell>
          <table:table-cell table:formula="of:=1+[.J14]" office:value-type="float" office:value="14">
            <text:p>14</text:p>
          </table:table-cell>
          <table:table-cell table:style-name="ce8" table:formula="of:=[.F15]" office:value-type="float" office:value="534.96602689536">
            <text:p>535</text:p>
          </table:table-cell>
          <table:table-cell/>
          <table:table-cell table:style-name="ce8" table:formula="of:=[.K15]" office:value-type="float" office:value="534.96602689536">
            <text:p>535</text:p>
          </table:table-cell>
          <table:table-cell/>
          <table:table-cell table:formula="of:=(1/(1+EXP(-[.P15]*[.J15]+[.Q15])))*8957" office:value-type="float" office:value="558.79007081061">
            <text:p>559</text:p>
          </table:table-cell>
          <table:table-cell table:formula="of:=[.P14]" office:value-type="float" office:value="0.165">
            <text:p>0.165</text:p>
          </table:table-cell>
          <table:table-cell table:formula="of:=[.Q14]" office:value-type="float" office:value="5.02">
            <text:p>5.02</text:p>
          </table:table-cell>
          <table:table-cell table:formula="of:=[.O15]-[.O14]" office:value-type="float" office:value="80.4564457935842">
            <text:p>8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8">
            <text:p>2020-03-18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">
            <text:p>2</text:p>
          </table:table-cell>
          <table:table-cell table:style-name="ce4" table:formula="of:=[.B16]-[.C16]-[.D16]" office:value-type="float" office:value="728">
            <text:p>728</text:p>
          </table:table-cell>
          <table:table-cell table:style-name="ce7" table:formula="of:=[.F15]*(1/5)+[.F15]" office:value-type="float" office:value="641.959232274432">
            <text:p>642</text:p>
          </table:table-cell>
          <table:table-cell table:style-name="ce7" table:number-columns-repeated="2"/>
          <table:table-cell table:formula="of:=37.055*EXP([.J16]*0.1948)" office:value-type="float" office:value="688.422876645897">
            <text:p>688.4228766459</text:p>
          </table:table-cell>
          <table:table-cell table:formula="of:=1+[.J15]" office:value-type="float" office:value="15">
            <text:p>15</text:p>
          </table:table-cell>
          <table:table-cell table:style-name="ce8" table:formula="of:=[.F16]" office:value-type="float" office:value="641.959232274432">
            <text:p>642</text:p>
          </table:table-cell>
          <table:table-cell/>
          <table:table-cell table:style-name="ce8" table:formula="of:=[.K16]" office:value-type="float" office:value="641.959232274432">
            <text:p>642</text:p>
          </table:table-cell>
          <table:table-cell/>
          <table:table-cell table:formula="of:=(1/(1+EXP(-[.P16]*[.J16]+[.Q16])))*8957" office:value-type="float" office:value="651.739165202508">
            <text:p>652</text:p>
          </table:table-cell>
          <table:table-cell table:formula="of:=[.P15]" office:value-type="float" office:value="0.165">
            <text:p>0.165</text:p>
          </table:table-cell>
          <table:table-cell table:formula="of:=[.Q15]" office:value-type="float" office:value="5.02">
            <text:p>5.02</text:p>
          </table:table-cell>
          <table:table-cell table:formula="of:=[.O16]-[.O15]" office:value-type="float" office:value="92.9490943918977">
            <text:p>9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19">
            <text:p>2020-03-19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">
            <text:p>3</text:p>
          </table:table-cell>
          <table:table-cell table:style-name="ce4" table:formula="of:=[.B17]-[.C17]-[.D17]" office:value-type="float" office:value="822">
            <text:p>822</text:p>
          </table:table-cell>
          <table:table-cell table:style-name="ce7" table:formula="of:=[.F16]*(1/5)+[.F16]" office:value-type="float" office:value="770.351078729318">
            <text:p>770</text:p>
          </table:table-cell>
          <table:table-cell table:style-name="ce7" table:number-columns-repeated="2"/>
          <table:table-cell table:formula="of:=37.055*EXP([.J17]*0.1948)" office:value-type="float" office:value="836.480572493398">
            <text:p>836.4805724934</text:p>
          </table:table-cell>
          <table:table-cell table:formula="of:=1+[.J16]" office:value-type="float" office:value="16">
            <text:p>16</text:p>
          </table:table-cell>
          <table:table-cell table:style-name="ce8" table:formula="of:=[.F17]" office:value-type="float" office:value="770.351078729318">
            <text:p>770</text:p>
          </table:table-cell>
          <table:table-cell/>
          <table:table-cell table:style-name="ce8" table:formula="of:=[.K17]" office:value-type="float" office:value="770.351078729318">
            <text:p>770</text:p>
          </table:table-cell>
          <table:table-cell/>
          <table:table-cell table:formula="of:=(1/(1+EXP(-[.P17]*[.J17]+[.Q17])))*8957" office:value-type="float" office:value="758.752537250201">
            <text:p>759</text:p>
          </table:table-cell>
          <table:table-cell table:formula="of:=[.P16]" office:value-type="float" office:value="0.165">
            <text:p>0.165</text:p>
          </table:table-cell>
          <table:table-cell table:formula="of:=[.Q16]" office:value-type="float" office:value="5.02">
            <text:p>5.02</text:p>
          </table:table-cell>
          <table:table-cell table:formula="of:=[.O17]-[.O16]" office:value-type="float" office:value="107.013372047693">
            <text:p>10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0">
            <text:p>2020-03-20</text:p>
          </table:table-cell>
          <table:table-cell table:style-name="ce5" office:value-type="float" office:value="1030">
            <text:p>1030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4">
            <text:p>4</text:p>
          </table:table-cell>
          <table:table-cell table:style-name="ce4" table:formula="of:=[.B18]-[.C18]-[.D18]" office:value-type="float" office:value="939">
            <text:p>939</text:p>
          </table:table-cell>
          <table:table-cell table:style-name="ce7" table:formula="of:=[.F17]*(1/5)+[.F17]" office:value-type="float" office:value="924.421294475182">
            <text:p>924</text:p>
          </table:table-cell>
          <table:table-cell table:style-name="ce7" table:number-columns-repeated="2"/>
          <table:table-cell table:formula="of:=37.055*EXP([.J18]*0.1948)" office:value-type="float" office:value="1016.38073326082">
            <text:p>1016.3807332608</text:p>
          </table:table-cell>
          <table:table-cell table:formula="of:=1+[.J17]" office:value-type="float" office:value="17">
            <text:p>17</text:p>
          </table:table-cell>
          <table:table-cell table:style-name="ce8" table:formula="of:=[.F18]" office:value-type="float" office:value="924.421294475182">
            <text:p>924</text:p>
          </table:table-cell>
          <table:table-cell/>
          <table:table-cell table:style-name="ce8" table:formula="of:=[.K18]" office:value-type="float" office:value="924.421294475182">
            <text:p>924</text:p>
          </table:table-cell>
          <table:table-cell/>
          <table:table-cell table:formula="of:=(1/(1+EXP(-[.P18]*[.J18]+[.Q18])))*8957" office:value-type="float" office:value="881.472234964653">
            <text:p>881</text:p>
          </table:table-cell>
          <table:table-cell table:formula="of:=[.P17]" office:value-type="float" office:value="0.165">
            <text:p>0.165</text:p>
          </table:table-cell>
          <table:table-cell table:formula="of:=[.Q17]" office:value-type="float" office:value="5.02">
            <text:p>5.02</text:p>
          </table:table-cell>
          <table:table-cell table:formula="of:=[.O18]-[.O17]" office:value-type="float" office:value="122.719697714452">
            <text:p>12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1">
            <text:p>2020-03-21</text:p>
          </table:table-cell>
          <table:table-cell table:style-name="ce5" office:value-type="float" office:value="1183">
            <text:p>1183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4" table:formula="of:=[.B19]-[.C19]-[.D19]" office:value-type="float" office:value="1059">
            <text:p>1059</text:p>
          </table:table-cell>
          <table:table-cell table:style-name="ce7" table:formula="of:=[.F18]*(1/5)+[.F18]" office:value-type="float" office:value="1109.30555337022">
            <text:p>1,109</text:p>
          </table:table-cell>
          <table:table-cell table:style-name="ce7" table:number-columns-repeated="2"/>
          <table:table-cell table:formula="of:=37.055*EXP([.J19]*0.1948)" office:value-type="float" office:value="1234.97165255678">
            <text:p>1234.9716525568</text:p>
          </table:table-cell>
          <table:table-cell table:formula="of:=1+[.J18]" office:value-type="float" office:value="18">
            <text:p>18</text:p>
          </table:table-cell>
          <table:table-cell table:style-name="ce8" table:formula="of:=[.F19]" office:value-type="float" office:value="1109.30555337022">
            <text:p>1109</text:p>
          </table:table-cell>
          <table:table-cell/>
          <table:table-cell table:style-name="ce8" table:formula="of:=[.K19]" office:value-type="float" office:value="1109.30555337022">
            <text:p>1109</text:p>
          </table:table-cell>
          <table:table-cell/>
          <table:table-cell table:formula="of:=(1/(1+EXP(-[.P19]*[.J19]+[.Q19])))*8957" office:value-type="float" office:value="1021.56717912309">
            <text:p>1022</text:p>
          </table:table-cell>
          <table:table-cell table:formula="of:=[.P18]" office:value-type="float" office:value="0.165">
            <text:p>0.165</text:p>
          </table:table-cell>
          <table:table-cell table:formula="of:=[.Q18]" office:value-type="float" office:value="5.02">
            <text:p>5.02</text:p>
          </table:table-cell>
          <table:table-cell table:formula="of:=[.O19]-[.O18]" office:value-type="float" office:value="140.094944158434">
            <text:p>14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2">
            <text:p>2020-03-22</text:p>
          </table:table-cell>
          <table:table-cell table:style-name="ce5" office:value-type="float" office:value="1306">
            <text:p>1306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">
            <text:p>14</text:p>
          </table:table-cell>
          <table:table-cell table:style-name="ce4" table:formula="of:=[.B20]-[.C20]-[.D20]" office:value-type="float" office:value="1153">
            <text:p>1153</text:p>
          </table:table-cell>
          <table:table-cell table:style-name="ce7" table:formula="of:=[.F19]*(1/5)+[.F19]" office:value-type="float" office:value="1331.16666404426">
            <text:p>1,331</text:p>
          </table:table-cell>
          <table:table-cell table:style-name="ce7" table:number-columns-repeated="2"/>
          <table:table-cell table:formula="of:=37.055*EXP([.J20]*0.1948)" office:value-type="float" office:value="1500.57447244765">
            <text:p>1500.5744724477</text:p>
          </table:table-cell>
          <table:table-cell table:formula="of:=1+[.J19]" office:value-type="float" office:value="19">
            <text:p>19</text:p>
          </table:table-cell>
          <table:table-cell table:style-name="ce8" table:formula="of:=[.F20]" office:value-type="float" office:value="1331.16666404426">
            <text:p>1331</text:p>
          </table:table-cell>
          <table:table-cell/>
          <table:table-cell table:style-name="ce8" table:formula="of:=[.K20]" office:value-type="float" office:value="1331.16666404426">
            <text:p>1331</text:p>
          </table:table-cell>
          <table:table-cell/>
          <table:table-cell table:formula="of:=(1/(1+EXP(-[.P20]*[.J20]+[.Q20])))*8957" office:value-type="float" office:value="1180.67249143989">
            <text:p>1181</text:p>
          </table:table-cell>
          <table:table-cell table:formula="of:=[.P19]" office:value-type="float" office:value="0.165">
            <text:p>0.165</text:p>
          </table:table-cell>
          <table:table-cell table:formula="of:=[.Q19]" office:value-type="float" office:value="5.02">
            <text:p>5.02</text:p>
          </table:table-cell>
          <table:table-cell table:formula="of:=[.O20]-[.O19]" office:value-type="float" office:value="159.105312316802">
            <text:p>15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3">
            <text:p>2020-03-23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6">
            <text:p>16</text:p>
          </table:table-cell>
          <table:table-cell table:style-name="ce4" table:formula="of:=[.B21]-[.C21]-[.D21]" office:value-type="float" office:value="1363">
            <text:p>1363</text:p>
          </table:table-cell>
          <table:table-cell table:style-name="ce7" table:formula="of:=[.F20]*(1/5)+[.F20]" office:value-type="float" office:value="1597.39999685311">
            <text:p>1,597</text:p>
          </table:table-cell>
          <table:table-cell table:style-name="ce7" table:number-columns-repeated="2"/>
          <table:table-cell table:formula="of:=37.055*EXP([.J21]*0.1948)" office:value-type="float" office:value="1823.29994595404">
            <text:p>1823.299945954</text:p>
          </table:table-cell>
          <table:table-cell table:formula="of:=1+[.J20]" office:value-type="float" office:value="20">
            <text:p>20</text:p>
          </table:table-cell>
          <table:table-cell table:style-name="ce8" table:formula="of:=[.K20]*(1/5)*[.L21]/100+[.K20]" office:value-type="float" office:value="1477.59499708913">
            <text:p>1478</text:p>
          </table:table-cell>
          <table:table-cell office:value-type="float" office:value="55">
            <text:p>55</text:p>
          </table:table-cell>
          <table:table-cell table:style-name="ce8" table:formula="of:=[.M20]*(1/5)*[.N21]/100+[.M20]" office:value-type="float" office:value="1477.59499708913">
            <text:p>1478</text:p>
          </table:table-cell>
          <table:table-cell office:value-type="float" office:value="55">
            <text:p>55</text:p>
          </table:table-cell>
          <table:table-cell table:formula="of:=(1/(1+EXP(-[.P21]*[.J21]+[.Q21])))*8957" office:value-type="float" office:value="1360.3100128727">
            <text:p>1360</text:p>
          </table:table-cell>
          <table:table-cell table:formula="of:=[.P20]" office:value-type="float" office:value="0.165">
            <text:p>0.165</text:p>
          </table:table-cell>
          <table:table-cell table:formula="of:=[.Q20]" office:value-type="float" office:value="5.02">
            <text:p>5.02</text:p>
          </table:table-cell>
          <table:table-cell table:formula="of:=[.O21]-[.O20]" office:value-type="float" office:value="179.637521432808">
            <text:p>18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4">
            <text:p>2020-03-24</text:p>
          </table:table-cell>
          <table:table-cell table:style-name="ce5" office:value-type="float" office:value="1624">
            <text:p>1624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">
            <text:p>20</text:p>
          </table:table-cell>
          <table:table-cell table:style-name="ce4" table:formula="of:=[.B22]-[.C22]-[.D22]" office:value-type="float" office:value="1421">
            <text:p>1421</text:p>
          </table:table-cell>
          <table:table-cell table:style-name="ce7" table:formula="of:=[.F21]*(1/5)+[.F21]" office:value-type="float" office:value="1916.87999622374">
            <text:p>1,917</text:p>
          </table:table-cell>
          <table:table-cell table:style-name="ce7" table:number-columns-repeated="2"/>
          <table:table-cell table:formula="of:=37.055*EXP([.J22]*0.1948)" office:value-type="float" office:value="2215.43332500745">
            <text:p>2215.4333250075</text:p>
          </table:table-cell>
          <table:table-cell table:formula="of:=1+[.J21]" office:value-type="float" office:value="21">
            <text:p>21</text:p>
          </table:table-cell>
          <table:table-cell table:style-name="ce8" table:formula="of:=[.K21]*(1/5)*[.L22]/100+[.K21]" office:value-type="float" office:value="1640.13044676894">
            <text:p>1640</text:p>
          </table:table-cell>
          <table:table-cell table:formula="of:=[.L21]/1" office:value-type="float" office:value="55">
            <text:p>55</text:p>
          </table:table-cell>
          <table:table-cell table:style-name="ce8" table:formula="of:=[.M21]*(1/5)*[.N22]/100+[.M21]" office:value-type="float" office:value="1613.04120515563">
            <text:p>1613</text:p>
          </table:table-cell>
          <table:table-cell table:formula="of:=[.N21]/1.2" office:value-type="float" office:value="45.8333333333333">
            <text:p>45.8333333333</text:p>
          </table:table-cell>
          <table:table-cell table:formula="of:=(1/(1+EXP(-[.P22]*[.J22]+[.Q22])))*8957" office:value-type="float" office:value="1561.78986327517">
            <text:p>1562</text:p>
          </table:table-cell>
          <table:table-cell table:formula="of:=[.P21]" office:value-type="float" office:value="0.165">
            <text:p>0.165</text:p>
          </table:table-cell>
          <table:table-cell table:formula="of:=[.Q21]" office:value-type="float" office:value="5.02">
            <text:p>5.02</text:p>
          </table:table-cell>
          <table:table-cell table:formula="of:=[.O22]-[.O21]" office:value-type="float" office:value="201.479850402472">
            <text:p>20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5">
            <text:p>2020-03-25</text:p>
          </table:table-cell>
          <table:table-cell office:value-type="float" office:value="1796">
            <text:p>1796</text:p>
          </table:table-cell>
          <table:table-cell office:value-type="float" office:value="199">
            <text:p>199</text:p>
          </table:table-cell>
          <table:table-cell office:value-type="float" office:value="23">
            <text:p>23</text:p>
          </table:table-cell>
          <table:table-cell table:style-name="ce4" table:formula="of:=[.B23]-[.C23]-[.D23]" office:value-type="float" office:value="1574">
            <text:p>1574</text:p>
          </table:table-cell>
          <table:table-cell table:style-name="ce7" table:formula="of:=[.F22]*(1/5)+[.F22]" office:value-type="float" office:value="2300.25599546849">
            <text:p>2,300</text:p>
          </table:table-cell>
          <table:table-cell table:style-name="ce7" table:number-columns-repeated="2"/>
          <table:table-cell table:formula="of:=37.055*EXP([.J23]*0.1948)" office:value-type="float" office:value="2691.90202547031">
            <text:p>2691.9020254703</text:p>
          </table:table-cell>
          <table:table-cell table:formula="of:=1+[.J22]" office:value-type="float" office:value="22">
            <text:p>22</text:p>
          </table:table-cell>
          <table:table-cell table:style-name="ce8" table:formula="of:=[.K22]*(1/5)*[.L23]/100+[.K22]" office:value-type="float" office:value="1820.54479591352">
            <text:p>1821</text:p>
          </table:table-cell>
          <table:table-cell table:formula="of:=[.L22]/1" office:value-type="float" office:value="55">
            <text:p>55</text:p>
          </table:table-cell>
          <table:table-cell table:style-name="ce8" table:formula="of:=[.M22]*(1/5)*[.N23]/100+[.M22]" office:value-type="float" office:value="1736.25963054947">
            <text:p>1736</text:p>
          </table:table-cell>
          <table:table-cell table:formula="of:=[.N22]/1.2" office:value-type="float" office:value="38.1944444444444">
            <text:p>38.1944444444</text:p>
          </table:table-cell>
          <table:table-cell table:formula="of:=(1/(1+EXP(-[.P23]*[.J23]+[.Q23])))*8957" office:value-type="float" office:value="1786.09527809352">
            <text:p>1786</text:p>
          </table:table-cell>
          <table:table-cell table:formula="of:=[.P22]" office:value-type="float" office:value="0.165">
            <text:p>0.165</text:p>
          </table:table-cell>
          <table:table-cell table:formula="of:=[.Q22]" office:value-type="float" office:value="5.02">
            <text:p>5.02</text:p>
          </table:table-cell>
          <table:table-cell table:formula="of:=[.O23]-[.O22]" office:value-type="float" office:value="224.305414818355">
            <text:p>22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6">
            <text:p>2020-03-26</text:p>
          </table:table-cell>
          <table:table-cell table:style-name="ce5" office:value-type="float" office:value="2031">
            <text:p>2031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3">
            <text:p>23</text:p>
          </table:table-cell>
          <table:table-cell table:style-name="ce4" table:formula="of:=[.B24]-[.C24]-[.D24]" office:value-type="float" office:value="1793">
            <text:p>1793</text:p>
          </table:table-cell>
          <table:table-cell table:style-name="ce7" table:formula="of:=[.F23]*(1/5)+[.F23]" office:value-type="float" office:value="2760.30719456218">
            <text:p>2,760</text:p>
          </table:table-cell>
          <table:table-cell table:style-name="ce7" table:number-columns-repeated="2"/>
          <table:table-cell table:formula="of:=37.055*EXP([.J24]*0.1948)" office:value-type="float" office:value="3270.84387191241">
            <text:p>3270.8438719124</text:p>
          </table:table-cell>
          <table:table-cell table:formula="of:=1+[.J23]" office:value-type="float" office:value="23">
            <text:p>23</text:p>
          </table:table-cell>
          <table:table-cell table:style-name="ce8" table:formula="of:=[.K23]*(1/5)*[.L24]/100+[.K23]" office:value-type="float" office:value="2020.80472346401">
            <text:p>2021</text:p>
          </table:table-cell>
          <table:table-cell table:formula="of:=[.L23]/1" office:value-type="float" office:value="55">
            <text:p>55</text:p>
          </table:table-cell>
          <table:table-cell table:style-name="ce8" table:formula="of:=[.M23]*(1/5)*[.N24]/100+[.M23]" office:value-type="float" office:value="1846.78541721639">
            <text:p>1847</text:p>
          </table:table-cell>
          <table:table-cell table:formula="of:=[.N23]/1.2" office:value-type="float" office:value="31.8287037037037">
            <text:p>31.8287037037</text:p>
          </table:table-cell>
          <table:table-cell table:formula="of:=(1/(1+EXP(-[.P24]*[.J24]+[.Q24])))*8957" office:value-type="float" office:value="2033.75618258341">
            <text:p>2034</text:p>
          </table:table-cell>
          <table:table-cell table:formula="of:=[.P23]" office:value-type="float" office:value="0.165">
            <text:p>0.165</text:p>
          </table:table-cell>
          <table:table-cell table:formula="of:=[.Q23]" office:value-type="float" office:value="5.02">
            <text:p>5.02</text:p>
          </table:table-cell>
          <table:table-cell table:formula="of:=[.O24]-[.O23]" office:value-type="float" office:value="247.66090448989">
            <text:p>248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20-03-27">
            <text:p>2020-03-27</text:p>
          </table:table-cell>
          <table:table-cell table:style-name="ce5" office:value-type="float" office:value="2161">
            <text:p>2161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876">
            <text:p>1876</text:p>
          </table:table-cell>
          <table:table-cell table:style-name="ce7" table:formula="of:=[.F24]*(1/5)+[.F24]" office:value-type="float" office:value="3312.36863347462">
            <text:p>3,312</text:p>
          </table:table-cell>
          <table:table-cell table:style-name="ce7" table:number-columns-repeated="2"/>
          <table:table-cell table:formula="of:=37.055*EXP([.J25]*0.1948)" office:value-type="float" office:value="3974.29755362578">
            <text:p>3974.2975536258</text:p>
          </table:table-cell>
          <table:table-cell table:formula="of:=1+[.J24]" office:value-type="float" office:value="24">
            <text:p>24</text:p>
          </table:table-cell>
          <table:table-cell table:style-name="ce8" table:formula="of:=[.K24]*(1/5)*[.L25]/100+[.K24]" office:value-type="float" office:value="2243.09324304505">
            <text:p>2243</text:p>
          </table:table-cell>
          <table:table-cell table:formula="of:=[.L24]/1" office:value-type="float" office:value="55">
            <text:p>55</text:p>
          </table:table-cell>
          <table:table-cell table:style-name="ce8" table:formula="of:=[.M24]*(1/5)*[.N25]/100+[.M24]" office:value-type="float" office:value="1944.75339363123">
            <text:p>1945</text:p>
          </table:table-cell>
          <table:table-cell table:formula="of:=[.N24]/1.2" office:value-type="float" office:value="26.5239197530864">
            <text:p>26.5239197531</text:p>
          </table:table-cell>
          <table:table-cell table:formula="of:=(1/(1+EXP(-[.P25]*[.J25]+[.Q25])))*8957" office:value-type="float" office:value="2304.72078572384">
            <text:p>2305</text:p>
          </table:table-cell>
          <table:table-cell table:formula="of:=[.P24]" office:value-type="float" office:value="0.165">
            <text:p>0.165</text:p>
          </table:table-cell>
          <table:table-cell table:formula="of:=[.Q24]" office:value-type="float" office:value="5.02">
            <text:p>5.02</text:p>
          </table:table-cell>
          <table:table-cell table:formula="of:=[.O25]-[.O24]" office:value-type="float" office:value="270.96460314043">
            <text:p>27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8">
            <text:p>2020-03-28</text:p>
          </table:table-cell>
          <table:table-cell table:style-name="ce5" table:number-columns-repeated="4"/>
          <table:table-cell table:style-name="ce7" table:formula="of:=[.F25]*(1/5)+[.F25]" office:value-type="float" office:value="3974.84236016954">
            <text:p>3,975</text:p>
          </table:table-cell>
          <table:table-cell table:style-name="ce7" table:number-columns-repeated="2"/>
          <table:table-cell table:formula="of:=37.055*EXP([.J26]*0.1948)" office:value-type="float" office:value="4829.04157559828">
            <text:p>4829.0415755983</text:p>
          </table:table-cell>
          <table:table-cell table:formula="of:=1+[.J25]" office:value-type="float" office:value="25">
            <text:p>25</text:p>
          </table:table-cell>
          <table:table-cell table:style-name="ce8" table:formula="of:=[.K25]*(1/5)*[.L26]/100+[.K25]" office:value-type="float" office:value="2489.83349978">
            <text:p>2490</text:p>
          </table:table-cell>
          <table:table-cell table:formula="of:=[.L25]/1" office:value-type="float" office:value="55">
            <text:p>55</text:p>
          </table:table-cell>
          <table:table-cell table:style-name="ce8" table:formula="of:=[.M25]*(1/5)*[.N26]/100+[.M25]" office:value-type="float" office:value="2030.72419855159">
            <text:p>2031</text:p>
          </table:table-cell>
          <table:table-cell table:formula="of:=[.N25]/1.2" office:value-type="float" office:value="22.1032664609054">
            <text:p>22.1032664609</text:p>
          </table:table-cell>
          <table:table-cell table:formula="of:=(1/(1+EXP(-[.P26]*[.J26]+[.Q26])))*8957" office:value-type="float" office:value="2598.2383344783">
            <text:p>2598</text:p>
          </table:table-cell>
          <table:table-cell table:formula="of:=[.P25]" office:value-type="float" office:value="0.165">
            <text:p>0.165</text:p>
          </table:table-cell>
          <table:table-cell table:formula="of:=[.Q25]" office:value-type="float" office:value="5.02">
            <text:p>5.02</text:p>
          </table:table-cell>
          <table:table-cell table:formula="of:=[.O26]-[.O25]" office:value-type="float" office:value="293.51754875446">
            <text:p>29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29">
            <text:p>2020-03-29</text:p>
          </table:table-cell>
          <table:table-cell table:style-name="ce5" table:number-columns-repeated="4"/>
          <table:table-cell table:style-name="ce7" table:formula="of:=[.F26]*(1/5)+[.F26]" office:value-type="float" office:value="4769.81083220345">
            <text:p>4,770</text:p>
          </table:table-cell>
          <table:table-cell table:style-name="ce7" table:number-columns-repeated="2"/>
          <table:table-cell table:formula="of:=37.055*EXP([.J27]*0.1948)" office:value-type="float" office:value="5867.61364095199">
            <text:p>5867.613640952</text:p>
          </table:table-cell>
          <table:table-cell office:value-type="float" office:value="26">
            <text:p>26</text:p>
          </table:table-cell>
          <table:table-cell table:style-name="ce8" table:formula="of:=[.K26]*(1/5)*[.L27]/100+[.K26]" office:value-type="float" office:value="2763.7151847558">
            <text:p>2764</text:p>
          </table:table-cell>
          <table:table-cell table:formula="of:=[.L26]/1" office:value-type="float" office:value="55">
            <text:p>55</text:p>
          </table:table-cell>
          <table:table-cell table:style-name="ce8" table:formula="of:=[.M26]*(1/5)*[.N27]/100+[.M26]" office:value-type="float" office:value="2105.53359533358">
            <text:p>2106</text:p>
          </table:table-cell>
          <table:table-cell table:formula="of:=[.N26]/1.2" office:value-type="float" office:value="18.4193887174211">
            <text:p>18.4193887174</text:p>
          </table:table-cell>
          <table:table-cell table:formula="of:=(1/(1+EXP(-[.P27]*[.J27]+[.Q27])))*8957" office:value-type="float" office:value="2912.76917348022">
            <text:p>2913</text:p>
          </table:table-cell>
          <table:table-cell table:formula="of:=[.P26]" office:value-type="float" office:value="0.165">
            <text:p>0.165</text:p>
          </table:table-cell>
          <table:table-cell table:formula="of:=[.Q26]" office:value-type="float" office:value="5.02">
            <text:p>5.02</text:p>
          </table:table-cell>
          <table:table-cell table:formula="of:=[.O27]-[.O26]" office:value-type="float" office:value="314.530839001915">
            <text:p>315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30">
            <text:p>2020-03-30</text:p>
          </table:table-cell>
          <table:table-cell table:style-name="ce5" table:number-columns-repeated="4"/>
          <table:table-cell table:style-name="ce7" table:formula="of:=[.F27]*(1/5)+[.F27]" office:value-type="float" office:value="5723.77299864414">
            <text:p>5,724</text:p>
          </table:table-cell>
          <table:table-cell table:style-name="ce7" table:number-columns-repeated="2"/>
          <table:table-cell table:formula="of:=37.055*EXP([.J28]*0.1948)" office:value-type="float" office:value="7129.54926987149">
            <text:p>7129.5492698715</text:p>
          </table:table-cell>
          <table:table-cell office:value-type="float" office:value="27">
            <text:p>27</text:p>
          </table:table-cell>
          <table:table-cell table:style-name="ce8" table:formula="of:=[.K27]*(1/5)*[.L28]/100+[.K27]" office:value-type="float" office:value="3067.72385507894">
            <text:p>3068</text:p>
          </table:table-cell>
          <table:table-cell table:formula="of:=[.L27]/1" office:value-type="float" office:value="55">
            <text:p>55</text:p>
          </table:table-cell>
          <table:table-cell table:style-name="ce8" table:formula="of:=[.M27]*(1/5)*[.N28]/100+[.M27]" office:value-type="float" office:value="2170.17133158364">
            <text:p>2170</text:p>
          </table:table-cell>
          <table:table-cell table:formula="of:=[.N27]/1.2" office:value-type="float" office:value="15.3494905978509">
            <text:p>15.3494905979</text:p>
          </table:table-cell>
          <table:table-cell table:formula="of:=(1/(1+EXP(-[.P28]*[.J28]+[.Q28])))*8957" office:value-type="float" office:value="3245.93929846542">
            <text:p>3246</text:p>
          </table:table-cell>
          <table:table-cell table:formula="of:=[.P27]" office:value-type="float" office:value="0.165">
            <text:p>0.165</text:p>
          </table:table-cell>
          <table:table-cell table:formula="of:=[.Q27]" office:value-type="float" office:value="5.02">
            <text:p>5.02</text:p>
          </table:table-cell>
          <table:table-cell table:formula="of:=[.O28]-[.O27]" office:value-type="float" office:value="333.170124985199">
            <text:p>33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3-31">
            <text:p>2020-03-31</text:p>
          </table:table-cell>
          <table:table-cell table:style-name="ce5" table:number-columns-repeated="4"/>
          <table:table-cell table:style-name="ce7" table:formula="of:=[.F28]*(1/5)+[.F28]" office:value-type="float" office:value="6868.52759837297">
            <text:p>6,869</text:p>
          </table:table-cell>
          <table:table-cell table:style-name="ce7" table:number-columns-repeated="2"/>
          <table:table-cell table:formula="of:=37.055*EXP([.J29]*0.1948)" office:value-type="float" office:value="8662.88680576422">
            <text:p>8662.8868057642</text:p>
          </table:table-cell>
          <table:table-cell office:value-type="float" office:value="28">
            <text:p>28</text:p>
          </table:table-cell>
          <table:table-cell table:style-name="ce8" table:formula="of:=[.K28]*(1/5)*[.L29]/100+[.K28]" office:value-type="float" office:value="3405.17347913762">
            <text:p>3405</text:p>
          </table:table-cell>
          <table:table-cell table:formula="of:=[.L28]/1" office:value-type="float" office:value="55">
            <text:p>55</text:p>
          </table:table-cell>
          <table:table-cell table:style-name="ce8" table:formula="of:=[.M28]*(1/5)*[.N29]/100+[.M28]" office:value-type="float" office:value="2225.68970566676">
            <text:p>2226</text:p>
          </table:table-cell>
          <table:table-cell table:formula="of:=[.N28]/1.2" office:value-type="float" office:value="12.7912421648758">
            <text:p>12.7912421649</text:p>
          </table:table-cell>
          <table:table-cell table:formula="of:=(1/(1+EXP(-[.P29]*[.J29]+[.Q29])))*8957" office:value-type="float" office:value="3594.55462837277">
            <text:p>3595</text:p>
          </table:table-cell>
          <table:table-cell table:formula="of:=[.P28]" office:value-type="float" office:value="0.165">
            <text:p>0.165</text:p>
          </table:table-cell>
          <table:table-cell table:formula="of:=[.Q28]" office:value-type="float" office:value="5.02">
            <text:p>5.02</text:p>
          </table:table-cell>
          <table:table-cell table:formula="of:=[.O29]-[.O28]" office:value-type="float" office:value="348.615329907351">
            <text:p>34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1">
            <text:p>2020-04-01</text:p>
          </table:table-cell>
          <table:table-cell table:style-name="ce5" table:number-columns-repeated="4"/>
          <table:table-cell table:style-name="ce7" table:formula="of:=[.F29]*(1/5)+[.F29]" office:value-type="float" office:value="8242.23311804756">
            <text:p>8,242</text:p>
          </table:table-cell>
          <table:table-cell table:style-name="ce7" table:number-columns-repeated="2"/>
          <table:table-cell table:formula="of:=37.055*EXP([.J30]*0.1948)" office:value-type="float" office:value="10525.9961000082">
            <text:p>10525.9961000082</text:p>
          </table:table-cell>
          <table:table-cell office:value-type="float" office:value="29">
            <text:p>29</text:p>
          </table:table-cell>
          <table:table-cell table:style-name="ce8" table:formula="of:=[.K29]*(1/5)*[.L30]/100+[.K29]" office:value-type="float" office:value="3779.74256184276">
            <text:p>3780</text:p>
          </table:table-cell>
          <table:table-cell table:formula="of:=[.L29]/1" office:value-type="float" office:value="55">
            <text:p>55</text:p>
          </table:table-cell>
          <table:table-cell table:style-name="ce8" table:formula="of:=[.M29]*(1/5)*[.N30]/100+[.M29]" office:value-type="float" office:value="2273.13859901518">
            <text:p>2273</text:p>
          </table:table-cell>
          <table:table-cell table:formula="of:=[.N29]/1.2" office:value-type="float" office:value="10.6593684707298">
            <text:p>10.6593684707</text:p>
          </table:table-cell>
          <table:table-cell table:formula="of:=(1/(1+EXP(-[.P30]*[.J30]+[.Q30])))*8957" office:value-type="float" office:value="3954.68467589139">
            <text:p>3955</text:p>
          </table:table-cell>
          <table:table-cell table:formula="of:=[.P29]" office:value-type="float" office:value="0.165">
            <text:p>0.165</text:p>
          </table:table-cell>
          <table:table-cell table:formula="of:=[.Q29]" office:value-type="float" office:value="5.02">
            <text:p>5.02</text:p>
          </table:table-cell>
          <table:table-cell table:formula="of:=[.O30]-[.O29]" office:value-type="float" office:value="360.130047518621">
            <text:p>36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2">
            <text:p>2020-04-02</text:p>
          </table:table-cell>
          <table:table-cell table:style-name="ce5" table:number-columns-repeated="4"/>
          <table:table-cell table:style-name="ce7" table:formula="of:=[.F30]*(1/5)+[.F30]" office:value-type="float" office:value="9890.67974165708">
            <text:p>9,891</text:p>
          </table:table-cell>
          <table:table-cell table:style-name="ce7" table:number-columns-repeated="2"/>
          <table:table-cell table:formula="of:=37.055*EXP([.J31]*0.1948)" office:value-type="float" office:value="12789.8004881774">
            <text:p>12789.8004881774</text:p>
          </table:table-cell>
          <table:table-cell office:value-type="float" office:value="30">
            <text:p>30</text:p>
          </table:table-cell>
          <table:table-cell table:style-name="ce8" table:formula="of:=[.K30]*(1/5)*[.L31]/100+[.K30]" office:value-type="float" office:value="4195.51424364547">
            <text:p>4196</text:p>
          </table:table-cell>
          <table:table-cell table:formula="of:=[.L30]/1" office:value-type="float" office:value="55">
            <text:p>55</text:p>
          </table:table-cell>
          <table:table-cell table:style-name="ce8" table:formula="of:=[.M30]*(1/5)*[.N31]/100+[.M30]" office:value-type="float" office:value="2313.52230220175">
            <text:p>2314</text:p>
          </table:table-cell>
          <table:table-cell table:formula="of:=[.N30]/1.2" office:value-type="float" office:value="8.88280705894152">
            <text:p>8.8828070589</text:p>
          </table:table-cell>
          <table:table-cell table:formula="of:=(1/(1+EXP(-[.P31]*[.J31]+[.Q31])))*8957" office:value-type="float" office:value="4321.81647388215">
            <text:p>4322</text:p>
          </table:table-cell>
          <table:table-cell table:formula="of:=[.P30]" office:value-type="float" office:value="0.165">
            <text:p>0.165</text:p>
          </table:table-cell>
          <table:table-cell table:formula="of:=[.Q30]" office:value-type="float" office:value="5.02">
            <text:p>5.02</text:p>
          </table:table-cell>
          <table:table-cell table:formula="of:=[.O31]-[.O30]" office:value-type="float" office:value="367.131797990758">
            <text:p>36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3">
            <text:p>2020-04-03</text:p>
          </table:table-cell>
          <table:table-cell table:number-columns-repeated="4"/>
          <table:table-cell table:style-name="ce7" table:formula="of:=[.F31]*(1/5)+[.F31]" office:value-type="float" office:value="11868.8156899885">
            <text:p>11,869</text:p>
          </table:table-cell>
          <table:table-cell table:style-name="ce7" table:number-columns-repeated="2"/>
          <table:table-cell table:formula="of:=37.055*EXP([.J32]*0.1948)" office:value-type="float" office:value="15540.476642135">
            <text:p>15540.476642135</text:p>
          </table:table-cell>
          <table:table-cell office:value-type="float" office:value="31">
            <text:p>31</text:p>
          </table:table-cell>
          <table:table-cell table:style-name="ce8" table:formula="of:=[.K31]*(1/5)*[.L32]/100+[.K31]" office:value-type="float" office:value="4657.02081044647">
            <text:p>4657</text:p>
          </table:table-cell>
          <table:table-cell table:formula="of:=[.L31]/1" office:value-type="float" office:value="55">
            <text:p>55</text:p>
          </table:table-cell>
          <table:table-cell table:style-name="ce8" table:formula="of:=[.M31]*(1/5)*[.N32]/100+[.M31]" office:value-type="float" office:value="2347.77325593011">
            <text:p>2348</text:p>
          </table:table-cell>
          <table:table-cell table:formula="of:=[.N31]/1.2" office:value-type="float" office:value="7.4023392157846">
            <text:p>7.4023392158</text:p>
          </table:table-cell>
          <table:table-cell table:formula="of:=(1/(1+EXP(-[.P32]*[.J32]+[.Q32])))*8957" office:value-type="float" office:value="4691.06890451161">
            <text:p>4691</text:p>
          </table:table-cell>
          <table:table-cell table:formula="of:=[.P31]" office:value-type="float" office:value="0.165">
            <text:p>0.165</text:p>
          </table:table-cell>
          <table:table-cell table:formula="of:=[.Q31]" office:value-type="float" office:value="5.02">
            <text:p>5.02</text:p>
          </table:table-cell>
          <table:table-cell table:formula="of:=[.O32]-[.O31]" office:value-type="float" office:value="369.252430629462">
            <text:p>36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4">
            <text:p>2020-04-04</text:p>
          </table:table-cell>
          <table:table-cell table:number-columns-repeated="4"/>
          <table:table-cell table:style-name="ce7" table:formula="of:=[.F32]*(1/5)+[.F32]" office:value-type="float" office:value="14242.5788279862">
            <text:p>14,243</text:p>
          </table:table-cell>
          <table:table-cell table:style-name="ce7" table:number-columns-repeated="2"/>
          <table:table-cell/>
          <table:table-cell office:value-type="float" office:value="32">
            <text:p>32</text:p>
          </table:table-cell>
          <table:table-cell table:style-name="ce8" table:formula="of:=[.K32]*(1/5)*[.L33]/100+[.K32]" office:value-type="float" office:value="5169.29309959558">
            <text:p>5169</text:p>
          </table:table-cell>
          <table:table-cell table:formula="of:=[.L32]/1" office:value-type="float" office:value="55">
            <text:p>55</text:p>
          </table:table-cell>
          <table:table-cell table:style-name="ce8" table:formula="of:=[.M32]*(1/5)*[.N33]/100+[.M32]" office:value-type="float" office:value="2376.73827933368">
            <text:p>2377</text:p>
          </table:table-cell>
          <table:table-cell table:formula="of:=[.N32]/1.2" office:value-type="float" office:value="6.16861601315383">
            <text:p>6.1686160132</text:p>
          </table:table-cell>
          <table:table-cell table:formula="of:=(1/(1+EXP(-[.P33]*[.J33]+[.Q33])))*8957" office:value-type="float" office:value="5057.44726567973">
            <text:p>5057</text:p>
          </table:table-cell>
          <table:table-cell table:formula="of:=[.P32]" office:value-type="float" office:value="0.165">
            <text:p>0.165</text:p>
          </table:table-cell>
          <table:table-cell table:formula="of:=[.Q32]" office:value-type="float" office:value="5.02">
            <text:p>5.02</text:p>
          </table:table-cell>
          <table:table-cell table:formula="of:=[.O33]-[.O32]" office:value-type="float" office:value="366.378361168124">
            <text:p>366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5">
            <text:p>2020-04-05</text:p>
          </table:table-cell>
          <table:table-cell table:number-columns-repeated="4"/>
          <table:table-cell table:style-name="ce7" table:formula="of:=[.F33]*(1/5)+[.F33]" office:value-type="float" office:value="17091.0945935834">
            <text:p>17,091</text:p>
          </table:table-cell>
          <table:table-cell table:style-name="ce7" table:number-columns-repeated="2"/>
          <table:table-cell/>
          <table:table-cell office:value-type="float" office:value="33">
            <text:p>33</text:p>
          </table:table-cell>
          <table:table-cell table:style-name="ce8" table:formula="of:=[.K33]*(1/5)*[.L34]/100+[.K33]" office:value-type="float" office:value="5737.91534055109">
            <text:p>5738</text:p>
          </table:table-cell>
          <table:table-cell table:formula="of:=[.L33]/1" office:value-type="float" office:value="55">
            <text:p>55</text:p>
          </table:table-cell>
          <table:table-cell table:style-name="ce8" table:formula="of:=[.M33]*(1/5)*[.N34]/100+[.M33]" office:value-type="float" office:value="2401.1735890153">
            <text:p>2401</text:p>
          </table:table-cell>
          <table:table-cell table:formula="of:=[.N33]/1.2" office:value-type="float" office:value="5.14051334429486">
            <text:p>5.1405133443</text:p>
          </table:table-cell>
          <table:table-cell table:formula="of:=(1/(1+EXP(-[.P34]*[.J34]+[.Q34])))*8957" office:value-type="float" office:value="5416.11056178338">
            <text:p>5416</text:p>
          </table:table-cell>
          <table:table-cell table:formula="of:=[.P33]" office:value-type="float" office:value="0.165">
            <text:p>0.165</text:p>
          </table:table-cell>
          <table:table-cell table:formula="of:=[.Q33]" office:value-type="float" office:value="5.02">
            <text:p>5.02</text:p>
          </table:table-cell>
          <table:table-cell table:formula="of:=[.O34]-[.O33]" office:value-type="float" office:value="358.663296103649">
            <text:p>35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6">
            <text:p>2020-04-06</text:p>
          </table:table-cell>
          <table:table-cell table:number-columns-repeated="4"/>
          <table:table-cell table:style-name="ce7" table:formula="of:=[.F34]*(1/5)+[.F34]" office:value-type="float" office:value="20509.3135123001">
            <text:p>20,509</text:p>
          </table:table-cell>
          <table:table-cell table:style-name="ce7" table:number-columns-repeated="2"/>
          <table:table-cell/>
          <table:table-cell office:value-type="float" office:value="34">
            <text:p>34</text:p>
          </table:table-cell>
          <table:table-cell table:style-name="ce8" table:formula="of:=[.K34]*(1/5)*[.L35]/100+[.K34]" office:value-type="float" office:value="6369.08602801171">
            <text:p>6369</text:p>
          </table:table-cell>
          <table:table-cell table:formula="of:=[.L34]/1" office:value-type="float" office:value="55">
            <text:p>55</text:p>
          </table:table-cell>
          <table:table-cell table:style-name="ce8" table:formula="of:=[.M34]*(1/5)*[.N35]/100+[.M34]" office:value-type="float" office:value="2421.74569714247">
            <text:p>2422</text:p>
          </table:table-cell>
          <table:table-cell table:formula="of:=[.N34]/1.2" office:value-type="float" office:value="4.28376112024572">
            <text:p>4.2837611202</text:p>
          </table:table-cell>
          <table:table-cell table:formula="of:=(1/(1+EXP(-[.P35]*[.J35]+[.Q35])))*8957" office:value-type="float" office:value="5762.62160998476">
            <text:p>5763</text:p>
          </table:table-cell>
          <table:table-cell table:formula="of:=[.P34]" office:value-type="float" office:value="0.165">
            <text:p>0.165</text:p>
          </table:table-cell>
          <table:table-cell table:formula="of:=[.Q34]" office:value-type="float" office:value="5.02">
            <text:p>5.02</text:p>
          </table:table-cell>
          <table:table-cell table:formula="of:=[.O35]-[.O34]" office:value-type="float" office:value="346.511048201375">
            <text:p>34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7">
            <text:p>2020-04-07</text:p>
          </table:table-cell>
          <table:table-cell table:number-columns-repeated="4"/>
          <table:table-cell table:style-name="ce7" table:formula="of:=[.F35]*(1/5)+[.F35]" office:value-type="float" office:value="24611.1762147601">
            <text:p>24,611</text:p>
          </table:table-cell>
          <table:table-cell table:style-name="ce7" table:number-columns-repeated="2"/>
          <table:table-cell/>
          <table:table-cell office:value-type="float" office:value="35">
            <text:p>35</text:p>
          </table:table-cell>
          <table:table-cell table:style-name="ce8" table:formula="of:=[.K35]*(1/5)*[.L36]/100+[.K35]" office:value-type="float" office:value="7069.685491093">
            <text:p>7070</text:p>
          </table:table-cell>
          <table:table-cell table:formula="of:=[.L35]/1" office:value-type="float" office:value="55">
            <text:p>55</text:p>
          </table:table-cell>
          <table:table-cell table:style-name="ce8" table:formula="of:=[.M35]*(1/5)*[.N36]/100+[.M35]" office:value-type="float" office:value="2439.03599724337">
            <text:p>2439</text:p>
          </table:table-cell>
          <table:table-cell table:formula="of:=[.N35]/1.2" office:value-type="float" office:value="3.5698009335381">
            <text:p>3.5698009335</text:p>
          </table:table-cell>
          <table:table-cell table:formula="of:=(1/(1+EXP(-[.P36]*[.J36]+[.Q36])))*8957" office:value-type="float" office:value="6093.1532808298">
            <text:p>6093</text:p>
          </table:table-cell>
          <table:table-cell table:formula="of:=[.P35]" office:value-type="float" office:value="0.165">
            <text:p>0.165</text:p>
          </table:table-cell>
          <table:table-cell table:formula="of:=[.Q35]" office:value-type="float" office:value="5.02">
            <text:p>5.02</text:p>
          </table:table-cell>
          <table:table-cell table:formula="of:=[.O36]-[.O35]" office:value-type="float" office:value="330.531670845038">
            <text:p>33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8">
            <text:p>2020-04-08</text:p>
          </table:table-cell>
          <table:table-cell table:number-columns-repeated="4"/>
          <table:table-cell table:style-name="ce7" table:formula="of:=[.F36]*(1/5)+[.F36]" office:value-type="float" office:value="29533.4114577122">
            <text:p>29,533</text:p>
          </table:table-cell>
          <table:table-cell table:style-name="ce7" table:number-columns-repeated="2"/>
          <table:table-cell/>
          <table:table-cell office:value-type="float" office:value="36">
            <text:p>36</text:p>
          </table:table-cell>
          <table:table-cell table:style-name="ce8" table:formula="of:=[.K36]*(1/5)*[.L37]/100+[.K36]" office:value-type="float" office:value="7847.35089511323">
            <text:p>7847</text:p>
          </table:table-cell>
          <table:table-cell table:formula="of:=[.L36]/1" office:value-type="float" office:value="55">
            <text:p>55</text:p>
          </table:table-cell>
          <table:table-cell table:style-name="ce8" table:formula="of:=[.M36]*(1/5)*[.N37]/100+[.M36]" office:value-type="float" office:value="2453.54745220986">
            <text:p>2454</text:p>
          </table:table-cell>
          <table:table-cell table:formula="of:=[.N36]/1.2" office:value-type="float" office:value="2.97483411128175">
            <text:p>2.9748341113</text:p>
          </table:table-cell>
          <table:table-cell table:formula="of:=(1/(1+EXP(-[.P37]*[.J37]+[.Q37])))*8957" office:value-type="float" office:value="6404.63214076377">
            <text:p>6405</text:p>
          </table:table-cell>
          <table:table-cell table:formula="of:=[.P36]" office:value-type="float" office:value="0.165">
            <text:p>0.165</text:p>
          </table:table-cell>
          <table:table-cell table:formula="of:=[.Q36]" office:value-type="float" office:value="5.02">
            <text:p>5.02</text:p>
          </table:table-cell>
          <table:table-cell table:formula="of:=[.O37]-[.O36]" office:value-type="float" office:value="311.478859933971">
            <text:p>31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09">
            <text:p>2020-04-09</text:p>
          </table:table-cell>
          <table:table-cell table:number-columns-repeated="4"/>
          <table:table-cell table:style-name="ce7" table:formula="of:=[.F37]*(1/5)+[.F37]" office:value-type="float" office:value="35440.0937492546">
            <text:p>35,440</text:p>
          </table:table-cell>
          <table:table-cell table:style-name="ce7" table:number-columns-repeated="2"/>
          <table:table-cell/>
          <table:table-cell office:value-type="float" office:value="37">
            <text:p>37</text:p>
          </table:table-cell>
          <table:table-cell table:style-name="ce8" table:formula="of:=[.K37]*(1/5)*[.L38]/100+[.K37]" office:value-type="float" office:value="8710.55949357569">
            <text:p>8711</text:p>
          </table:table-cell>
          <table:table-cell table:formula="of:=[.L37]/1" office:value-type="float" office:value="55">
            <text:p>55</text:p>
          </table:table-cell>
          <table:table-cell table:style-name="ce8" table:formula="of:=[.M37]*(1/5)*[.N38]/100+[.M37]" office:value-type="float" office:value="2465.71227996733">
            <text:p>2466</text:p>
          </table:table-cell>
          <table:table-cell table:formula="of:=[.N37]/1.2" office:value-type="float" office:value="2.47902842606812">
            <text:p>2.4790284261</text:p>
          </table:table-cell>
          <table:table-cell table:formula="of:=(1/(1+EXP(-[.P38]*[.J38]+[.Q38])))*8957" office:value-type="float" office:value="6694.81130411233">
            <text:p>6695</text:p>
          </table:table-cell>
          <table:table-cell table:formula="of:=[.P37]" office:value-type="float" office:value="0.165">
            <text:p>0.165</text:p>
          </table:table-cell>
          <table:table-cell table:formula="of:=[.Q37]" office:value-type="float" office:value="5.02">
            <text:p>5.02</text:p>
          </table:table-cell>
          <table:table-cell table:formula="of:=[.O38]-[.O37]" office:value-type="float" office:value="290.179163348565">
            <text:p>29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0">
            <text:p>2020-04-10</text:p>
          </table:table-cell>
          <table:table-cell table:number-columns-repeated="4"/>
          <table:table-cell table:style-name="ce7" table:formula="of:=[.F38]*(1/5)+[.F38]" office:value-type="float" office:value="42528.1124991055">
            <text:p>42,528</text:p>
          </table:table-cell>
          <table:table-cell table:style-name="ce7" table:number-columns-repeated="2"/>
          <table:table-cell/>
          <table:table-cell office:value-type="float" office:value="38">
            <text:p>38</text:p>
          </table:table-cell>
          <table:table-cell table:style-name="ce8" table:formula="of:=[.K38]*(1/5)*[.L39]/100+[.K38]" office:value-type="float" office:value="9668.72103786901">
            <text:p>9669</text:p>
          </table:table-cell>
          <table:table-cell table:formula="of:=[.L38]/1" office:value-type="float" office:value="55">
            <text:p>55</text:p>
          </table:table-cell>
          <table:table-cell table:style-name="ce8" table:formula="of:=[.M38]*(1/5)*[.N39]/100+[.M38]" office:value-type="float" office:value="2475.89989802157">
            <text:p>2476</text:p>
          </table:table-cell>
          <table:table-cell table:formula="of:=[.N38]/1.2" office:value-type="float" office:value="2.06585702172344">
            <text:p>2.0658570217</text:p>
          </table:table-cell>
          <table:table-cell table:formula="of:=(1/(1+EXP(-[.P39]*[.J39]+[.Q39])))*8957" office:value-type="float" office:value="6962.27485654171">
            <text:p>6962</text:p>
          </table:table-cell>
          <table:table-cell table:formula="of:=[.P38]" office:value-type="float" office:value="0.165">
            <text:p>0.165</text:p>
          </table:table-cell>
          <table:table-cell table:formula="of:=[.Q38]" office:value-type="float" office:value="5.02">
            <text:p>5.02</text:p>
          </table:table-cell>
          <table:table-cell table:formula="of:=[.O39]-[.O38]" office:value-type="float" office:value="267.463552429378">
            <text:p>26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1">
            <text:p>2020-04-11</text:p>
          </table:table-cell>
          <table:table-cell table:number-columns-repeated="4"/>
          <table:table-cell table:style-name="ce7" table:formula="of:=[.F39]*(1/5)+[.F39]" office:value-type="float" office:value="51033.7349989266">
            <text:p>51,034</text:p>
          </table:table-cell>
          <table:table-cell table:style-name="ce7" table:number-columns-repeated="2"/>
          <table:table-cell/>
          <table:table-cell office:value-type="float" office:value="39">
            <text:p>39</text:p>
          </table:table-cell>
          <table:table-cell table:style-name="ce8" table:formula="of:=[.K39]*(1/5)*[.L40]/100+[.K39]" office:value-type="float" office:value="10732.2803520346">
            <text:p>10732</text:p>
          </table:table-cell>
          <table:table-cell table:formula="of:=[.L39]/1" office:value-type="float" office:value="55">
            <text:p>55</text:p>
          </table:table-cell>
          <table:table-cell table:style-name="ce8" table:formula="of:=[.M39]*(1/5)*[.N40]/100+[.M39]" office:value-type="float" office:value="2484.42465667059">
            <text:p>2484</text:p>
          </table:table-cell>
          <table:table-cell table:formula="of:=[.N39]/1.2" office:value-type="float" office:value="1.72154751810286">
            <text:p>1.7215475181</text:p>
          </table:table-cell>
          <table:table-cell table:formula="of:=(1/(1+EXP(-[.P40]*[.J40]+[.Q40])))*8957" office:value-type="float" office:value="7206.3846002393">
            <text:p>7206</text:p>
          </table:table-cell>
          <table:table-cell table:formula="of:=[.P39]" office:value-type="float" office:value="0.165">
            <text:p>0.165</text:p>
          </table:table-cell>
          <table:table-cell table:formula="of:=[.Q39]" office:value-type="float" office:value="5.02">
            <text:p>5.02</text:p>
          </table:table-cell>
          <table:table-cell table:formula="of:=[.O40]-[.O39]" office:value-type="float" office:value="244.10974369759">
            <text:p>24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2">
            <text:p>2020-04-12</text:p>
          </table:table-cell>
          <table:table-cell table:number-columns-repeated="4"/>
          <table:table-cell table:style-name="ce7" table:formula="of:=[.F40]*(1/5)+[.F40]" office:value-type="float" office:value="61240.4819987119">
            <text:p>61,240</text:p>
          </table:table-cell>
          <table:table-cell table:style-name="ce7" table:number-columns-repeated="2"/>
          <table:table-cell/>
          <table:table-cell office:value-type="float" office:value="40">
            <text:p>40</text:p>
          </table:table-cell>
          <table:table-cell table:style-name="ce8" table:formula="of:=[.K40]*(1/5)*[.L41]/100+[.K40]" office:value-type="float" office:value="11912.8311907584">
            <text:p>11913</text:p>
          </table:table-cell>
          <table:table-cell table:formula="of:=[.L40]/1" office:value-type="float" office:value="55">
            <text:p>55</text:p>
          </table:table-cell>
          <table:table-cell table:style-name="ce8" table:formula="of:=[.M40]*(1/5)*[.N41]/100+[.M40]" office:value-type="float" office:value="2491.55308183993">
            <text:p>2492</text:p>
          </table:table-cell>
          <table:table-cell table:formula="of:=[.N40]/1.2" office:value-type="float" office:value="1.43462293175239">
            <text:p>1.4346229318</text:p>
          </table:table-cell>
          <table:table-cell table:formula="of:=(1/(1+EXP(-[.P41]*[.J41]+[.Q41])))*8957" office:value-type="float" office:value="7427.18486752559">
            <text:p>7427</text:p>
          </table:table-cell>
          <table:table-cell table:formula="of:=[.P40]" office:value-type="float" office:value="0.165">
            <text:p>0.165</text:p>
          </table:table-cell>
          <table:table-cell table:formula="of:=[.Q40]" office:value-type="float" office:value="5.02">
            <text:p>5.02</text:p>
          </table:table-cell>
          <table:table-cell table:formula="of:=[.O41]-[.O40]" office:value-type="float" office:value="220.800267286293">
            <text:p>22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3">
            <text:p>2020-04-13</text:p>
          </table:table-cell>
          <table:table-cell table:number-columns-repeated="4"/>
          <table:table-cell table:style-name="ce7" table:formula="of:=[.F41]*(1/5)+[.F41]" office:value-type="float" office:value="73488.5783984543">
            <text:p>73,489</text:p>
          </table:table-cell>
          <table:table-cell table:style-name="ce7" table:number-columns-repeated="2"/>
          <table:table-cell/>
          <table:table-cell office:value-type="float" office:value="41">
            <text:p>41</text:p>
          </table:table-cell>
          <table:table-cell table:style-name="ce8" table:formula="of:=[.K41]*(1/5)*[.L42]/100+[.K41]" office:value-type="float" office:value="13223.2426217418">
            <text:p>13223</text:p>
          </table:table-cell>
          <table:table-cell table:formula="of:=[.L41]/1" office:value-type="float" office:value="55">
            <text:p>55</text:p>
          </table:table-cell>
          <table:table-cell table:style-name="ce8" table:formula="of:=[.M41]*(1/5)*[.N42]/100+[.M41]" office:value-type="float" office:value="2497.51048048474">
            <text:p>2498</text:p>
          </table:table-cell>
          <table:table-cell table:formula="of:=[.N41]/1.2" office:value-type="float" office:value="1.19551910979366">
            <text:p>1.1955191098</text:p>
          </table:table-cell>
          <table:table-cell table:formula="of:=(1/(1+EXP(-[.P42]*[.J42]+[.Q42])))*8957" office:value-type="float" office:value="7625.28260379194">
            <text:p>7625</text:p>
          </table:table-cell>
          <table:table-cell table:formula="of:=[.P41]" office:value-type="float" office:value="0.165">
            <text:p>0.165</text:p>
          </table:table-cell>
          <table:table-cell table:formula="of:=[.Q41]" office:value-type="float" office:value="5.02">
            <text:p>5.02</text:p>
          </table:table-cell>
          <table:table-cell table:formula="of:=[.O42]-[.O41]" office:value-type="float" office:value="198.097736266351">
            <text:p>198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4">
            <text:p>2020-04-14</text:p>
          </table:table-cell>
          <table:table-cell table:number-columns-repeated="4"/>
          <table:table-cell table:style-name="ce7" table:formula="of:=[.F42]*(1/5)+[.F42]" office:value-type="float" office:value="88186.2940781452">
            <text:p>88,186</text:p>
          </table:table-cell>
          <table:table-cell table:style-name="ce7" table:number-columns-repeated="2"/>
          <table:table-cell/>
          <table:table-cell office:value-type="float" office:value="42">
            <text:p>42</text:p>
          </table:table-cell>
          <table:table-cell table:style-name="ce8" table:formula="of:=[.K42]*(1/5)*[.L43]/100+[.K42]" office:value-type="float" office:value="14677.7993101334">
            <text:p>14678</text:p>
          </table:table-cell>
          <table:table-cell table:formula="of:=[.L42]/1" office:value-type="float" office:value="55">
            <text:p>55</text:p>
          </table:table-cell>
          <table:table-cell table:style-name="ce8" table:formula="of:=[.M42]*(1/5)*[.N43]/100+[.M42]" office:value-type="float" office:value="2502.48684966196">
            <text:p>2502</text:p>
          </table:table-cell>
          <table:table-cell table:formula="of:=[.N42]/1.2" office:value-type="float" office:value="0.996265924828046">
            <text:p>0.9962659248</text:p>
          </table:table-cell>
          <table:table-cell table:formula="of:=(1/(1+EXP(-[.P43]*[.J43]+[.Q43])))*8957" office:value-type="float" office:value="7801.71850732617">
            <text:p>7802</text:p>
          </table:table-cell>
          <table:table-cell table:formula="of:=[.P42]" office:value-type="float" office:value="0.165">
            <text:p>0.165</text:p>
          </table:table-cell>
          <table:table-cell table:formula="of:=[.Q42]" office:value-type="float" office:value="5.02">
            <text:p>5.02</text:p>
          </table:table-cell>
          <table:table-cell table:formula="of:=[.O43]-[.O42]" office:value-type="float" office:value="176.435903534225">
            <text:p>176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5">
            <text:p>2020-04-15</text:p>
          </table:table-cell>
          <table:table-cell table:number-columns-repeated="4"/>
          <table:table-cell table:style-name="ce7" table:formula="of:=[.F43]*(1/5)+[.F43]" office:value-type="float" office:value="105823.552893774">
            <text:p>105,824</text:p>
          </table:table-cell>
          <table:table-cell table:style-name="ce7" table:number-columns-repeated="2"/>
          <table:table-cell/>
          <table:table-cell office:value-type="float" office:value="43">
            <text:p>43</text:p>
          </table:table-cell>
          <table:table-cell table:style-name="ce8" table:formula="of:=[.K43]*(1/5)*[.L44]/100+[.K43]" office:value-type="float" office:value="16292.3572342481">
            <text:p>16292</text:p>
          </table:table-cell>
          <table:table-cell table:formula="of:=[.L43]/1" office:value-type="float" office:value="55">
            <text:p>55</text:p>
          </table:table-cell>
          <table:table-cell table:style-name="ce8" table:formula="of:=[.M43]*(1/5)*[.N44]/100+[.M43]" office:value-type="float" office:value="2506.64208695471">
            <text:p>2507</text:p>
          </table:table-cell>
          <table:table-cell table:formula="of:=[.N43]/1.2" office:value-type="float" office:value="0.830221604023372">
            <text:p>0.830221604</text:p>
          </table:table-cell>
          <table:table-cell table:formula="of:=(1/(1+EXP(-[.P44]*[.J44]+[.Q44])))*8957" office:value-type="float" office:value="7957.8418115818">
            <text:p>7958</text:p>
          </table:table-cell>
          <table:table-cell table:formula="of:=[.P43]" office:value-type="float" office:value="0.165">
            <text:p>0.165</text:p>
          </table:table-cell>
          <table:table-cell table:formula="of:=[.Q43]" office:value-type="float" office:value="5.02">
            <text:p>5.02</text:p>
          </table:table-cell>
          <table:table-cell table:formula="of:=[.O44]-[.O43]" office:value-type="float" office:value="156.123304255631">
            <text:p>156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6">
            <text:p>2020-04-16</text:p>
          </table:table-cell>
          <table:table-cell table:number-columns-repeated="4"/>
          <table:table-cell table:style-name="ce7" table:formula="of:=[.F44]*(1/5)+[.F44]" office:value-type="float" office:value="126988.263472529">
            <text:p>126,988</text:p>
          </table:table-cell>
          <table:table-cell table:style-name="ce7" table:number-columns-repeated="2"/>
          <table:table-cell/>
          <table:table-cell office:value-type="float" office:value="44">
            <text:p>44</text:p>
          </table:table-cell>
          <table:table-cell table:style-name="ce8" table:formula="of:=[.K44]*(1/5)*[.L45]/100+[.K44]" office:value-type="float" office:value="18084.5165300154">
            <text:p>18085</text:p>
          </table:table-cell>
          <table:table-cell table:formula="of:=[.L44]/1" office:value-type="float" office:value="55">
            <text:p>55</text:p>
          </table:table-cell>
          <table:table-cell table:style-name="ce8" table:formula="of:=[.M44]*(1/5)*[.N45]/100+[.M44]" office:value-type="float" office:value="2510.11053431161">
            <text:p>2510</text:p>
          </table:table-cell>
          <table:table-cell table:formula="of:=[.N44]/1.2" office:value-type="float" office:value="0.691851336686143">
            <text:p>0.6918513367</text:p>
          </table:table-cell>
          <table:table-cell table:formula="of:=(1/(1+EXP(-[.P45]*[.J45]+[.Q45])))*8957" office:value-type="float" office:value="8095.19739289732">
            <text:p>8095</text:p>
          </table:table-cell>
          <table:table-cell table:formula="of:=[.P44]" office:value-type="float" office:value="0.165">
            <text:p>0.165</text:p>
          </table:table-cell>
          <table:table-cell table:formula="of:=[.Q44]" office:value-type="float" office:value="5.02">
            <text:p>5.02</text:p>
          </table:table-cell>
          <table:table-cell table:formula="of:=[.O45]-[.O44]" office:value-type="float" office:value="137.355581315526">
            <text:p>13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7">
            <text:p>2020-04-17</text:p>
          </table:table-cell>
          <table:table-cell table:number-columns-repeated="4"/>
          <table:table-cell table:style-name="ce7" table:formula="of:=[.F45]*(1/5)+[.F45]" office:value-type="float" office:value="152385.916167035">
            <text:p>152,386</text:p>
          </table:table-cell>
          <table:table-cell table:style-name="ce7" table:number-columns-repeated="2"/>
          <table:table-cell/>
          <table:table-cell office:value-type="float" office:value="45">
            <text:p>45</text:p>
          </table:table-cell>
          <table:table-cell table:style-name="ce8" table:formula="of:=[.K45]*(1/5)*[.L46]/100+[.K45]" office:value-type="float" office:value="20073.8133483171">
            <text:p>20074</text:p>
          </table:table-cell>
          <table:table-cell table:formula="of:=[.L45]/1" office:value-type="float" office:value="55">
            <text:p>55</text:p>
          </table:table-cell>
          <table:table-cell table:style-name="ce8" table:formula="of:=[.M45]*(1/5)*[.N46]/100+[.M45]" office:value-type="float" office:value="2513.0049065256">
            <text:p>2513</text:p>
          </table:table-cell>
          <table:table-cell table:formula="of:=[.N45]/1.2" office:value-type="float" office:value="0.576542780571786">
            <text:p>0.5765427806</text:p>
          </table:table-cell>
          <table:table-cell table:formula="of:=(1/(1+EXP(-[.P46]*[.J46]+[.Q46])))*8957" office:value-type="float" office:value="8215.43012786107">
            <text:p>8215</text:p>
          </table:table-cell>
          <table:table-cell table:formula="of:=[.P45]" office:value-type="float" office:value="0.165">
            <text:p>0.165</text:p>
          </table:table-cell>
          <table:table-cell table:formula="of:=[.Q45]" office:value-type="float" office:value="5.02">
            <text:p>5.02</text:p>
          </table:table-cell>
          <table:table-cell table:formula="of:=[.O46]-[.O45]" office:value-type="float" office:value="120.232734963744">
            <text:p>12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8">
            <text:p>2020-04-18</text:p>
          </table:table-cell>
          <table:table-cell table:number-columns-repeated="4"/>
          <table:table-cell table:style-name="ce7" table:formula="of:=[.F46]*(1/5)+[.F46]" office:value-type="float" office:value="182863.099400442">
            <text:p>182,863</text:p>
          </table:table-cell>
          <table:table-cell table:style-name="ce7" table:number-columns-repeated="2"/>
          <table:table-cell/>
          <table:table-cell office:value-type="float" office:value="46">
            <text:p>46</text:p>
          </table:table-cell>
          <table:table-cell table:style-name="ce8" table:formula="of:=[.K46]*(1/5)*[.L47]/100+[.K46]" office:value-type="float" office:value="22281.932816632">
            <text:p>22282</text:p>
          </table:table-cell>
          <table:table-cell table:formula="of:=[.L46]/1" office:value-type="float" office:value="55">
            <text:p>55</text:p>
          </table:table-cell>
          <table:table-cell table:style-name="ce8" table:formula="of:=[.M46]*(1/5)*[.N47]/100+[.M46]" office:value-type="float" office:value="2515.41966458627">
            <text:p>2515</text:p>
          </table:table-cell>
          <table:table-cell table:formula="of:=[.N46]/1.2" office:value-type="float" office:value="0.480452317143155">
            <text:p>0.4804523171</text:p>
          </table:table-cell>
          <table:table-cell table:formula="of:=(1/(1+EXP(-[.P47]*[.J47]+[.Q47])))*8957" office:value-type="float" office:value="8320.20831831704">
            <text:p>8320</text:p>
          </table:table-cell>
          <table:table-cell table:formula="of:=[.P46]" office:value-type="float" office:value="0.165">
            <text:p>0.165</text:p>
          </table:table-cell>
          <table:table-cell table:formula="of:=[.Q46]" office:value-type="float" office:value="5.02">
            <text:p>5.02</text:p>
          </table:table-cell>
          <table:table-cell table:formula="of:=[.O47]-[.O46]" office:value-type="float" office:value="104.778190455971">
            <text:p>105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19">
            <text:p>2020-04-19</text:p>
          </table:table-cell>
          <table:table-cell table:number-columns-repeated="4"/>
          <table:table-cell table:style-name="ce7" table:formula="of:=[.F47]*(1/5)+[.F47]" office:value-type="float" office:value="219435.71928053">
            <text:p>219,436</text:p>
          </table:table-cell>
          <table:table-cell table:style-name="ce7" table:number-columns-repeated="2"/>
          <table:table-cell/>
          <table:table-cell office:value-type="float" office:value="47">
            <text:p>47</text:p>
          </table:table-cell>
          <table:table-cell table:style-name="ce8" table:formula="of:=[.K47]*(1/5)*[.L48]/100+[.K47]" office:value-type="float" office:value="24732.9454264615">
            <text:p>24733</text:p>
          </table:table-cell>
          <table:table-cell table:formula="of:=[.L47]/1" office:value-type="float" office:value="55">
            <text:p>55</text:p>
          </table:table-cell>
          <table:table-cell table:style-name="ce8" table:formula="of:=[.M47]*(1/5)*[.N48]/100+[.M47]" office:value-type="float" office:value="2517.433896597">
            <text:p>2517</text:p>
          </table:table-cell>
          <table:table-cell table:formula="of:=[.N47]/1.2" office:value-type="float" office:value="0.400376930952629">
            <text:p>0.400376931</text:p>
          </table:table-cell>
          <table:table-cell table:formula="of:=(1/(1+EXP(-[.P48]*[.J48]+[.Q48])))*8957" office:value-type="float" office:value="8411.16575006355">
            <text:p>8411</text:p>
          </table:table-cell>
          <table:table-cell table:formula="of:=[.P47]" office:value-type="float" office:value="0.165">
            <text:p>0.165</text:p>
          </table:table-cell>
          <table:table-cell table:formula="of:=[.Q47]" office:value-type="float" office:value="5.02">
            <text:p>5.02</text:p>
          </table:table-cell>
          <table:table-cell table:formula="of:=[.O48]-[.O47]" office:value-type="float" office:value="90.957431746514">
            <text:p>9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0">
            <text:p>2020-04-20</text:p>
          </table:table-cell>
          <table:table-cell table:number-columns-repeated="4"/>
          <table:table-cell table:style-name="ce7" table:formula="of:=[.F48]*(1/5)+[.F48]" office:value-type="float" office:value="263322.863136636">
            <text:p>263,323</text:p>
          </table:table-cell>
          <table:table-cell table:style-name="ce7" table:number-columns-repeated="2"/>
          <table:table-cell/>
          <table:table-cell office:value-type="float" office:value="48">
            <text:p>48</text:p>
          </table:table-cell>
          <table:table-cell table:style-name="ce8" table:formula="of:=[.K48]*(1/5)*[.L49]/100+[.K48]" office:value-type="float" office:value="27453.5694233723">
            <text:p>27454</text:p>
          </table:table-cell>
          <table:table-cell table:formula="of:=[.L48]/1" office:value-type="float" office:value="55">
            <text:p>55</text:p>
          </table:table-cell>
          <table:table-cell table:style-name="ce8" table:formula="of:=[.M48]*(1/5)*[.N49]/100+[.M48]" office:value-type="float" office:value="2519.11376735932">
            <text:p>2519</text:p>
          </table:table-cell>
          <table:table-cell table:formula="of:=[.N48]/1.2" office:value-type="float" office:value="0.333647442460524">
            <text:p>0.3336474425</text:p>
          </table:table-cell>
          <table:table-cell table:formula="of:=(1/(1+EXP(-[.P49]*[.J49]+[.Q49])))*8957" office:value-type="float" office:value="8489.86053550661">
            <text:p>8490</text:p>
          </table:table-cell>
          <table:table-cell table:formula="of:=[.P48]" office:value-type="float" office:value="0.165">
            <text:p>0.165</text:p>
          </table:table-cell>
          <table:table-cell table:formula="of:=[.Q48]" office:value-type="float" office:value="5.02">
            <text:p>5.02</text:p>
          </table:table-cell>
          <table:table-cell table:formula="of:=[.O49]-[.O48]" office:value-type="float" office:value="78.6947854430582">
            <text:p>7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1">
            <text:p>2020-04-21</text:p>
          </table:table-cell>
          <table:table-cell table:number-columns-repeated="4"/>
          <table:table-cell table:style-name="ce7" table:formula="of:=[.F49]*(1/5)+[.F49]" office:value-type="float" office:value="315987.435763963">
            <text:p>315,987</text:p>
          </table:table-cell>
          <table:table-cell table:style-name="ce7" table:number-columns-repeated="2"/>
          <table:table-cell/>
          <table:table-cell office:value-type="float" office:value="49">
            <text:p>49</text:p>
          </table:table-cell>
          <table:table-cell table:style-name="ce8" table:formula="of:=[.K49]*(1/5)*[.L50]/100+[.K49]" office:value-type="float" office:value="30473.4620599432">
            <text:p>30473</text:p>
          </table:table-cell>
          <table:table-cell table:formula="of:=[.L49]/1" office:value-type="float" office:value="55">
            <text:p>55</text:p>
          </table:table-cell>
          <table:table-cell table:style-name="ce8" table:formula="of:=[.M49]*(1/5)*[.N50]/100+[.M49]" office:value-type="float" office:value="2520.51459380223">
            <text:p>2521</text:p>
          </table:table-cell>
          <table:table-cell table:formula="of:=[.N49]/1.2" office:value-type="float" office:value="0.27803953538377">
            <text:p>0.2780395354</text:p>
          </table:table-cell>
          <table:table-cell table:formula="of:=(1/(1+EXP(-[.P50]*[.J50]+[.Q50])))*8957" office:value-type="float" office:value="8557.74817015368">
            <text:p>8558</text:p>
          </table:table-cell>
          <table:table-cell table:formula="of:=[.P49]" office:value-type="float" office:value="0.165">
            <text:p>0.165</text:p>
          </table:table-cell>
          <table:table-cell table:formula="of:=[.Q49]" office:value-type="float" office:value="5.02">
            <text:p>5.02</text:p>
          </table:table-cell>
          <table:table-cell table:formula="of:=[.O50]-[.O49]" office:value-type="float" office:value="67.8876346470679">
            <text:p>68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2">
            <text:p>2020-04-22</text:p>
          </table:table-cell>
          <table:table-cell table:number-columns-repeated="4"/>
          <table:table-cell table:style-name="ce7" table:formula="of:=[.F50]*(1/5)+[.F50]" office:value-type="float" office:value="379184.922916756">
            <text:p>379,185</text:p>
          </table:table-cell>
          <table:table-cell table:style-name="ce7" table:number-columns-repeated="2"/>
          <table:table-cell/>
          <table:table-cell office:value-type="float" office:value="50">
            <text:p>50</text:p>
          </table:table-cell>
          <table:table-cell table:style-name="ce8" table:formula="of:=[.K50]*(1/5)*[.L51]/100+[.K50]" office:value-type="float" office:value="33825.542886537">
            <text:p>33826</text:p>
          </table:table-cell>
          <table:table-cell table:formula="of:=[.L50]/1" office:value-type="float" office:value="55">
            <text:p>55</text:p>
          </table:table-cell>
          <table:table-cell table:style-name="ce8" table:formula="of:=[.M50]*(1/5)*[.N51]/100+[.M50]" office:value-type="float" office:value="2521.68259831322">
            <text:p>2522</text:p>
          </table:table-cell>
          <table:table-cell table:formula="of:=[.N50]/1.2" office:value-type="float" office:value="0.231699612819809">
            <text:p>0.2316996128</text:p>
          </table:table-cell>
          <table:table-cell table:formula="of:=(1/(1+EXP(-[.P51]*[.J51]+[.Q51])))*8957" office:value-type="float" office:value="8616.16602298513">
            <text:p>8616</text:p>
          </table:table-cell>
          <table:table-cell table:formula="of:=[.P50]" office:value-type="float" office:value="0.165">
            <text:p>0.165</text:p>
          </table:table-cell>
          <table:table-cell table:formula="of:=[.Q50]" office:value-type="float" office:value="5.02">
            <text:p>5.02</text:p>
          </table:table-cell>
          <table:table-cell table:formula="of:=[.O51]-[.O50]" office:value-type="float" office:value="58.4178528314442">
            <text:p>58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3">
            <text:p>2020-04-23</text:p>
          </table:table-cell>
          <table:table-cell table:number-columns-repeated="4"/>
          <table:table-cell table:style-name="ce7" table:formula="of:=[.F51]*(1/5)+[.F51]" office:value-type="float" office:value="455021.907500107">
            <text:p>455,022</text:p>
          </table:table-cell>
          <table:table-cell table:style-name="ce7" table:number-columns-repeated="2"/>
          <table:table-cell/>
          <table:table-cell office:value-type="float" office:value="51">
            <text:p>51</text:p>
          </table:table-cell>
          <table:table-cell table:style-name="ce8" table:formula="of:=[.K51]*(1/5)*[.L52]/100+[.K51]" office:value-type="float" office:value="37546.352604056">
            <text:p>37546</text:p>
          </table:table-cell>
          <table:table-cell table:formula="of:=[.L51]/1" office:value-type="float" office:value="55">
            <text:p>55</text:p>
          </table:table-cell>
          <table:table-cell table:style-name="ce8" table:formula="of:=[.M51]*(1/5)*[.N52]/100+[.M51]" office:value-type="float" office:value="2522.65638644936">
            <text:p>2523</text:p>
          </table:table-cell>
          <table:table-cell table:formula="of:=[.N51]/1.2" office:value-type="float" office:value="0.193083010683174">
            <text:p>0.1930830107</text:p>
          </table:table-cell>
          <table:table-cell table:formula="of:=(1/(1+EXP(-[.P52]*[.J52]+[.Q52])))*8957" office:value-type="float" office:value="8666.32660309535">
            <text:p>8666</text:p>
          </table:table-cell>
          <table:table-cell table:formula="of:=[.P51]" office:value-type="float" office:value="0.165">
            <text:p>0.165</text:p>
          </table:table-cell>
          <table:table-cell table:formula="of:=[.Q51]" office:value-type="float" office:value="5.02">
            <text:p>5.02</text:p>
          </table:table-cell>
          <table:table-cell table:formula="of:=[.O52]-[.O51]" office:value-type="float" office:value="50.1605801102251">
            <text:p>5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4">
            <text:p>2020-04-24</text:p>
          </table:table-cell>
          <table:table-cell table:number-columns-repeated="4"/>
          <table:table-cell table:style-name="ce7" table:formula="of:=[.F52]*(1/5)+[.F52]" office:value-type="float" office:value="546026.289000129">
            <text:p>546,026</text:p>
          </table:table-cell>
          <table:table-cell table:style-name="ce7" table:number-columns-repeated="2"/>
          <table:table-cell/>
          <table:table-cell office:value-type="float" office:value="52">
            <text:p>52</text:p>
          </table:table-cell>
          <table:table-cell table:style-name="ce8" table:formula="of:=[.K52]*(1/5)*[.L53]/100+[.K52]" office:value-type="float" office:value="41676.4513905022">
            <text:p>41676</text:p>
          </table:table-cell>
          <table:table-cell table:formula="of:=[.L52]/1" office:value-type="float" office:value="55">
            <text:p>55</text:p>
          </table:table-cell>
          <table:table-cell table:style-name="ce8" table:formula="of:=[.M52]*(1/5)*[.N53]/100+[.M52]" office:value-type="float" office:value="2523.46818993271">
            <text:p>2523</text:p>
          </table:table-cell>
          <table:table-cell table:formula="of:=[.N52]/1.2" office:value-type="float" office:value="0.160902508902645">
            <text:p>0.1609025089</text:p>
          </table:table-cell>
          <table:table-cell table:formula="of:=(1/(1+EXP(-[.P53]*[.J53]+[.Q53])))*8957" office:value-type="float" office:value="8709.31725325447">
            <text:p>8709</text:p>
          </table:table-cell>
          <table:table-cell table:formula="of:=[.P52]" office:value-type="float" office:value="0.165">
            <text:p>0.165</text:p>
          </table:table-cell>
          <table:table-cell table:formula="of:=[.Q52]" office:value-type="float" office:value="5.02">
            <text:p>5.02</text:p>
          </table:table-cell>
          <table:table-cell table:formula="of:=[.O53]-[.O52]" office:value-type="float" office:value="42.9906501591249">
            <text:p>4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5">
            <text:p>2020-04-25</text:p>
          </table:table-cell>
          <table:table-cell table:number-columns-repeated="4"/>
          <table:table-cell table:style-name="ce7" table:formula="of:=[.F53]*(1/5)+[.F53]" office:value-type="float" office:value="655231.546800155">
            <text:p>655,232</text:p>
          </table:table-cell>
          <table:table-cell table:style-name="ce7" table:number-columns-repeated="2"/>
          <table:table-cell/>
          <table:table-cell office:value-type="float" office:value="53">
            <text:p>53</text:p>
          </table:table-cell>
          <table:table-cell table:style-name="ce8" table:formula="of:=[.K53]*(1/5)*[.L54]/100+[.K53]" office:value-type="float" office:value="46260.8610434574">
            <text:p>46261</text:p>
          </table:table-cell>
          <table:table-cell table:formula="of:=[.L53]/1" office:value-type="float" office:value="55">
            <text:p>55</text:p>
          </table:table-cell>
          <table:table-cell table:style-name="ce8" table:formula="of:=[.M53]*(1/5)*[.N54]/100+[.M53]" office:value-type="float" office:value="2524.14491053754">
            <text:p>2524</text:p>
          </table:table-cell>
          <table:table-cell table:formula="of:=[.N53]/1.2" office:value-type="float" office:value="0.134085424085537">
            <text:p>0.1340854241</text:p>
          </table:table-cell>
          <table:table-cell table:formula="of:=(1/(1+EXP(-[.P54]*[.J54]+[.Q54])))*8957" office:value-type="float" office:value="8746.10430846653">
            <text:p>8746</text:p>
          </table:table-cell>
          <table:table-cell table:formula="of:=[.P53]" office:value-type="float" office:value="0.165">
            <text:p>0.165</text:p>
          </table:table-cell>
          <table:table-cell table:formula="of:=[.Q53]" office:value-type="float" office:value="5.02">
            <text:p>5.02</text:p>
          </table:table-cell>
          <table:table-cell table:formula="of:=[.O54]-[.O53]" office:value-type="float" office:value="36.7870552120567">
            <text:p>3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6">
            <text:p>2020-04-26</text:p>
          </table:table-cell>
          <table:table-cell table:number-columns-repeated="4"/>
          <table:table-cell table:style-name="ce7" table:formula="of:=[.F54]*(1/5)+[.F54]" office:value-type="float" office:value="786277.856160186">
            <text:p>786,278</text:p>
          </table:table-cell>
          <table:table-cell table:style-name="ce7" table:number-columns-repeated="2"/>
          <table:table-cell/>
          <table:table-cell office:value-type="float" office:value="54">
            <text:p>54</text:p>
          </table:table-cell>
          <table:table-cell table:style-name="ce8" table:formula="of:=[.K54]*(1/5)*[.L55]/100+[.K54]" office:value-type="float" office:value="51349.5557582377">
            <text:p>51350</text:p>
          </table:table-cell>
          <table:table-cell table:formula="of:=[.L54]/1" office:value-type="float" office:value="55">
            <text:p>55</text:p>
          </table:table-cell>
          <table:table-cell table:style-name="ce8" table:formula="of:=[.M54]*(1/5)*[.N55]/100+[.M54]" office:value-type="float" office:value="2524.70899560551">
            <text:p>2525</text:p>
          </table:table-cell>
          <table:table-cell table:formula="of:=[.N54]/1.2" office:value-type="float" office:value="0.111737853404615">
            <text:p>0.1117378534</text:p>
          </table:table-cell>
          <table:table-cell table:formula="of:=(1/(1+EXP(-[.P55]*[.J55]+[.Q55])))*8957" office:value-type="float" office:value="8777.54015418578">
            <text:p>8778</text:p>
          </table:table-cell>
          <table:table-cell table:formula="of:=[.P54]" office:value-type="float" office:value="0.165">
            <text:p>0.165</text:p>
          </table:table-cell>
          <table:table-cell table:formula="of:=[.Q54]" office:value-type="float" office:value="5.02">
            <text:p>5.02</text:p>
          </table:table-cell>
          <table:table-cell table:formula="of:=[.O55]-[.O54]" office:value-type="float" office:value="31.4358457192484">
            <text:p>3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7">
            <text:p>2020-04-27</text:p>
          </table:table-cell>
          <table:table-cell table:number-columns-repeated="4"/>
          <table:table-cell table:style-name="ce7" table:formula="of:=[.F55]*(1/5)+[.F55]" office:value-type="float" office:value="943533.427392223">
            <text:p>943,533</text:p>
          </table:table-cell>
          <table:table-cell table:style-name="ce7" table:number-columns-repeated="2"/>
          <table:table-cell/>
          <table:table-cell office:value-type="float" office:value="55">
            <text:p>55</text:p>
          </table:table-cell>
          <table:table-cell table:style-name="ce8" table:formula="of:=[.K55]*(1/5)*[.L56]/100+[.K55]" office:value-type="float" office:value="56998.0068916439">
            <text:p>56998</text:p>
          </table:table-cell>
          <table:table-cell table:formula="of:=[.L55]/1" office:value-type="float" office:value="55">
            <text:p>55</text:p>
          </table:table-cell>
          <table:table-cell table:style-name="ce8" table:formula="of:=[.M55]*(1/5)*[.N56]/100+[.M55]" office:value-type="float" office:value="2525.17917154491">
            <text:p>2525</text:p>
          </table:table-cell>
          <table:table-cell table:formula="of:=[.N55]/1.2" office:value-type="float" office:value="0.0931148778371788">
            <text:p>0.0931148778</text:p>
          </table:table-cell>
          <table:table-cell table:formula="of:=(1/(1+EXP(-[.P56]*[.J56]+[.Q56])))*8957" office:value-type="float" office:value="8804.37198394447">
            <text:p>8804</text:p>
          </table:table-cell>
          <table:table-cell table:formula="of:=[.P55]" office:value-type="float" office:value="0.165">
            <text:p>0.165</text:p>
          </table:table-cell>
          <table:table-cell table:formula="of:=[.Q55]" office:value-type="float" office:value="5.02">
            <text:p>5.02</text:p>
          </table:table-cell>
          <table:table-cell table:formula="of:=[.O56]-[.O55]" office:value-type="float" office:value="26.8318297586866">
            <text:p>2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8">
            <text:p>2020-04-28</text:p>
          </table:table-cell>
          <table:table-cell table:number-columns-repeated="4"/>
          <table:table-cell table:style-name="ce7" table:formula="of:=[.F56]*(1/5)+[.F56]" office:value-type="float" office:value="1132240.11287067">
            <text:p>1,132,240</text:p>
          </table:table-cell>
          <table:table-cell table:style-name="ce7" table:number-columns-repeated="2"/>
          <table:table-cell/>
          <table:table-cell office:value-type="float" office:value="56">
            <text:p>56</text:p>
          </table:table-cell>
          <table:table-cell table:style-name="ce8" table:formula="of:=[.K56]*(1/5)*[.L57]/100+[.K56]" office:value-type="float" office:value="63267.7876497247">
            <text:p>63268</text:p>
          </table:table-cell>
          <table:table-cell table:formula="of:=[.L56]/1" office:value-type="float" office:value="55">
            <text:p>55</text:p>
          </table:table-cell>
          <table:table-cell table:style-name="ce8" table:formula="of:=[.M56]*(1/5)*[.N57]/100+[.M56]" office:value-type="float" office:value="2525.57105779504">
            <text:p>2526</text:p>
          </table:table-cell>
          <table:table-cell table:formula="of:=[.N56]/1.2" office:value-type="float" office:value="0.0775957315309823">
            <text:p>0.0775957315</text:p>
          </table:table-cell>
          <table:table-cell table:formula="of:=(1/(1+EXP(-[.P57]*[.J57]+[.Q57])))*8957" office:value-type="float" office:value="8827.25137015469">
            <text:p>8827</text:p>
          </table:table-cell>
          <table:table-cell table:formula="of:=[.P56]" office:value-type="float" office:value="0.165">
            <text:p>0.165</text:p>
          </table:table-cell>
          <table:table-cell table:formula="of:=[.Q56]" office:value-type="float" office:value="5.02">
            <text:p>5.02</text:p>
          </table:table-cell>
          <table:table-cell table:formula="of:=[.O57]-[.O56]" office:value-type="float" office:value="22.8793862102229">
            <text:p>2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29">
            <text:p>2020-04-29</text:p>
          </table:table-cell>
          <table:table-cell table:number-columns-repeated="4"/>
          <table:table-cell table:style-name="ce7" table:formula="of:=[.F57]*(1/5)+[.F57]" office:value-type="float" office:value="1358688.1354448">
            <text:p>1,358,688</text:p>
          </table:table-cell>
          <table:table-cell table:style-name="ce7" table:number-columns-repeated="2"/>
          <table:table-cell/>
          <table:table-cell office:value-type="float" office:value="57">
            <text:p>57</text:p>
          </table:table-cell>
          <table:table-cell table:style-name="ce8" table:formula="of:=[.K57]*(1/5)*[.L58]/100+[.K57]" office:value-type="float" office:value="70227.2442911945">
            <text:p>70227</text:p>
          </table:table-cell>
          <table:table-cell table:formula="of:=[.L57]/1" office:value-type="float" office:value="55">
            <text:p>55</text:p>
          </table:table-cell>
          <table:table-cell table:style-name="ce8" table:formula="of:=[.M57]*(1/5)*[.N58]/100+[.M57]" office:value-type="float" office:value="2525.89768035131">
            <text:p>2526</text:p>
          </table:table-cell>
          <table:table-cell table:formula="of:=[.N57]/1.2" office:value-type="float" office:value="0.0646631096091519">
            <text:p>0.0646631096</text:p>
          </table:table-cell>
          <table:table-cell table:formula="of:=(1/(1+EXP(-[.P58]*[.J58]+[.Q58])))*8957" office:value-type="float" office:value="8846.74401893889">
            <text:p>8847</text:p>
          </table:table-cell>
          <table:table-cell table:formula="of:=[.P57]" office:value-type="float" office:value="0.165">
            <text:p>0.165</text:p>
          </table:table-cell>
          <table:table-cell table:formula="of:=[.Q57]" office:value-type="float" office:value="5.02">
            <text:p>5.02</text:p>
          </table:table-cell>
          <table:table-cell table:formula="of:=[.O58]-[.O57]" office:value-type="float" office:value="19.4926487841985">
            <text:p>1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4-30">
            <text:p>2020-04-30</text:p>
          </table:table-cell>
          <table:table-cell table:number-columns-repeated="4"/>
          <table:table-cell table:style-name="ce7" table:formula="of:=[.F58]*(1/5)+[.F58]" office:value-type="float" office:value="1630425.76253376">
            <text:p>1,630,426</text:p>
          </table:table-cell>
          <table:table-cell table:style-name="ce7" table:number-columns-repeated="2"/>
          <table:table-cell/>
          <table:table-cell office:value-type="float" office:value="58">
            <text:p>58</text:p>
          </table:table-cell>
          <table:table-cell table:style-name="ce8" table:formula="of:=[.K58]*(1/5)*[.L59]/100+[.K58]" office:value-type="float" office:value="77952.2411632258">
            <text:p>77952</text:p>
          </table:table-cell>
          <table:table-cell table:formula="of:=[.L58]/1" office:value-type="float" office:value="55">
            <text:p>55</text:p>
          </table:table-cell>
          <table:table-cell table:style-name="ce8" table:formula="of:=[.M58]*(1/5)*[.N59]/100+[.M58]" office:value-type="float" office:value="2526.16990101559">
            <text:p>2526</text:p>
          </table:table-cell>
          <table:table-cell table:formula="of:=[.N58]/1.2" office:value-type="float" office:value="0.0538859246742933">
            <text:p>0.0538859247</text:p>
          </table:table-cell>
          <table:table-cell table:formula="of:=(1/(1+EXP(-[.P59]*[.J59]+[.Q59])))*8957" office:value-type="float" office:value="8863.33928228071">
            <text:p>8863</text:p>
          </table:table-cell>
          <table:table-cell table:formula="of:=[.P58]" office:value-type="float" office:value="0.165">
            <text:p>0.165</text:p>
          </table:table-cell>
          <table:table-cell table:formula="of:=[.Q58]" office:value-type="float" office:value="5.02">
            <text:p>5.02</text:p>
          </table:table-cell>
          <table:table-cell table:formula="of:=[.O59]-[.O58]" office:value-type="float" office:value="16.5952633418219">
            <text:p>1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1">
            <text:p>2020-05-01</text:p>
          </table:table-cell>
          <table:table-cell table:number-columns-repeated="4"/>
          <table:table-cell table:style-name="ce7" table:formula="of:=[.F59]*(1/5)+[.F59]" office:value-type="float" office:value="1956510.91504051">
            <text:p>1,956,511</text:p>
          </table:table-cell>
          <table:table-cell table:style-name="ce7" table:number-columns-repeated="2"/>
          <table:table-cell/>
          <table:table-cell office:value-type="float" office:value="59">
            <text:p>59</text:p>
          </table:table-cell>
          <table:table-cell table:style-name="ce8" table:formula="of:=[.K59]*(1/5)*[.L60]/100+[.K59]" office:value-type="float" office:value="86526.9876911807">
            <text:p>86527</text:p>
          </table:table-cell>
          <table:table-cell table:formula="of:=[.L59]/1" office:value-type="float" office:value="55">
            <text:p>55</text:p>
          </table:table-cell>
          <table:table-cell table:style-name="ce8" table:formula="of:=[.M59]*(1/5)*[.N60]/100+[.M59]" office:value-type="float" office:value="2526.39677601725">
            <text:p>2526</text:p>
          </table:table-cell>
          <table:table-cell table:formula="of:=[.N59]/1.2" office:value-type="float" office:value="0.0449049372285777">
            <text:p>0.0449049372</text:p>
          </table:table-cell>
          <table:table-cell table:formula="of:=(1/(1+EXP(-[.P60]*[.J60]+[.Q60])))*8957" office:value-type="float" office:value="8877.45915495739">
            <text:p>8877</text:p>
          </table:table-cell>
          <table:table-cell table:formula="of:=[.P59]" office:value-type="float" office:value="0.165">
            <text:p>0.165</text:p>
          </table:table-cell>
          <table:table-cell table:formula="of:=[.Q59]" office:value-type="float" office:value="5.02">
            <text:p>5.02</text:p>
          </table:table-cell>
          <table:table-cell table:formula="of:=[.O60]-[.O59]" office:value-type="float" office:value="14.1198726766852">
            <text:p>1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2">
            <text:p>2020-05-02</text:p>
          </table:table-cell>
          <table:table-cell table:number-columns-repeated="4"/>
          <table:table-cell table:style-name="ce7" table:formula="of:=[.F60]*(1/5)+[.F60]" office:value-type="float" office:value="2347813.09804862">
            <text:p>2,347,813</text:p>
          </table:table-cell>
          <table:table-cell table:style-name="ce7" table:number-columns-repeated="2"/>
          <table:table-cell/>
          <table:table-cell office:value-type="float" office:value="60">
            <text:p>60</text:p>
          </table:table-cell>
          <table:table-cell table:style-name="ce8" table:formula="of:=[.K60]*(1/5)*[.L61]/100+[.K60]" office:value-type="float" office:value="96044.9563372106">
            <text:p>96045</text:p>
          </table:table-cell>
          <table:table-cell table:formula="of:=[.L60]/1" office:value-type="float" office:value="55">
            <text:p>55</text:p>
          </table:table-cell>
          <table:table-cell table:style-name="ce8" table:formula="of:=[.M60]*(1/5)*[.N61]/100+[.M60]" office:value-type="float" office:value="2526.58585549832">
            <text:p>2527</text:p>
          </table:table-cell>
          <table:table-cell table:formula="of:=[.N60]/1.2" office:value-type="float" office:value="0.0374207810238148">
            <text:p>0.037420781</text:p>
          </table:table-cell>
          <table:table-cell table:formula="of:=(1/(1+EXP(-[.P61]*[.J61]+[.Q61])))*8957" office:value-type="float" office:value="8889.46659756065">
            <text:p>8889</text:p>
          </table:table-cell>
          <table:table-cell table:formula="of:=[.P60]" office:value-type="float" office:value="0.165">
            <text:p>0.165</text:p>
          </table:table-cell>
          <table:table-cell table:formula="of:=[.Q60]" office:value-type="float" office:value="5.02">
            <text:p>5.02</text:p>
          </table:table-cell>
          <table:table-cell table:formula="of:=[.O61]-[.O60]" office:value-type="float" office:value="12.0074426032552">
            <text:p>12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3">
            <text:p>2020-05-03</text:p>
          </table:table-cell>
          <table:table-cell table:number-columns-repeated="4"/>
          <table:table-cell table:style-name="ce7" table:formula="of:=[.F61]*(1/5)+[.F61]" office:value-type="float" office:value="2817375.71765834">
            <text:p>2,817,376</text:p>
          </table:table-cell>
          <table:table-cell table:style-name="ce7" table:number-columns-repeated="2"/>
          <table:table-cell/>
          <table:table-cell office:value-type="float" office:value="61">
            <text:p>61</text:p>
          </table:table-cell>
          <table:table-cell table:style-name="ce8" table:formula="of:=[.K61]*(1/5)*[.L62]/100+[.K61]" office:value-type="float" office:value="106609.901534304">
            <text:p>106610</text:p>
          </table:table-cell>
          <table:table-cell table:formula="of:=[.L61]/1" office:value-type="float" office:value="55">
            <text:p>55</text:p>
          </table:table-cell>
          <table:table-cell table:style-name="ce8" table:formula="of:=[.M61]*(1/5)*[.N62]/100+[.M61]" office:value-type="float" office:value="2526.74343352505">
            <text:p>2527</text:p>
          </table:table-cell>
          <table:table-cell table:formula="of:=[.N61]/1.2" office:value-type="float" office:value="0.0311839841865123">
            <text:p>0.0311839842</text:p>
          </table:table-cell>
          <table:table-cell table:formula="of:=(1/(1+EXP(-[.P62]*[.J62]+[.Q62])))*8957" office:value-type="float" office:value="8899.67310842088">
            <text:p>8900</text:p>
          </table:table-cell>
          <table:table-cell table:formula="of:=[.P61]" office:value-type="float" office:value="0.165">
            <text:p>0.165</text:p>
          </table:table-cell>
          <table:table-cell table:formula="of:=[.Q61]" office:value-type="float" office:value="5.02">
            <text:p>5.02</text:p>
          </table:table-cell>
          <table:table-cell table:formula="of:=[.O62]-[.O61]" office:value-type="float" office:value="10.206510860231">
            <text:p>1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4">
            <text:p>2020-05-04</text:p>
          </table:table-cell>
          <table:table-cell table:number-columns-repeated="4"/>
          <table:table-cell table:style-name="ce7" table:formula="of:=[.F62]*(1/5)+[.F62]" office:value-type="float" office:value="3380850.86119001">
            <text:p>3,380,851</text:p>
          </table:table-cell>
          <table:table-cell table:style-name="ce7" table:number-columns-repeated="2"/>
          <table:table-cell/>
          <table:table-cell office:value-type="float" office:value="62">
            <text:p>62</text:p>
          </table:table-cell>
          <table:table-cell table:style-name="ce8" table:formula="of:=[.K62]*(1/5)*[.L63]/100+[.K62]" office:value-type="float" office:value="118336.990703077">
            <text:p>118337</text:p>
          </table:table-cell>
          <table:table-cell table:formula="of:=[.L62]/1" office:value-type="float" office:value="55">
            <text:p>55</text:p>
          </table:table-cell>
          <table:table-cell table:style-name="ce8" table:formula="of:=[.M62]*(1/5)*[.N63]/100+[.M62]" office:value-type="float" office:value="2526.87475673718">
            <text:p>2527</text:p>
          </table:table-cell>
          <table:table-cell table:formula="of:=[.N62]/1.2" office:value-type="float" office:value="0.0259866534887603">
            <text:p>0.0259866535</text:p>
          </table:table-cell>
          <table:table-cell table:formula="of:=(1/(1+EXP(-[.P63]*[.J63]+[.Q63])))*8957" office:value-type="float" office:value="8908.34552365305">
            <text:p>8908</text:p>
          </table:table-cell>
          <table:table-cell table:formula="of:=[.P62]" office:value-type="float" office:value="0.165">
            <text:p>0.165</text:p>
          </table:table-cell>
          <table:table-cell table:formula="of:=[.Q62]" office:value-type="float" office:value="5.02">
            <text:p>5.02</text:p>
          </table:table-cell>
          <table:table-cell table:formula="of:=[.O63]-[.O62]" office:value-type="float" office:value="8.67241523217126">
            <text:p>9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5">
            <text:p>2020-05-05</text:p>
          </table:table-cell>
          <table:table-cell table:number-columns-repeated="4"/>
          <table:table-cell table:style-name="ce7" table:formula="of:=[.F63]*(1/5)+[.F63]" office:value-type="float" office:value="4057021.03342801">
            <text:p>4,057,021</text:p>
          </table:table-cell>
          <table:table-cell table:style-name="ce7" table:number-columns-repeated="2"/>
          <table:table-cell/>
          <table:table-cell office:value-type="float" office:value="63">
            <text:p>63</text:p>
          </table:table-cell>
          <table:table-cell table:style-name="ce8" table:formula="of:=[.K63]*(1/5)*[.L64]/100+[.K63]" office:value-type="float" office:value="131354.059680416">
            <text:p>131354</text:p>
          </table:table-cell>
          <table:table-cell table:formula="of:=[.L63]/1" office:value-type="float" office:value="55">
            <text:p>55</text:p>
          </table:table-cell>
          <table:table-cell table:style-name="ce8" table:formula="of:=[.M63]*(1/5)*[.N64]/100+[.M63]" office:value-type="float" office:value="2526.98419843503">
            <text:p>2527</text:p>
          </table:table-cell>
          <table:table-cell table:formula="of:=[.N63]/1.2" office:value-type="float" office:value="0.0216555445739669">
            <text:p>0.0216555446</text:p>
          </table:table-cell>
          <table:table-cell table:formula="of:=(1/(1+EXP(-[.P64]*[.J64]+[.Q64])))*8957" office:value-type="float" office:value="8915.71206198935">
            <text:p>8916</text:p>
          </table:table-cell>
          <table:table-cell table:formula="of:=[.P63]" office:value-type="float" office:value="0.165">
            <text:p>0.165</text:p>
          </table:table-cell>
          <table:table-cell table:formula="of:=[.Q63]" office:value-type="float" office:value="5.02">
            <text:p>5.02</text:p>
          </table:table-cell>
          <table:table-cell table:formula="of:=[.O64]-[.O63]" office:value-type="float" office:value="7.36653833629498">
            <text:p>7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6">
            <text:p>2020-05-06</text:p>
          </table:table-cell>
          <table:table-cell table:number-columns-repeated="4"/>
          <table:table-cell table:style-name="ce7" table:formula="of:=[.F64]*(1/5)+[.F64]" office:value-type="float" office:value="4868425.24011361">
            <text:p>4,868,425</text:p>
          </table:table-cell>
          <table:table-cell table:style-name="ce7" table:number-columns-repeated="2"/>
          <table:table-cell/>
          <table:table-cell office:value-type="float" office:value="64">
            <text:p>64</text:p>
          </table:table-cell>
          <table:table-cell table:style-name="ce8" table:formula="of:=[.K64]*(1/5)*[.L65]/100+[.K64]" office:value-type="float" office:value="145803.006245261">
            <text:p>145803</text:p>
          </table:table-cell>
          <table:table-cell table:formula="of:=[.L64]/1" office:value-type="float" office:value="55">
            <text:p>55</text:p>
          </table:table-cell>
          <table:table-cell table:style-name="ce8" table:formula="of:=[.M64]*(1/5)*[.N65]/100+[.M64]" office:value-type="float" office:value="2527.07540379994">
            <text:p>2527</text:p>
          </table:table-cell>
          <table:table-cell table:formula="of:=[.N64]/1.2" office:value-type="float" office:value="0.0180462871449724">
            <text:p>0.0180462871</text:p>
          </table:table-cell>
          <table:table-cell table:formula="of:=(1/(1+EXP(-[.P65]*[.J65]+[.Q65])))*8957" office:value-type="float" office:value="8921.9676545539">
            <text:p>8922</text:p>
          </table:table-cell>
          <table:table-cell table:formula="of:=[.P64]" office:value-type="float" office:value="0.165">
            <text:p>0.165</text:p>
          </table:table-cell>
          <table:table-cell table:formula="of:=[.Q64]" office:value-type="float" office:value="5.02">
            <text:p>5.02</text:p>
          </table:table-cell>
          <table:table-cell table:formula="of:=[.O65]-[.O64]" office:value-type="float" office:value="6.25559256455381">
            <text:p>6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7">
            <text:p>2020-05-07</text:p>
          </table:table-cell>
          <table:table-cell table:number-columns-repeated="4"/>
          <table:table-cell table:style-name="ce7" table:formula="of:=[.F65]*(1/5)+[.F65]" office:value-type="float" office:value="5842110.28813633">
            <text:p>5,842,110</text:p>
          </table:table-cell>
          <table:table-cell table:style-name="ce7" table:number-columns-repeated="2"/>
          <table:table-cell/>
          <table:table-cell office:value-type="float" office:value="65">
            <text:p>65</text:p>
          </table:table-cell>
          <table:table-cell table:style-name="ce8" table:formula="of:=[.K65]*(1/5)*[.L66]/100+[.K65]" office:value-type="float" office:value="161841.33693224">
            <text:p>161841</text:p>
          </table:table-cell>
          <table:table-cell table:formula="of:=[.L65]/1" office:value-type="float" office:value="55">
            <text:p>55</text:p>
          </table:table-cell>
          <table:table-cell table:style-name="ce8" table:formula="of:=[.M65]*(1/5)*[.N66]/100+[.M65]" office:value-type="float" office:value="2527.1514110139">
            <text:p>2527</text:p>
          </table:table-cell>
          <table:table-cell table:formula="of:=[.N65]/1.2" office:value-type="float" office:value="0.0150385726208103">
            <text:p>0.0150385726</text:p>
          </table:table-cell>
          <table:table-cell table:formula="of:=(1/(1+EXP(-[.P66]*[.J66]+[.Q66])))*8957" office:value-type="float" office:value="8927.2786132023">
            <text:p>8927</text:p>
          </table:table-cell>
          <table:table-cell table:formula="of:=[.P65]" office:value-type="float" office:value="0.165">
            <text:p>0.165</text:p>
          </table:table-cell>
          <table:table-cell table:formula="of:=[.Q65]" office:value-type="float" office:value="5.02">
            <text:p>5.02</text:p>
          </table:table-cell>
          <table:table-cell table:formula="of:=[.O66]-[.O65]" office:value-type="float" office:value="5.31095864839517">
            <text:p>5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8">
            <text:p>2020-05-08</text:p>
          </table:table-cell>
          <table:table-cell table:number-columns-repeated="4"/>
          <table:table-cell table:style-name="ce7" table:formula="of:=[.F66]*(1/5)+[.F66]" office:value-type="float" office:value="7010532.3457636">
            <text:p>7,010,532</text:p>
          </table:table-cell>
          <table:table-cell table:style-name="ce7" table:number-columns-repeated="2"/>
          <table:table-cell/>
          <table:table-cell office:value-type="float" office:value="66">
            <text:p>66</text:p>
          </table:table-cell>
          <table:table-cell table:style-name="ce8" table:formula="of:=[.K66]*(1/5)*[.L67]/100+[.K66]" office:value-type="float" office:value="179643.883994787">
            <text:p>179644</text:p>
          </table:table-cell>
          <table:table-cell table:formula="of:=[.L66]/1" office:value-type="float" office:value="55">
            <text:p>55</text:p>
          </table:table-cell>
          <table:table-cell table:style-name="ce8" table:formula="of:=[.M66]*(1/5)*[.N67]/100+[.M66]" office:value-type="float" office:value="2527.21475226393">
            <text:p>2527</text:p>
          </table:table-cell>
          <table:table-cell table:formula="of:=[.N66]/1.2" office:value-type="float" office:value="0.0125321438506753">
            <text:p>0.0125321439</text:p>
          </table:table-cell>
          <table:table-cell table:formula="of:=(1/(1+EXP(-[.P67]*[.J67]+[.Q67])))*8957" office:value-type="float" office:value="8931.7866975065">
            <text:p>8932</text:p>
          </table:table-cell>
          <table:table-cell table:formula="of:=[.P66]" office:value-type="float" office:value="0.165">
            <text:p>0.165</text:p>
          </table:table-cell>
          <table:table-cell table:formula="of:=[.Q66]" office:value-type="float" office:value="5.02">
            <text:p>5.02</text:p>
          </table:table-cell>
          <table:table-cell table:formula="of:=[.O67]-[.O66]" office:value-type="float" office:value="4.50808430419966">
            <text:p>5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09">
            <text:p>2020-05-09</text:p>
          </table:table-cell>
          <table:table-cell table:number-columns-repeated="4"/>
          <table:table-cell table:style-name="ce7" table:formula="of:=[.F67]*(1/5)+[.F67]" office:value-type="float" office:value="8412638.81491632">
            <text:p>8,412,639</text:p>
          </table:table-cell>
          <table:table-cell table:style-name="ce7" table:number-columns-repeated="2"/>
          <table:table-cell/>
          <table:table-cell office:value-type="float" office:value="67">
            <text:p>67</text:p>
          </table:table-cell>
          <table:table-cell table:style-name="ce8" table:formula="of:=[.K67]*(1/5)*[.L68]/100+[.K67]" office:value-type="float" office:value="199404.711234213">
            <text:p>199405</text:p>
          </table:table-cell>
          <table:table-cell table:formula="of:=[.L67]/1" office:value-type="float" office:value="55">
            <text:p>55</text:p>
          </table:table-cell>
          <table:table-cell table:style-name="ce8" table:formula="of:=[.M67]*(1/5)*[.N68]/100+[.M67]" office:value-type="float" office:value="2527.26753796196">
            <text:p>2527</text:p>
          </table:table-cell>
          <table:table-cell table:formula="of:=[.N67]/1.2" office:value-type="float" office:value="0.0104434532088961">
            <text:p>0.0104434532</text:p>
          </table:table-cell>
          <table:table-cell table:formula="of:=(1/(1+EXP(-[.P68]*[.J68]+[.Q68])))*8957" office:value-type="float" office:value="8935.61264217123">
            <text:p>8936</text:p>
          </table:table-cell>
          <table:table-cell table:formula="of:=[.P67]" office:value-type="float" office:value="0.165">
            <text:p>0.165</text:p>
          </table:table-cell>
          <table:table-cell table:formula="of:=[.Q67]" office:value-type="float" office:value="5.02">
            <text:p>5.02</text:p>
          </table:table-cell>
          <table:table-cell table:formula="of:=[.O68]-[.O67]" office:value-type="float" office:value="3.82594466472983">
            <text:p>4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0">
            <text:p>2020-05-10</text:p>
          </table:table-cell>
          <table:table-cell table:number-columns-repeated="4"/>
          <table:table-cell table:style-name="ce7" table:formula="of:=[.F68]*(1/5)+[.F68]" office:value-type="float" office:value="10095166.5778996">
            <text:p>10,095,167</text:p>
          </table:table-cell>
          <table:table-cell table:style-name="ce7" table:number-columns-repeated="2"/>
          <table:table-cell/>
          <table:table-cell office:value-type="float" office:value="68">
            <text:p>68</text:p>
          </table:table-cell>
          <table:table-cell table:style-name="ce8" table:formula="of:=[.K68]*(1/5)*[.L69]/100+[.K68]" office:value-type="float" office:value="221339.229469976">
            <text:p>221339</text:p>
          </table:table-cell>
          <table:table-cell table:formula="of:=[.L68]/1" office:value-type="float" office:value="55">
            <text:p>55</text:p>
          </table:table-cell>
          <table:table-cell table:style-name="ce8" table:formula="of:=[.M68]*(1/5)*[.N69]/100+[.M68]" office:value-type="float" office:value="2527.31152696242">
            <text:p>2527</text:p>
          </table:table-cell>
          <table:table-cell table:formula="of:=[.N68]/1.2" office:value-type="float" office:value="0.00870287767408006">
            <text:p>0.0087028777</text:p>
          </table:table-cell>
          <table:table-cell table:formula="of:=(1/(1+EXP(-[.P69]*[.J69]+[.Q69])))*8957" office:value-type="float" office:value="8938.85920527528">
            <text:p>8939</text:p>
          </table:table-cell>
          <table:table-cell table:formula="of:=[.P68]" office:value-type="float" office:value="0.165">
            <text:p>0.165</text:p>
          </table:table-cell>
          <table:table-cell table:formula="of:=[.Q68]" office:value-type="float" office:value="5.02">
            <text:p>5.02</text:p>
          </table:table-cell>
          <table:table-cell table:formula="of:=[.O69]-[.O68]" office:value-type="float" office:value="3.24656310405408">
            <text:p>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1">
            <text:p>2020-05-11</text:p>
          </table:table-cell>
          <table:table-cell table:number-columns-repeated="4"/>
          <table:table-cell table:style-name="ce7" table:formula="of:=[.F69]*(1/5)+[.F69]" office:value-type="float" office:value="12114199.8934795">
            <text:p>12,114,200</text:p>
          </table:table-cell>
          <table:table-cell table:style-name="ce7" table:number-columns-repeated="2"/>
          <table:table-cell/>
          <table:table-cell office:value-type="float" office:value="69">
            <text:p>69</text:p>
          </table:table-cell>
          <table:table-cell table:style-name="ce8" table:formula="of:=[.K69]*(1/5)*[.L70]/100+[.K69]" office:value-type="float" office:value="245686.544711674">
            <text:p>245687</text:p>
          </table:table-cell>
          <table:table-cell table:formula="of:=[.L69]/1" office:value-type="float" office:value="55">
            <text:p>55</text:p>
          </table:table-cell>
          <table:table-cell table:style-name="ce8" table:formula="of:=[.M69]*(1/5)*[.N70]/100+[.M69]" office:value-type="float" office:value="2527.34818510086">
            <text:p>2527</text:p>
          </table:table-cell>
          <table:table-cell table:formula="of:=[.N69]/1.2" office:value-type="float" office:value="0.00725239806173338">
            <text:p>0.0072523981</text:p>
          </table:table-cell>
          <table:table-cell table:formula="of:=(1/(1+EXP(-[.P70]*[.J70]+[.Q70])))*8957" office:value-type="float" office:value="8941.61379443">
            <text:p>8942</text:p>
          </table:table-cell>
          <table:table-cell table:formula="of:=[.P69]" office:value-type="float" office:value="0.165">
            <text:p>0.165</text:p>
          </table:table-cell>
          <table:table-cell table:formula="of:=[.Q69]" office:value-type="float" office:value="5.02">
            <text:p>5.02</text:p>
          </table:table-cell>
          <table:table-cell table:formula="of:=[.O70]-[.O69]" office:value-type="float" office:value="2.75458915471791">
            <text:p>3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2">
            <text:p>2020-05-12</text:p>
          </table:table-cell>
          <table:table-cell table:number-columns-repeated="4"/>
          <table:table-cell table:style-name="ce7" table:formula="of:=[.F70]*(1/5)+[.F70]" office:value-type="float" office:value="14537039.8721754">
            <text:p>14,537,040</text:p>
          </table:table-cell>
          <table:table-cell table:style-name="ce7" table:number-columns-repeated="2"/>
          <table:table-cell/>
          <table:table-cell office:value-type="float" office:value="70">
            <text:p>70</text:p>
          </table:table-cell>
          <table:table-cell table:style-name="ce8" table:formula="of:=[.K70]*(1/5)*[.L71]/100+[.K70]" office:value-type="float" office:value="272712.064629958">
            <text:p>272712</text:p>
          </table:table-cell>
          <table:table-cell table:formula="of:=[.L70]/1" office:value-type="float" office:value="55">
            <text:p>55</text:p>
          </table:table-cell>
          <table:table-cell table:style-name="ce8" table:formula="of:=[.M70]*(1/5)*[.N71]/100+[.M70]" office:value-type="float" office:value="2527.37873399266">
            <text:p>2527</text:p>
          </table:table-cell>
          <table:table-cell table:formula="of:=[.N70]/1.2" office:value-type="float" office:value="0.00604366505144449">
            <text:p>0.0060436651</text:p>
          </table:table-cell>
          <table:table-cell table:formula="of:=(1/(1+EXP(-[.P71]*[.J71]+[.Q71])))*8957" office:value-type="float" office:value="8943.9507235741">
            <text:p>8944</text:p>
          </table:table-cell>
          <table:table-cell table:formula="of:=[.P70]" office:value-type="float" office:value="0.165">
            <text:p>0.165</text:p>
          </table:table-cell>
          <table:table-cell table:formula="of:=[.Q70]" office:value-type="float" office:value="5.02">
            <text:p>5.02</text:p>
          </table:table-cell>
          <table:table-cell table:formula="of:=[.O71]-[.O70]" office:value-type="float" office:value="2.33692914410494">
            <text:p>2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3">
            <text:p>2020-05-13</text:p>
          </table:table-cell>
          <table:table-cell table:number-columns-repeated="4"/>
          <table:table-cell table:style-name="ce7" table:formula="of:=[.F71]*(1/5)+[.F71]" office:value-type="float" office:value="17444447.8466105">
            <text:p>17,444,448</text:p>
          </table:table-cell>
          <table:table-cell table:style-name="ce7" table:number-columns-repeated="2"/>
          <table:table-cell/>
          <table:table-cell office:value-type="float" office:value="71">
            <text:p>71</text:p>
          </table:table-cell>
          <table:table-cell table:style-name="ce8" table:formula="of:=[.K71]*(1/5)*[.L72]/100+[.K71]" office:value-type="float" office:value="302710.391739253">
            <text:p>302710</text:p>
          </table:table-cell>
          <table:table-cell table:formula="of:=[.L71]/1" office:value-type="float" office:value="55">
            <text:p>55</text:p>
          </table:table-cell>
          <table:table-cell table:style-name="ce8" table:formula="of:=[.M71]*(1/5)*[.N72]/100+[.M71]" office:value-type="float" office:value="2527.4041917102">
            <text:p>2527</text:p>
          </table:table-cell>
          <table:table-cell table:formula="of:=[.N71]/1.2" office:value-type="float" office:value="0.00503638754287041">
            <text:p>0.0050363875</text:p>
          </table:table-cell>
          <table:table-cell table:formula="of:=(1/(1+EXP(-[.P72]*[.J72]+[.Q72])))*8957" office:value-type="float" office:value="8945.93314825394">
            <text:p>8946</text:p>
          </table:table-cell>
          <table:table-cell table:formula="of:=[.P71]" office:value-type="float" office:value="0.165">
            <text:p>0.165</text:p>
          </table:table-cell>
          <table:table-cell table:formula="of:=[.Q71]" office:value-type="float" office:value="5.02">
            <text:p>5.02</text:p>
          </table:table-cell>
          <table:table-cell table:formula="of:=[.O72]-[.O71]" office:value-type="float" office:value="1.98242467983619">
            <text:p>2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4">
            <text:p>2020-05-14</text:p>
          </table:table-cell>
          <table:table-cell table:number-columns-repeated="4"/>
          <table:table-cell table:style-name="ce7" table:formula="of:=[.F72]*(1/5)+[.F72]" office:value-type="float" office:value="20933337.4159326">
            <text:p>20,933,337</text:p>
          </table:table-cell>
          <table:table-cell table:style-name="ce7" table:number-columns-repeated="2"/>
          <table:table-cell/>
          <table:table-cell office:value-type="float" office:value="72">
            <text:p>72</text:p>
          </table:table-cell>
          <table:table-cell table:style-name="ce8" table:formula="of:=[.K72]*(1/5)*[.L73]/100+[.K72]" office:value-type="float" office:value="336008.534830571">
            <text:p>336009</text:p>
          </table:table-cell>
          <table:table-cell table:formula="of:=[.L72]/1" office:value-type="float" office:value="55">
            <text:p>55</text:p>
          </table:table-cell>
          <table:table-cell table:style-name="ce8" table:formula="of:=[.M72]*(1/5)*[.N73]/100+[.M72]" office:value-type="float" office:value="2527.42540668852">
            <text:p>2527</text:p>
          </table:table-cell>
          <table:table-cell table:formula="of:=[.N72]/1.2" office:value-type="float" office:value="0.00419698961905867">
            <text:p>0.0041969896</text:p>
          </table:table-cell>
          <table:table-cell table:formula="of:=(1/(1+EXP(-[.P73]*[.J73]+[.Q73])))*8957" office:value-type="float" office:value="8947.61472225404">
            <text:p>8948</text:p>
          </table:table-cell>
          <table:table-cell table:formula="of:=[.P72]" office:value-type="float" office:value="0.165">
            <text:p>0.165</text:p>
          </table:table-cell>
          <table:table-cell table:formula="of:=[.Q72]" office:value-type="float" office:value="5.02">
            <text:p>5.02</text:p>
          </table:table-cell>
          <table:table-cell table:formula="of:=[.O73]-[.O72]" office:value-type="float" office:value="1.68157400010386">
            <text:p>2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5">
            <text:p>2020-05-15</text:p>
          </table:table-cell>
          <table:table-cell table:number-columns-repeated="4"/>
          <table:table-cell table:style-name="ce7" table:formula="of:=[.F73]*(1/5)+[.F73]" office:value-type="float" office:value="25120004.8991191">
            <text:p>25,120,005</text:p>
          </table:table-cell>
          <table:table-cell table:style-name="ce7" table:number-columns-repeated="2"/>
          <table:table-cell/>
          <table:table-cell office:value-type="float" office:value="73">
            <text:p>73</text:p>
          </table:table-cell>
          <table:table-cell table:style-name="ce8" table:formula="of:=[.K73]*(1/5)*[.L74]/100+[.K73]" office:value-type="float" office:value="372969.473661934">
            <text:p>372969</text:p>
          </table:table-cell>
          <table:table-cell table:formula="of:=[.L73]/1" office:value-type="float" office:value="55">
            <text:p>55</text:p>
          </table:table-cell>
          <table:table-cell table:style-name="ce8" table:formula="of:=[.M73]*(1/5)*[.N74]/100+[.M73]" office:value-type="float" office:value="2527.44308598551">
            <text:p>2527</text:p>
          </table:table-cell>
          <table:table-cell table:formula="of:=[.N73]/1.2" office:value-type="float" office:value="0.00349749134921556">
            <text:p>0.0034974913</text:p>
          </table:table-cell>
          <table:table-cell table:formula="of:=(1/(1+EXP(-[.P74]*[.J74]+[.Q74])))*8957" office:value-type="float" office:value="8949.0410135909">
            <text:p>8949</text:p>
          </table:table-cell>
          <table:table-cell table:formula="of:=[.P73]" office:value-type="float" office:value="0.165">
            <text:p>0.165</text:p>
          </table:table-cell>
          <table:table-cell table:formula="of:=[.Q73]" office:value-type="float" office:value="5.02">
            <text:p>5.02</text:p>
          </table:table-cell>
          <table:table-cell table:formula="of:=[.O74]-[.O73]" office:value-type="float" office:value="1.42629133685659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6">
            <text:p>2020-05-16</text:p>
          </table:table-cell>
          <table:table-cell table:number-columns-repeated="4"/>
          <table:table-cell table:style-name="ce7" table:formula="of:=[.F74]*(1/5)+[.F74]" office:value-type="float" office:value="30144005.8789429">
            <text:p>30,144,006</text:p>
          </table:table-cell>
          <table:table-cell table:style-name="ce7" table:number-columns-repeated="2"/>
          <table:table-cell/>
          <table:table-cell office:value-type="float" office:value="74">
            <text:p>74</text:p>
          </table:table-cell>
          <table:table-cell table:style-name="ce8" table:formula="of:=[.K74]*(1/5)*[.L75]/100+[.K74]" office:value-type="float" office:value="413996.115764747">
            <text:p>413996</text:p>
          </table:table-cell>
          <table:table-cell table:formula="of:=[.L74]/1" office:value-type="float" office:value="55">
            <text:p>55</text:p>
          </table:table-cell>
          <table:table-cell table:style-name="ce8" table:formula="of:=[.M74]*(1/5)*[.N75]/100+[.M74]" office:value-type="float" office:value="2527.45781883606">
            <text:p>2527</text:p>
          </table:table-cell>
          <table:table-cell table:formula="of:=[.N74]/1.2" office:value-type="float" office:value="0.0029145761243463">
            <text:p>0.0029145761</text:p>
          </table:table-cell>
          <table:table-cell table:formula="of:=(1/(1+EXP(-[.P75]*[.J75]+[.Q75])))*8957" office:value-type="float" office:value="8950.2507133114">
            <text:p>8950</text:p>
          </table:table-cell>
          <table:table-cell table:formula="of:=[.P74]" office:value-type="float" office:value="0.165">
            <text:p>0.165</text:p>
          </table:table-cell>
          <table:table-cell table:formula="of:=[.Q74]" office:value-type="float" office:value="5.02">
            <text:p>5.02</text:p>
          </table:table-cell>
          <table:table-cell table:formula="of:=[.O75]-[.O74]" office:value-type="float" office:value="1.20969972050261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7">
            <text:p>2020-05-17</text:p>
          </table:table-cell>
          <table:table-cell table:number-columns-repeated="4"/>
          <table:table-cell table:style-name="ce7" table:formula="of:=[.F75]*(1/5)+[.F75]" office:value-type="float" office:value="36172807.0547315">
            <text:p>36,172,807</text:p>
          </table:table-cell>
          <table:table-cell table:style-name="ce7" table:number-columns-repeated="2"/>
          <table:table-cell/>
          <table:table-cell office:value-type="float" office:value="75">
            <text:p>75</text:p>
          </table:table-cell>
          <table:table-cell table:style-name="ce8" table:formula="of:=[.K75]*(1/5)*[.L76]/100+[.K75]" office:value-type="float" office:value="459535.688498869">
            <text:p>459536</text:p>
          </table:table-cell>
          <table:table-cell table:formula="of:=[.L75]/1" office:value-type="float" office:value="55">
            <text:p>55</text:p>
          </table:table-cell>
          <table:table-cell table:style-name="ce8" table:formula="of:=[.M75]*(1/5)*[.N76]/100+[.M75]" office:value-type="float" office:value="2527.47009628308">
            <text:p>2527</text:p>
          </table:table-cell>
          <table:table-cell table:formula="of:=[.N75]/1.2" office:value-type="float" office:value="0.00242881343695525">
            <text:p>0.0024288134</text:p>
          </table:table-cell>
          <table:table-cell table:formula="of:=(1/(1+EXP(-[.P76]*[.J76]+[.Q76])))*8957" office:value-type="float" office:value="8951.2766663282">
            <text:p>8951</text:p>
          </table:table-cell>
          <table:table-cell table:formula="of:=[.P75]" office:value-type="float" office:value="0.165">
            <text:p>0.165</text:p>
          </table:table-cell>
          <table:table-cell table:formula="of:=[.Q75]" office:value-type="float" office:value="5.02">
            <text:p>5.02</text:p>
          </table:table-cell>
          <table:table-cell table:formula="of:=[.O76]-[.O75]" office:value-type="float" office:value="1.0259530168023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8">
            <text:p>2020-05-18</text:p>
          </table:table-cell>
          <table:table-cell table:number-columns-repeated="4"/>
          <table:table-cell table:style-name="ce7" table:formula="of:=[.F76]*(1/5)+[.F76]" office:value-type="float" office:value="43407368.4656778">
            <text:p>43,407,368</text:p>
          </table:table-cell>
          <table:table-cell table:style-name="ce7" table:number-columns-repeated="2"/>
          <table:table-cell/>
          <table:table-cell office:value-type="float" office:value="76">
            <text:p>76</text:p>
          </table:table-cell>
          <table:table-cell table:style-name="ce8" table:formula="of:=[.K76]*(1/5)*[.L77]/100+[.K76]" office:value-type="float" office:value="510084.614233745">
            <text:p>510085</text:p>
          </table:table-cell>
          <table:table-cell table:formula="of:=[.L76]/1" office:value-type="float" office:value="55">
            <text:p>55</text:p>
          </table:table-cell>
          <table:table-cell table:style-name="ce8" table:formula="of:=[.M76]*(1/5)*[.N77]/100+[.M76]" office:value-type="float" office:value="2527.48032753863">
            <text:p>2527</text:p>
          </table:table-cell>
          <table:table-cell table:formula="of:=[.N76]/1.2" office:value-type="float" office:value="0.00202401119746271">
            <text:p>0.0020240112</text:p>
          </table:table-cell>
          <table:table-cell table:formula="of:=(1/(1+EXP(-[.P77]*[.J77]+[.Q77])))*8957" office:value-type="float" office:value="8952.14674971275">
            <text:p>8952</text:p>
          </table:table-cell>
          <table:table-cell table:formula="of:=[.P76]" office:value-type="float" office:value="0.165">
            <text:p>0.165</text:p>
          </table:table-cell>
          <table:table-cell table:formula="of:=[.Q76]" office:value-type="float" office:value="5.02">
            <text:p>5.02</text:p>
          </table:table-cell>
          <table:table-cell table:formula="of:=[.O77]-[.O76]" office:value-type="float" office:value="0.870083384546888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19">
            <text:p>2020-05-19</text:p>
          </table:table-cell>
          <table:table-cell table:number-columns-repeated="4"/>
          <table:table-cell table:style-name="ce7" table:formula="of:=[.F77]*(1/5)+[.F77]" office:value-type="float" office:value="52088842.1588133">
            <text:p>52,088,842</text:p>
          </table:table-cell>
          <table:table-cell table:style-name="ce7" table:number-columns-repeated="2"/>
          <table:table-cell/>
          <table:table-cell office:value-type="float" office:value="77">
            <text:p>77</text:p>
          </table:table-cell>
          <table:table-cell table:style-name="ce8" table:formula="of:=[.K77]*(1/5)*[.L78]/100+[.K77]" office:value-type="float" office:value="566193.921799457">
            <text:p>566194</text:p>
          </table:table-cell>
          <table:table-cell table:formula="of:=[.L77]/1" office:value-type="float" office:value="55">
            <text:p>55</text:p>
          </table:table-cell>
          <table:table-cell table:style-name="ce8" table:formula="of:=[.M77]*(1/5)*[.N78]/100+[.M77]" office:value-type="float" office:value="2527.48885361944">
            <text:p>2527</text:p>
          </table:table-cell>
          <table:table-cell table:formula="of:=[.N77]/1.2" office:value-type="float" office:value="0.00168667599788559">
            <text:p>0.001686676</text:p>
          </table:table-cell>
          <table:table-cell table:formula="of:=(1/(1+EXP(-[.P78]*[.J78]+[.Q78])))*8957" office:value-type="float" office:value="8952.88462045945">
            <text:p>8953</text:p>
          </table:table-cell>
          <table:table-cell table:formula="of:=[.P77]" office:value-type="float" office:value="0.165">
            <text:p>0.165</text:p>
          </table:table-cell>
          <table:table-cell table:formula="of:=[.Q77]" office:value-type="float" office:value="5.02">
            <text:p>5.02</text:p>
          </table:table-cell>
          <table:table-cell table:formula="of:=[.O78]-[.O77]" office:value-type="float" office:value="0.737870746699628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0">
            <text:p>2020-05-20</text:p>
          </table:table-cell>
          <table:table-cell table:number-columns-repeated="4"/>
          <table:table-cell table:style-name="ce7" table:formula="of:=[.F78]*(1/5)+[.F78]" office:value-type="float" office:value="62506610.590576">
            <text:p>62,506,611</text:p>
          </table:table-cell>
          <table:table-cell table:style-name="ce7" table:number-columns-repeated="2"/>
          <table:table-cell/>
          <table:table-cell office:value-type="float" office:value="78">
            <text:p>78</text:p>
          </table:table-cell>
          <table:table-cell table:style-name="ce8" table:formula="of:=[.K78]*(1/5)*[.L79]/100+[.K78]" office:value-type="float" office:value="628475.253197397">
            <text:p>628475</text:p>
          </table:table-cell>
          <table:table-cell table:formula="of:=[.L78]/1" office:value-type="float" office:value="55">
            <text:p>55</text:p>
          </table:table-cell>
          <table:table-cell table:style-name="ce8" table:formula="of:=[.M78]*(1/5)*[.N79]/100+[.M78]" office:value-type="float" office:value="2527.49595871075">
            <text:p>2527</text:p>
          </table:table-cell>
          <table:table-cell table:formula="of:=[.N78]/1.2" office:value-type="float" office:value="0.00140556333157133">
            <text:p>0.0014055633</text:p>
          </table:table-cell>
          <table:table-cell table:formula="of:=(1/(1+EXP(-[.P79]*[.J79]+[.Q79])))*8957" office:value-type="float" office:value="8953.51035171765">
            <text:p>8954</text:p>
          </table:table-cell>
          <table:table-cell table:formula="of:=[.P78]" office:value-type="float" office:value="0.165">
            <text:p>0.165</text:p>
          </table:table-cell>
          <table:table-cell table:formula="of:=[.Q78]" office:value-type="float" office:value="5.02">
            <text:p>5.02</text:p>
          </table:table-cell>
          <table:table-cell table:formula="of:=[.O79]-[.O78]" office:value-type="float" office:value="0.625731258196538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1">
            <text:p>2020-05-21</text:p>
          </table:table-cell>
          <table:table-cell table:number-columns-repeated="4"/>
          <table:table-cell table:style-name="ce7" table:formula="of:=[.F79]*(1/5)+[.F79]" office:value-type="float" office:value="75007932.7086912">
            <text:p>75,007,933</text:p>
          </table:table-cell>
          <table:table-cell table:style-name="ce7" table:number-columns-repeated="2"/>
          <table:table-cell/>
          <table:table-cell office:value-type="float" office:value="79">
            <text:p>79</text:p>
          </table:table-cell>
          <table:table-cell table:style-name="ce8" table:formula="of:=[.K79]*(1/5)*[.L80]/100+[.K79]" office:value-type="float" office:value="697607.531049111">
            <text:p>697608</text:p>
          </table:table-cell>
          <table:table-cell table:formula="of:=[.L79]/1" office:value-type="float" office:value="55">
            <text:p>55</text:p>
          </table:table-cell>
          <table:table-cell table:style-name="ce8" table:formula="of:=[.M79]*(1/5)*[.N80]/100+[.M79]" office:value-type="float" office:value="2527.50187963681">
            <text:p>2528</text:p>
          </table:table-cell>
          <table:table-cell table:formula="of:=[.N79]/1.2" office:value-type="float" office:value="0.00117130277630944">
            <text:p>0.0011713028</text:p>
          </table:table-cell>
          <table:table-cell table:formula="of:=(1/(1+EXP(-[.P80]*[.J80]+[.Q80])))*8957" office:value-type="float" office:value="8954.04097383815">
            <text:p>8954</text:p>
          </table:table-cell>
          <table:table-cell table:formula="of:=[.P79]" office:value-type="float" office:value="0.165">
            <text:p>0.165</text:p>
          </table:table-cell>
          <table:table-cell table:formula="of:=[.Q79]" office:value-type="float" office:value="5.02">
            <text:p>5.02</text:p>
          </table:table-cell>
          <table:table-cell table:formula="of:=[.O80]-[.O79]" office:value-type="float" office:value="0.53062212050645">
            <text:p>1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2">
            <text:p>2020-05-22</text:p>
          </table:table-cell>
          <table:table-cell table:number-columns-repeated="4"/>
          <table:table-cell table:style-name="ce7" table:formula="of:=[.F80]*(1/5)+[.F80]" office:value-type="float" office:value="90009519.2504294">
            <text:p>90,009,519</text:p>
          </table:table-cell>
          <table:table-cell table:style-name="ce7" table:number-columns-repeated="2"/>
          <table:table-cell/>
          <table:table-cell office:value-type="float" office:value="80">
            <text:p>80</text:p>
          </table:table-cell>
          <table:table-cell table:style-name="ce8" table:formula="of:=[.K80]*(1/5)*[.L81]/100+[.K80]" office:value-type="float" office:value="774344.359464513">
            <text:p>774344</text:p>
          </table:table-cell>
          <table:table-cell table:formula="of:=[.L80]/1" office:value-type="float" office:value="55">
            <text:p>55</text:p>
          </table:table-cell>
          <table:table-cell table:style-name="ce8" table:formula="of:=[.M80]*(1/5)*[.N81]/100+[.M80]" office:value-type="float" office:value="2527.50681375343">
            <text:p>2528</text:p>
          </table:table-cell>
          <table:table-cell table:formula="of:=[.N80]/1.2" office:value-type="float" office:value="0.000976085646924532">
            <text:p>0.0009760856</text:p>
          </table:table-cell>
          <table:table-cell table:formula="of:=(1/(1+EXP(-[.P81]*[.J81]+[.Q81])))*8957" office:value-type="float" office:value="8954.49093426736">
            <text:p>8954</text:p>
          </table:table-cell>
          <table:table-cell table:formula="of:=[.P80]" office:value-type="float" office:value="0.165">
            <text:p>0.165</text:p>
          </table:table-cell>
          <table:table-cell table:formula="of:=[.Q80]" office:value-type="float" office:value="5.02">
            <text:p>5.02</text:p>
          </table:table-cell>
          <table:table-cell table:formula="of:=[.O81]-[.O80]" office:value-type="float" office:value="0.449960429201383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3">
            <text:p>2020-05-23</text:p>
          </table:table-cell>
          <table:table-cell table:number-columns-repeated="4"/>
          <table:table-cell table:style-name="ce7" table:formula="of:=[.F81]*(1/5)+[.F81]" office:value-type="float" office:value="108011423.100515">
            <text:p>108,011,423</text:p>
          </table:table-cell>
          <table:table-cell table:style-name="ce7" table:number-columns-repeated="2"/>
          <table:table-cell/>
          <table:table-cell office:value-type="float" office:value="81">
            <text:p>81</text:p>
          </table:table-cell>
          <table:table-cell table:style-name="ce8" table:formula="of:=[.K81]*(1/5)*[.L82]/100+[.K81]" office:value-type="float" office:value="859522.239005609">
            <text:p>859522</text:p>
          </table:table-cell>
          <table:table-cell table:formula="of:=[.L81]/1" office:value-type="float" office:value="55">
            <text:p>55</text:p>
          </table:table-cell>
          <table:table-cell table:style-name="ce8" table:formula="of:=[.M81]*(1/5)*[.N82]/100+[.M81]" office:value-type="float" office:value="2527.5109255253">
            <text:p>2528</text:p>
          </table:table-cell>
          <table:table-cell table:formula="of:=[.N81]/1.2" office:value-type="float" office:value="0.000813404705770443">
            <text:p>0.0008134047</text:p>
          </table:table-cell>
          <table:table-cell table:formula="of:=(1/(1+EXP(-[.P82]*[.J82]+[.Q82])))*8957" office:value-type="float" office:value="8954.87248831198">
            <text:p>8955</text:p>
          </table:table-cell>
          <table:table-cell table:formula="of:=[.P81]" office:value-type="float" office:value="0.165">
            <text:p>0.165</text:p>
          </table:table-cell>
          <table:table-cell table:formula="of:=[.Q81]" office:value-type="float" office:value="5.02">
            <text:p>5.02</text:p>
          </table:table-cell>
          <table:table-cell table:formula="of:=[.O82]-[.O81]" office:value-type="float" office:value="0.381554044623044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4">
            <text:p>2020-05-24</text:p>
          </table:table-cell>
          <table:table-cell table:number-columns-repeated="4"/>
          <table:table-cell table:style-name="ce7" table:formula="of:=[.F82]*(1/5)+[.F82]" office:value-type="float" office:value="129613707.720618">
            <text:p>129,613,708</text:p>
          </table:table-cell>
          <table:table-cell table:style-name="ce7" table:number-columns-repeated="2"/>
          <table:table-cell/>
          <table:table-cell office:value-type="float" office:value="82">
            <text:p>82</text:p>
          </table:table-cell>
          <table:table-cell table:style-name="ce8" table:formula="of:=[.K82]*(1/5)*[.L83]/100+[.K82]" office:value-type="float" office:value="954069.685296226">
            <text:p>954070</text:p>
          </table:table-cell>
          <table:table-cell table:formula="of:=[.L82]/1" office:value-type="float" office:value="55">
            <text:p>55</text:p>
          </table:table-cell>
          <table:table-cell table:style-name="ce8" table:formula="of:=[.M82]*(1/5)*[.N83]/100+[.M82]" office:value-type="float" office:value="2527.51435200743">
            <text:p>2528</text:p>
          </table:table-cell>
          <table:table-cell table:formula="of:=[.N82]/1.2" office:value-type="float" office:value="0.000677837254808703">
            <text:p>0.0006778373</text:p>
          </table:table-cell>
          <table:table-cell table:formula="of:=(1/(1+EXP(-[.P83]*[.J83]+[.Q83])))*8957" office:value-type="float" office:value="8955.19603105867">
            <text:p>8955</text:p>
          </table:table-cell>
          <table:table-cell table:formula="of:=[.P82]" office:value-type="float" office:value="0.165">
            <text:p>0.165</text:p>
          </table:table-cell>
          <table:table-cell table:formula="of:=[.Q82]" office:value-type="float" office:value="5.02">
            <text:p>5.02</text:p>
          </table:table-cell>
          <table:table-cell table:formula="of:=[.O83]-[.O82]" office:value-type="float" office:value="0.323542746687963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5">
            <text:p>2020-05-25</text:p>
          </table:table-cell>
          <table:table-cell table:number-columns-repeated="4"/>
          <table:table-cell table:style-name="ce7" table:formula="of:=[.F83]*(1/5)+[.F83]" office:value-type="float" office:value="155536449.264742">
            <text:p>155,536,449</text:p>
          </table:table-cell>
          <table:table-cell table:style-name="ce7" table:number-columns-repeated="2"/>
          <table:table-cell/>
          <table:table-cell office:value-type="float" office:value="83">
            <text:p>83</text:p>
          </table:table-cell>
          <table:table-cell table:style-name="ce8" table:formula="of:=[.K83]*(1/5)*[.L84]/100+[.K83]" office:value-type="float" office:value="1059017.35067881">
            <text:p>1059017</text:p>
          </table:table-cell>
          <table:table-cell table:formula="of:=[.L83]/1" office:value-type="float" office:value="55">
            <text:p>55</text:p>
          </table:table-cell>
          <table:table-cell table:style-name="ce8" table:formula="of:=[.M83]*(1/5)*[.N84]/100+[.M83]" office:value-type="float" office:value="2527.51720741308">
            <text:p>2528</text:p>
          </table:table-cell>
          <table:table-cell table:formula="of:=[.N83]/1.2" office:value-type="float" office:value="0.000564864379007252">
            <text:p>0.0005648644</text:p>
          </table:table-cell>
          <table:table-cell table:formula="of:=(1/(1+EXP(-[.P84]*[.J84]+[.Q84])))*8957" office:value-type="float" office:value="8955.47037923279">
            <text:p>8955</text:p>
          </table:table-cell>
          <table:table-cell table:formula="of:=[.P83]" office:value-type="float" office:value="0.165">
            <text:p>0.165</text:p>
          </table:table-cell>
          <table:table-cell table:formula="of:=[.Q83]" office:value-type="float" office:value="5.02">
            <text:p>5.02</text:p>
          </table:table-cell>
          <table:table-cell table:formula="of:=[.O84]-[.O83]" office:value-type="float" office:value="0.27434817412904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6">
            <text:p>2020-05-26</text:p>
          </table:table-cell>
          <table:table-cell table:number-columns-repeated="4"/>
          <table:table-cell table:style-name="ce7" table:formula="of:=[.F84]*(1/5)+[.F84]" office:value-type="float" office:value="186643739.11769">
            <text:p>186,643,739</text:p>
          </table:table-cell>
          <table:table-cell table:style-name="ce7" table:number-columns-repeated="2"/>
          <table:table-cell/>
          <table:table-cell office:value-type="float" office:value="84">
            <text:p>84</text:p>
          </table:table-cell>
          <table:table-cell table:style-name="ce8" table:formula="of:=[.K84]*(1/5)*[.L85]/100+[.K84]" office:value-type="float" office:value="1175509.25925348">
            <text:p>1175509</text:p>
          </table:table-cell>
          <table:table-cell table:formula="of:=[.L84]/1" office:value-type="float" office:value="55">
            <text:p>55</text:p>
          </table:table-cell>
          <table:table-cell table:style-name="ce8" table:formula="of:=[.M84]*(1/5)*[.N85]/100+[.M84]" office:value-type="float" office:value="2527.51958692048">
            <text:p>2528</text:p>
          </table:table-cell>
          <table:table-cell table:formula="of:=[.N84]/1.2" office:value-type="float" office:value="0.000470720315839377">
            <text:p>0.0004707203</text:p>
          </table:table-cell>
          <table:table-cell table:formula="of:=(1/(1+EXP(-[.P85]*[.J85]+[.Q85])))*8957" office:value-type="float" office:value="8955.70301049155">
            <text:p>8956</text:p>
          </table:table-cell>
          <table:table-cell table:formula="of:=[.P84]" office:value-type="float" office:value="0.165">
            <text:p>0.165</text:p>
          </table:table-cell>
          <table:table-cell table:formula="of:=[.Q84]" office:value-type="float" office:value="5.02">
            <text:p>5.02</text:p>
          </table:table-cell>
          <table:table-cell table:formula="of:=[.O85]-[.O84]" office:value-type="float" office:value="0.232631258752008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7">
            <text:p>2020-05-27</text:p>
          </table:table-cell>
          <table:table-cell table:number-columns-repeated="4"/>
          <table:table-cell table:style-name="ce7" table:formula="of:=[.F85]*(1/5)+[.F85]" office:value-type="float" office:value="223972486.941229">
            <text:p>223,972,487</text:p>
          </table:table-cell>
          <table:table-cell table:style-name="ce7" table:number-columns-repeated="2"/>
          <table:table-cell/>
          <table:table-cell office:value-type="float" office:value="85">
            <text:p>85</text:p>
          </table:table-cell>
          <table:table-cell table:style-name="ce8" table:formula="of:=[.K85]*(1/5)*[.L86]/100+[.K85]" office:value-type="float" office:value="1304815.27777136">
            <text:p>1304815</text:p>
          </table:table-cell>
          <table:table-cell table:formula="of:=[.L85]/1" office:value-type="float" office:value="55">
            <text:p>55</text:p>
          </table:table-cell>
          <table:table-cell table:style-name="ce8" table:formula="of:=[.M85]*(1/5)*[.N86]/100+[.M85]" office:value-type="float" office:value="2527.52156984518">
            <text:p>2528</text:p>
          </table:table-cell>
          <table:table-cell table:formula="of:=[.N85]/1.2" office:value-type="float" office:value="0.000392266929866147">
            <text:p>0.0003922669</text:p>
          </table:table-cell>
          <table:table-cell table:formula="of:=(1/(1+EXP(-[.P86]*[.J86]+[.Q86])))*8957" office:value-type="float" office:value="8955.9002665396">
            <text:p>8956</text:p>
          </table:table-cell>
          <table:table-cell table:formula="of:=[.P85]" office:value-type="float" office:value="0.165">
            <text:p>0.165</text:p>
          </table:table-cell>
          <table:table-cell table:formula="of:=[.Q85]" office:value-type="float" office:value="5.02">
            <text:p>5.02</text:p>
          </table:table-cell>
          <table:table-cell table:formula="of:=[.O86]-[.O85]" office:value-type="float" office:value="0.197256048049894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8">
            <text:p>2020-05-28</text:p>
          </table:table-cell>
          <table:table-cell table:number-columns-repeated="4"/>
          <table:table-cell table:style-name="ce7" table:formula="of:=[.F86]*(1/5)+[.F86]" office:value-type="float" office:value="268766984.329474">
            <text:p>268,766,984</text:p>
          </table:table-cell>
          <table:table-cell table:style-name="ce7" table:number-columns-repeated="2"/>
          <table:table-cell/>
          <table:table-cell office:value-type="float" office:value="86">
            <text:p>86</text:p>
          </table:table-cell>
          <table:table-cell table:style-name="ce8" table:formula="of:=[.K86]*(1/5)*[.L87]/100+[.K86]" office:value-type="float" office:value="1448344.95832621">
            <text:p>1448345</text:p>
          </table:table-cell>
          <table:table-cell table:formula="of:=[.L86]/1" office:value-type="float" office:value="55">
            <text:p>55</text:p>
          </table:table-cell>
          <table:table-cell table:style-name="ce8" table:formula="of:=[.M86]*(1/5)*[.N87]/100+[.M86]" office:value-type="float" office:value="2527.52322228372">
            <text:p>2528</text:p>
          </table:table-cell>
          <table:table-cell table:formula="of:=[.N86]/1.2" office:value-type="float" office:value="0.00032688910822179">
            <text:p>0.0003268891</text:p>
          </table:table-cell>
          <table:table-cell table:formula="of:=(1/(1+EXP(-[.P87]*[.J87]+[.Q87])))*8957" office:value-type="float" office:value="8956.06752550833">
            <text:p>8956</text:p>
          </table:table-cell>
          <table:table-cell table:formula="of:=[.P86]" office:value-type="float" office:value="0.165">
            <text:p>0.165</text:p>
          </table:table-cell>
          <table:table-cell table:formula="of:=[.Q86]" office:value-type="float" office:value="5.02">
            <text:p>5.02</text:p>
          </table:table-cell>
          <table:table-cell table:formula="of:=[.O87]-[.O86]" office:value-type="float" office:value="0.167258968731403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29">
            <text:p>2020-05-29</text:p>
          </table:table-cell>
          <table:table-cell table:number-columns-repeated="4"/>
          <table:table-cell table:style-name="ce7" table:formula="of:=[.F87]*(1/5)+[.F87]" office:value-type="float" office:value="322520381.195369">
            <text:p>322,520,381</text:p>
          </table:table-cell>
          <table:table-cell table:style-name="ce7" table:number-columns-repeated="2"/>
          <table:table-cell/>
          <table:table-cell office:value-type="float" office:value="87">
            <text:p>87</text:p>
          </table:table-cell>
          <table:table-cell table:style-name="ce8" table:formula="of:=[.K87]*(1/5)*[.L88]/100+[.K87]" office:value-type="float" office:value="1607662.9037421">
            <text:p>1607663</text:p>
          </table:table-cell>
          <table:table-cell table:formula="of:=[.L87]/1" office:value-type="float" office:value="55">
            <text:p>55</text:p>
          </table:table-cell>
          <table:table-cell table:style-name="ce8" table:formula="of:=[.M87]*(1/5)*[.N88]/100+[.M87]" office:value-type="float" office:value="2527.52459931674">
            <text:p>2528</text:p>
          </table:table-cell>
          <table:table-cell table:formula="of:=[.N87]/1.2" office:value-type="float" office:value="0.000272407590184825">
            <text:p>0.0002724076</text:p>
          </table:table-cell>
          <table:table-cell table:formula="of:=(1/(1+EXP(-[.P88]*[.J88]+[.Q88])))*8957" office:value-type="float" office:value="8956.20934822922">
            <text:p>8956</text:p>
          </table:table-cell>
          <table:table-cell table:formula="of:=[.P87]" office:value-type="float" office:value="0.165">
            <text:p>0.165</text:p>
          </table:table-cell>
          <table:table-cell table:formula="of:=[.Q87]" office:value-type="float" office:value="5.02">
            <text:p>5.02</text:p>
          </table:table-cell>
          <table:table-cell table:formula="of:=[.O88]-[.O87]" office:value-type="float" office:value="0.14182272088874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30">
            <text:p>2020-05-30</text:p>
          </table:table-cell>
          <table:table-cell table:number-columns-repeated="4"/>
          <table:table-cell table:style-name="ce7" table:formula="of:=[.F88]*(1/5)+[.F88]" office:value-type="float" office:value="387024457.434443">
            <text:p>387,024,457</text:p>
          </table:table-cell>
          <table:table-cell table:style-name="ce7" table:number-columns-repeated="2"/>
          <table:table-cell/>
          <table:table-cell office:value-type="float" office:value="88">
            <text:p>88</text:p>
          </table:table-cell>
          <table:table-cell table:style-name="ce8" table:formula="of:=[.K88]*(1/5)*[.L89]/100+[.K88]" office:value-type="float" office:value="1784505.82315373">
            <text:p>1784506</text:p>
          </table:table-cell>
          <table:table-cell table:formula="of:=[.L88]/1" office:value-type="float" office:value="55">
            <text:p>55</text:p>
          </table:table-cell>
          <table:table-cell table:style-name="ce8" table:formula="of:=[.M88]*(1/5)*[.N89]/100+[.M88]" office:value-type="float" office:value="2527.52574684488">
            <text:p>2528</text:p>
          </table:table-cell>
          <table:table-cell table:formula="of:=[.N88]/1.2" office:value-type="float" office:value="0.000227006325154021">
            <text:p>0.0002270063</text:p>
          </table:table-cell>
          <table:table-cell table:formula="of:=(1/(1+EXP(-[.P89]*[.J89]+[.Q89])))*8957" office:value-type="float" office:value="8956.32960234019">
            <text:p>8956</text:p>
          </table:table-cell>
          <table:table-cell table:formula="of:=[.P88]" office:value-type="float" office:value="0.165">
            <text:p>0.165</text:p>
          </table:table-cell>
          <table:table-cell table:formula="of:=[.Q88]" office:value-type="float" office:value="5.02">
            <text:p>5.02</text:p>
          </table:table-cell>
          <table:table-cell table:formula="of:=[.O89]-[.O88]" office:value-type="float" office:value="0.120254110972382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5-31">
            <text:p>2020-05-31</text:p>
          </table:table-cell>
          <table:table-cell table:number-columns-repeated="4"/>
          <table:table-cell table:style-name="ce7" table:formula="of:=[.F89]*(1/5)+[.F89]" office:value-type="float" office:value="464429348.921332">
            <text:p>464,429,349</text:p>
          </table:table-cell>
          <table:table-cell table:style-name="ce7" table:number-columns-repeated="2"/>
          <table:table-cell/>
          <table:table-cell office:value-type="float" office:value="89">
            <text:p>89</text:p>
          </table:table-cell>
          <table:table-cell table:style-name="ce8" table:formula="of:=[.K89]*(1/5)*[.L90]/100+[.K89]" office:value-type="float" office:value="1980801.46370064">
            <text:p>1980801</text:p>
          </table:table-cell>
          <table:table-cell table:formula="of:=[.L89]/1" office:value-type="float" office:value="55">
            <text:p>55</text:p>
          </table:table-cell>
          <table:table-cell table:style-name="ce8" table:formula="of:=[.M89]*(1/5)*[.N90]/100+[.M89]" office:value-type="float" office:value="2527.52670311877">
            <text:p>2528</text:p>
          </table:table-cell>
          <table:table-cell table:formula="of:=[.N89]/1.2" office:value-type="float" office:value="0.00018917193762835">
            <text:p>0.0001891719</text:p>
          </table:table-cell>
          <table:table-cell table:formula="of:=(1/(1+EXP(-[.P90]*[.J90]+[.Q90])))*8957" office:value-type="float" office:value="8956.43156757364">
            <text:p>8956</text:p>
          </table:table-cell>
          <table:table-cell table:formula="of:=[.P89]" office:value-type="float" office:value="0.165">
            <text:p>0.165</text:p>
          </table:table-cell>
          <table:table-cell table:formula="of:=[.Q89]" office:value-type="float" office:value="5.02">
            <text:p>5.02</text:p>
          </table:table-cell>
          <table:table-cell table:formula="of:=[.O90]-[.O89]" office:value-type="float" office:value="0.101965233454393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1">
            <text:p>2020-06-01</text:p>
          </table:table-cell>
          <table:table-cell table:number-columns-repeated="4"/>
          <table:table-cell table:style-name="ce7" table:formula="of:=[.F90]*(1/5)+[.F90]" office:value-type="float" office:value="557315218.705598">
            <text:p>557,315,219</text:p>
          </table:table-cell>
          <table:table-cell table:style-name="ce7" table:number-columns-repeated="2"/>
          <table:table-cell/>
          <table:table-cell office:value-type="float" office:value="90">
            <text:p>90</text:p>
          </table:table-cell>
          <table:table-cell table:style-name="ce8" table:formula="of:=[.K90]*(1/5)*[.L91]/100+[.K90]" office:value-type="float" office:value="2198689.62470771">
            <text:p>2198690</text:p>
          </table:table-cell>
          <table:table-cell table:formula="of:=[.L90]/1" office:value-type="float" office:value="55">
            <text:p>55</text:p>
          </table:table-cell>
          <table:table-cell table:style-name="ce8" table:formula="of:=[.M90]*(1/5)*[.N91]/100+[.M90]" office:value-type="float" office:value="2527.52750001398">
            <text:p>2528</text:p>
          </table:table-cell>
          <table:table-cell table:formula="of:=[.N90]/1.2" office:value-type="float" office:value="0.000157643281356959">
            <text:p>0.0001576433</text:p>
          </table:table-cell>
          <table:table-cell table:formula="of:=(1/(1+EXP(-[.P91]*[.J91]+[.Q91])))*8957" office:value-type="float" office:value="8956.51802507198">
            <text:p>8957</text:p>
          </table:table-cell>
          <table:table-cell table:formula="of:=[.P90]" office:value-type="float" office:value="0.165">
            <text:p>0.165</text:p>
          </table:table-cell>
          <table:table-cell table:formula="of:=[.Q90]" office:value-type="float" office:value="5.02">
            <text:p>5.02</text:p>
          </table:table-cell>
          <table:table-cell table:formula="of:=[.O91]-[.O90]" office:value-type="float" office:value="0.0864574983334023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2">
            <text:p>2020-06-02</text:p>
          </table:table-cell>
          <table:table-cell table:number-columns-repeated="4"/>
          <table:table-cell table:style-name="ce7" table:formula="of:=[.F91]*(1/5)+[.F91]" office:value-type="float" office:value="668778262.446718">
            <text:p>668,778,262</text:p>
          </table:table-cell>
          <table:table-cell table:style-name="ce7" table:number-columns-repeated="2"/>
          <table:table-cell/>
          <table:table-cell office:value-type="float" office:value="91">
            <text:p>91</text:p>
          </table:table-cell>
          <table:table-cell table:style-name="ce8" table:formula="of:=[.K91]*(1/5)*[.L92]/100+[.K91]" office:value-type="float" office:value="2440545.48342556">
            <text:p>2440545</text:p>
          </table:table-cell>
          <table:table-cell table:formula="of:=[.L91]/1" office:value-type="float" office:value="55">
            <text:p>55</text:p>
          </table:table-cell>
          <table:table-cell table:style-name="ce8" table:formula="of:=[.M91]*(1/5)*[.N92]/100+[.M91]" office:value-type="float" office:value="2527.52816409352">
            <text:p>2528</text:p>
          </table:table-cell>
          <table:table-cell table:formula="of:=[.N91]/1.2" office:value-type="float" office:value="0.000131369401130799">
            <text:p>0.0001313694</text:p>
          </table:table-cell>
          <table:table-cell table:formula="of:=(1/(1+EXP(-[.P92]*[.J92]+[.Q92])))*8957" office:value-type="float" office:value="8956.59133314813">
            <text:p>8957</text:p>
          </table:table-cell>
          <table:table-cell table:formula="of:=[.P91]" office:value-type="float" office:value="0.165">
            <text:p>0.165</text:p>
          </table:table-cell>
          <table:table-cell table:formula="of:=[.Q91]" office:value-type="float" office:value="5.02">
            <text:p>5.02</text:p>
          </table:table-cell>
          <table:table-cell table:formula="of:=[.O92]-[.O91]" office:value-type="float" office:value="0.0733080761583551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3">
            <text:p>2020-06-03</text:p>
          </table:table-cell>
          <table:table-cell table:number-columns-repeated="4"/>
          <table:table-cell table:style-name="ce7" table:formula="of:=[.F92]*(1/5)+[.F92]" office:value-type="float" office:value="802533914.936061">
            <text:p>802,533,915</text:p>
          </table:table-cell>
          <table:table-cell table:style-name="ce7" table:number-columns-repeated="2"/>
          <table:table-cell/>
          <table:table-cell office:value-type="float" office:value="92">
            <text:p>92</text:p>
          </table:table-cell>
          <table:table-cell table:style-name="ce8" table:formula="of:=[.K92]*(1/5)*[.L93]/100+[.K92]" office:value-type="float" office:value="2709005.48660237">
            <text:p>2709005</text:p>
          </table:table-cell>
          <table:table-cell table:formula="of:=[.L92]/1" office:value-type="float" office:value="55">
            <text:p>55</text:p>
          </table:table-cell>
          <table:table-cell table:style-name="ce8" table:formula="of:=[.M92]*(1/5)*[.N93]/100+[.M92]" office:value-type="float" office:value="2527.52871749329">
            <text:p>2528</text:p>
          </table:table-cell>
          <table:table-cell table:formula="of:=[.N92]/1.2" office:value-type="float" office:value="0.000109474500942332">
            <text:p>0.0001094745</text:p>
          </table:table-cell>
          <table:table-cell table:formula="of:=(1/(1+EXP(-[.P93]*[.J93]+[.Q93])))*8957" office:value-type="float" office:value="8956.6534915445">
            <text:p>8957</text:p>
          </table:table-cell>
          <table:table-cell table:formula="of:=[.P92]" office:value-type="float" office:value="0.165">
            <text:p>0.165</text:p>
          </table:table-cell>
          <table:table-cell table:formula="of:=[.Q92]" office:value-type="float" office:value="5.02">
            <text:p>5.02</text:p>
          </table:table-cell>
          <table:table-cell table:formula="of:=[.O93]-[.O92]" office:value-type="float" office:value="0.0621583963620651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4">
            <text:p>2020-06-04</text:p>
          </table:table-cell>
          <table:table-cell table:number-columns-repeated="4"/>
          <table:table-cell table:style-name="ce7" table:formula="of:=[.F93]*(1/5)+[.F93]" office:value-type="float" office:value="963040697.923273">
            <text:p>963,040,698</text:p>
          </table:table-cell>
          <table:table-cell table:style-name="ce7" table:number-columns-repeated="2"/>
          <table:table-cell/>
          <table:table-cell office:value-type="float" office:value="93">
            <text:p>93</text:p>
          </table:table-cell>
          <table:table-cell table:style-name="ce8" table:formula="of:=[.K93]*(1/5)*[.L94]/100+[.K93]" office:value-type="float" office:value="3006996.09012863">
            <text:p>3006996</text:p>
          </table:table-cell>
          <table:table-cell table:formula="of:=[.L93]/1" office:value-type="float" office:value="55">
            <text:p>55</text:p>
          </table:table-cell>
          <table:table-cell table:style-name="ce8" table:formula="of:=[.M93]*(1/5)*[.N94]/100+[.M93]" office:value-type="float" office:value="2527.52917865987">
            <text:p>2528</text:p>
          </table:table-cell>
          <table:table-cell table:formula="of:=[.N93]/1.2" office:value-type="float" office:value="0.0000912287507852771">
            <text:p>9.12287507852771E-005</text:p>
          </table:table-cell>
          <table:table-cell table:formula="of:=(1/(1+EXP(-[.P94]*[.J94]+[.Q94])))*8957" office:value-type="float" office:value="8956.70619593332">
            <text:p>8957</text:p>
          </table:table-cell>
          <table:table-cell table:formula="of:=[.P93]" office:value-type="float" office:value="0.165">
            <text:p>0.165</text:p>
          </table:table-cell>
          <table:table-cell table:formula="of:=[.Q93]" office:value-type="float" office:value="5.02">
            <text:p>5.02</text:p>
          </table:table-cell>
          <table:table-cell table:formula="of:=[.O94]-[.O93]" office:value-type="float" office:value="0.0527043888250773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5">
            <text:p>2020-06-05</text:p>
          </table:table-cell>
          <table:table-cell table:number-columns-repeated="4"/>
          <table:table-cell table:style-name="ce7" table:formula="of:=[.F94]*(1/5)+[.F94]" office:value-type="float" office:value="1155648837.50793">
            <text:p>1,155,648,838</text:p>
          </table:table-cell>
          <table:table-cell table:style-name="ce7" table:number-columns-repeated="2"/>
          <table:table-cell/>
          <table:table-cell office:value-type="float" office:value="94">
            <text:p>94</text:p>
          </table:table-cell>
          <table:table-cell table:style-name="ce8" table:formula="of:=[.K94]*(1/5)*[.L95]/100+[.K94]" office:value-type="float" office:value="3337765.66004278">
            <text:p>3337766</text:p>
          </table:table-cell>
          <table:table-cell table:formula="of:=[.L94]/1" office:value-type="float" office:value="55">
            <text:p>55</text:p>
          </table:table-cell>
          <table:table-cell table:style-name="ce8" table:formula="of:=[.M94]*(1/5)*[.N95]/100+[.M94]" office:value-type="float" office:value="2527.52956296542">
            <text:p>2528</text:p>
          </table:table-cell>
          <table:table-cell table:formula="of:=[.N94]/1.2" office:value-type="float" office:value="0.0000760239589877309">
            <text:p>0.000076024</text:p>
          </table:table-cell>
          <table:table-cell table:formula="of:=(1/(1+EXP(-[.P95]*[.J95]+[.Q95])))*8957" office:value-type="float" office:value="8956.75088413871">
            <text:p>8957</text:p>
          </table:table-cell>
          <table:table-cell table:formula="of:=[.P94]" office:value-type="float" office:value="0.165">
            <text:p>0.165</text:p>
          </table:table-cell>
          <table:table-cell table:formula="of:=[.Q94]" office:value-type="float" office:value="5.02">
            <text:p>5.02</text:p>
          </table:table-cell>
          <table:table-cell table:formula="of:=[.O95]-[.O94]" office:value-type="float" office:value="0.044688205382044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6">
            <text:p>2020-06-06</text:p>
          </table:table-cell>
          <table:table-cell table:number-columns-repeated="4"/>
          <table:table-cell table:style-name="ce7" table:formula="of:=[.F95]*(1/5)+[.F95]" office:value-type="float" office:value="1386778605.00951">
            <text:p>1,386,778,605</text:p>
          </table:table-cell>
          <table:table-cell table:style-name="ce7" table:number-columns-repeated="2"/>
          <table:table-cell/>
          <table:table-cell office:value-type="float" office:value="95">
            <text:p>95</text:p>
          </table:table-cell>
          <table:table-cell table:style-name="ce8" table:formula="of:=[.K95]*(1/5)*[.L96]/100+[.K95]" office:value-type="float" office:value="3704919.88264748">
            <text:p>3704920</text:p>
          </table:table-cell>
          <table:table-cell table:formula="of:=[.L95]/1" office:value-type="float" office:value="55">
            <text:p>55</text:p>
          </table:table-cell>
          <table:table-cell table:style-name="ce8" table:formula="of:=[.M95]*(1/5)*[.N96]/100+[.M95]" office:value-type="float" office:value="2527.52988322009">
            <text:p>2528</text:p>
          </table:table-cell>
          <table:table-cell table:formula="of:=[.N95]/1.2" office:value-type="float" office:value="0.0000633532991564424">
            <text:p>6.33532991564424E-005</text:p>
          </table:table-cell>
          <table:table-cell table:formula="of:=(1/(1+EXP(-[.P96]*[.J96]+[.Q96])))*8957" office:value-type="float" office:value="8956.78877533604">
            <text:p>8957</text:p>
          </table:table-cell>
          <table:table-cell table:formula="of:=[.P95]" office:value-type="float" office:value="0.165">
            <text:p>0.165</text:p>
          </table:table-cell>
          <table:table-cell table:formula="of:=[.Q95]" office:value-type="float" office:value="5.02">
            <text:p>5.02</text:p>
          </table:table-cell>
          <table:table-cell table:formula="of:=[.O96]-[.O95]" office:value-type="float" office:value="0.037891197340286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7">
            <text:p>2020-06-07</text:p>
          </table:table-cell>
          <table:table-cell table:number-columns-repeated="4"/>
          <table:table-cell table:style-name="ce7" table:formula="of:=[.F96]*(1/5)+[.F96]" office:value-type="float" office:value="1664134326.01142">
            <text:p>1,664,134,326</text:p>
          </table:table-cell>
          <table:table-cell table:style-name="ce7" table:number-columns-repeated="2"/>
          <table:table-cell/>
          <table:table-cell office:value-type="float" office:value="96">
            <text:p>96</text:p>
          </table:table-cell>
          <table:table-cell table:style-name="ce8" table:formula="of:=[.K96]*(1/5)*[.L97]/100+[.K96]" office:value-type="float" office:value="4112461.0697387">
            <text:p>4112461</text:p>
          </table:table-cell>
          <table:table-cell table:formula="of:=[.L96]/1" office:value-type="float" office:value="55">
            <text:p>55</text:p>
          </table:table-cell>
          <table:table-cell table:style-name="ce8" table:formula="of:=[.M96]*(1/5)*[.N97]/100+[.M96]" office:value-type="float" office:value="2527.53015009902">
            <text:p>2528</text:p>
          </table:table-cell>
          <table:table-cell table:formula="of:=[.N96]/1.2" office:value-type="float" office:value="0.000052794415963702">
            <text:p>5.2794415963702E-005</text:p>
          </table:table-cell>
          <table:table-cell table:formula="of:=(1/(1+EXP(-[.P97]*[.J97]+[.Q97])))*8957" office:value-type="float" office:value="8956.82090329487">
            <text:p>8957</text:p>
          </table:table-cell>
          <table:table-cell table:formula="of:=[.P96]" office:value-type="float" office:value="0.165">
            <text:p>0.165</text:p>
          </table:table-cell>
          <table:table-cell table:formula="of:=[.Q96]" office:value-type="float" office:value="5.02">
            <text:p>5.02</text:p>
          </table:table-cell>
          <table:table-cell table:formula="of:=[.O97]-[.O96]" office:value-type="float" office:value="0.032127958822457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8">
            <text:p>2020-06-08</text:p>
          </table:table-cell>
          <table:table-cell table:number-columns-repeated="4"/>
          <table:table-cell table:style-name="ce7" table:formula="of:=[.F97]*(1/5)+[.F97]" office:value-type="float" office:value="1996961191.2137">
            <text:p>1,996,961,191</text:p>
          </table:table-cell>
          <table:table-cell table:style-name="ce7" table:number-columns-repeated="2"/>
          <table:table-cell/>
          <table:table-cell office:value-type="float" office:value="97">
            <text:p>97</text:p>
          </table:table-cell>
          <table:table-cell table:style-name="ce8" table:formula="of:=[.K97]*(1/5)*[.L98]/100+[.K97]" office:value-type="float" office:value="4564831.78740996">
            <text:p>4564832</text:p>
          </table:table-cell>
          <table:table-cell table:formula="of:=[.L97]/1" office:value-type="float" office:value="55">
            <text:p>55</text:p>
          </table:table-cell>
          <table:table-cell table:style-name="ce8" table:formula="of:=[.M97]*(1/5)*[.N98]/100+[.M97]" office:value-type="float" office:value="2527.53037249815">
            <text:p>2528</text:p>
          </table:table-cell>
          <table:table-cell table:formula="of:=[.N97]/1.2" office:value-type="float" office:value="0.0000439953466364183">
            <text:p>4.39953466364183E-005</text:p>
          </table:table-cell>
          <table:table-cell table:formula="of:=(1/(1+EXP(-[.P98]*[.J98]+[.Q98])))*8957" office:value-type="float" office:value="8956.84814456945">
            <text:p>8957</text:p>
          </table:table-cell>
          <table:table-cell table:formula="of:=[.P97]" office:value-type="float" office:value="0.165">
            <text:p>0.165</text:p>
          </table:table-cell>
          <table:table-cell table:formula="of:=[.Q97]" office:value-type="float" office:value="5.02">
            <text:p>5.02</text:p>
          </table:table-cell>
          <table:table-cell table:formula="of:=[.O98]-[.O97]" office:value-type="float" office:value="0.0272412745780457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09">
            <text:p>2020-06-09</text:p>
          </table:table-cell>
          <table:table-cell table:number-columns-repeated="4"/>
          <table:table-cell table:style-name="ce7" table:formula="of:=[.F98]*(1/5)+[.F98]" office:value-type="float" office:value="2396353429.45644">
            <text:p>2,396,353,429</text:p>
          </table:table-cell>
          <table:table-cell table:style-name="ce7" table:number-columns-repeated="2"/>
          <table:table-cell/>
          <table:table-cell office:value-type="float" office:value="98">
            <text:p>98</text:p>
          </table:table-cell>
          <table:table-cell table:style-name="ce8" table:formula="of:=[.K98]*(1/5)*[.L99]/100+[.K98]" office:value-type="float" office:value="5066963.28402506">
            <text:p>5066963</text:p>
          </table:table-cell>
          <table:table-cell table:formula="of:=[.L98]/1" office:value-type="float" office:value="55">
            <text:p>55</text:p>
          </table:table-cell>
          <table:table-cell table:style-name="ce8" table:formula="of:=[.M98]*(1/5)*[.N99]/100+[.M98]" office:value-type="float" office:value="2527.53055783077">
            <text:p>2528</text:p>
          </table:table-cell>
          <table:table-cell table:formula="of:=[.N98]/1.2" office:value-type="float" office:value="0.0000366627888636819">
            <text:p>3.66627888636819E-005</text:p>
          </table:table-cell>
          <table:table-cell table:formula="of:=(1/(1+EXP(-[.P99]*[.J99]+[.Q99])))*8957" office:value-type="float" office:value="8956.87124240446">
            <text:p>8957</text:p>
          </table:table-cell>
          <table:table-cell table:formula="of:=[.P98]" office:value-type="float" office:value="0.165">
            <text:p>0.165</text:p>
          </table:table-cell>
          <table:table-cell table:formula="of:=[.Q98]" office:value-type="float" office:value="5.02">
            <text:p>5.02</text:p>
          </table:table-cell>
          <table:table-cell table:formula="of:=[.O99]-[.O98]" office:value-type="float" office:value="0.023097835017324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0">
            <text:p>2020-06-10</text:p>
          </table:table-cell>
          <table:table-cell table:number-columns-repeated="4"/>
          <table:table-cell table:style-name="ce7" table:formula="of:=[.F99]*(1/5)+[.F99]" office:value-type="float" office:value="2875624115.34773">
            <text:p>2,875,624,115</text:p>
          </table:table-cell>
          <table:table-cell table:style-name="ce7" table:number-columns-repeated="2"/>
          <table:table-cell/>
          <table:table-cell office:value-type="float" office:value="99">
            <text:p>99</text:p>
          </table:table-cell>
          <table:table-cell table:style-name="ce8" table:formula="of:=[.K99]*(1/5)*[.L100]/100+[.K99]" office:value-type="float" office:value="5624329.24526781">
            <text:p>5624329</text:p>
          </table:table-cell>
          <table:table-cell table:formula="of:=[.L99]/1" office:value-type="float" office:value="55">
            <text:p>55</text:p>
          </table:table-cell>
          <table:table-cell table:style-name="ce8" table:formula="of:=[.M99]*(1/5)*[.N100]/100+[.M99]" office:value-type="float" office:value="2527.53071227464">
            <text:p>2528</text:p>
          </table:table-cell>
          <table:table-cell table:formula="of:=[.N99]/1.2" office:value-type="float" office:value="0.0000305523240530683">
            <text:p>3.05523240530683E-005</text:p>
          </table:table-cell>
          <table:table-cell table:formula="of:=(1/(1+EXP(-[.P100]*[.J100]+[.Q100])))*8957" office:value-type="float" office:value="8956.89082700668">
            <text:p>8957</text:p>
          </table:table-cell>
          <table:table-cell table:formula="of:=[.P99]" office:value-type="float" office:value="0.165">
            <text:p>0.165</text:p>
          </table:table-cell>
          <table:table-cell table:formula="of:=[.Q99]" office:value-type="float" office:value="5.02">
            <text:p>5.02</text:p>
          </table:table-cell>
          <table:table-cell table:formula="of:=[.O100]-[.O99]" office:value-type="float" office:value="0.0195846022161277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1">
            <text:p>2020-06-11</text:p>
          </table:table-cell>
          <table:table-cell table:number-columns-repeated="4"/>
          <table:table-cell table:style-name="ce7" table:formula="of:=[.F100]*(1/5)+[.F100]" office:value-type="float" office:value="3450748938.41727">
            <text:p>3,450,748,938</text:p>
          </table:table-cell>
          <table:table-cell table:style-name="ce7" table:number-columns-repeated="2"/>
          <table:table-cell/>
          <table:table-cell office:value-type="float" office:value="100">
            <text:p>100</text:p>
          </table:table-cell>
          <table:table-cell table:style-name="ce8" table:formula="of:=[.K100]*(1/5)*[.L101]/100+[.K100]" office:value-type="float" office:value="6243005.46224727">
            <text:p>6243005</text:p>
          </table:table-cell>
          <table:table-cell table:formula="of:=[.L100]/1" office:value-type="float" office:value="55">
            <text:p>55</text:p>
          </table:table-cell>
          <table:table-cell table:style-name="ce8" table:formula="of:=[.M100]*(1/5)*[.N101]/100+[.M100]" office:value-type="float" office:value="2527.53084097787">
            <text:p>2528</text:p>
          </table:table-cell>
          <table:table-cell table:formula="of:=[.N100]/1.2" office:value-type="float" office:value="0.0000254602700442236">
            <text:p>2.54602700442236E-005</text:p>
          </table:table-cell>
          <table:table-cell table:formula="of:=(1/(1+EXP(-[.P101]*[.J101]+[.Q101])))*8957" office:value-type="float" office:value="8956.90743273469">
            <text:p>8957</text:p>
          </table:table-cell>
          <table:table-cell table:formula="of:=[.P100]" office:value-type="float" office:value="0.165">
            <text:p>0.165</text:p>
          </table:table-cell>
          <table:table-cell table:formula="of:=[.Q100]" office:value-type="float" office:value="5.02">
            <text:p>5.02</text:p>
          </table:table-cell>
          <table:table-cell table:formula="of:=[.O101]-[.O100]" office:value-type="float" office:value="0.0166057280112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2">
            <text:p>2020-06-12</text:p>
          </table:table-cell>
          <table:table-cell table:number-columns-repeated="4"/>
          <table:table-cell table:style-name="ce7" table:formula="of:=[.F101]*(1/5)+[.F101]" office:value-type="float" office:value="4140898726.10073">
            <text:p>4,140,898,726</text:p>
          </table:table-cell>
          <table:table-cell table:style-name="ce7" table:number-columns-repeated="2"/>
          <table:table-cell/>
          <table:table-cell office:value-type="float" office:value="101">
            <text:p>101</text:p>
          </table:table-cell>
          <table:table-cell table:style-name="ce8" table:formula="of:=[.K101]*(1/5)*[.L102]/100+[.K101]" office:value-type="float" office:value="6929736.06309447">
            <text:p>6929736</text:p>
          </table:table-cell>
          <table:table-cell table:formula="of:=[.L101]/1" office:value-type="float" office:value="55">
            <text:p>55</text:p>
          </table:table-cell>
          <table:table-cell table:style-name="ce8" table:formula="of:=[.M101]*(1/5)*[.N102]/100+[.M101]" office:value-type="float" office:value="2527.53094823056">
            <text:p>2528</text:p>
          </table:table-cell>
          <table:table-cell table:formula="of:=[.N101]/1.2" office:value-type="float" office:value="0.0000212168917035196">
            <text:p>2.12168917035196E-005</text:p>
          </table:table-cell>
          <table:table-cell table:formula="of:=(1/(1+EXP(-[.P102]*[.J102]+[.Q102])))*8957" office:value-type="float" office:value="8956.92151267516">
            <text:p>8957</text:p>
          </table:table-cell>
          <table:table-cell table:formula="of:=[.P101]" office:value-type="float" office:value="0.165">
            <text:p>0.165</text:p>
          </table:table-cell>
          <table:table-cell table:formula="of:=[.Q101]" office:value-type="float" office:value="5.02">
            <text:p>5.02</text:p>
          </table:table-cell>
          <table:table-cell table:formula="of:=[.O102]-[.O101]" office:value-type="float" office:value="0.01407994047076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3">
            <text:p>2020-06-13</text:p>
          </table:table-cell>
          <table:table-cell table:number-columns-repeated="4"/>
          <table:table-cell table:style-name="ce7" table:formula="of:=[.F102]*(1/5)+[.F102]" office:value-type="float" office:value="4969078471.32087">
            <text:p>4,969,078,471</text:p>
          </table:table-cell>
          <table:table-cell table:style-name="ce7" table:number-columns-repeated="2"/>
          <table:table-cell/>
          <table:table-cell office:value-type="float" office:value="102">
            <text:p>102</text:p>
          </table:table-cell>
          <table:table-cell table:style-name="ce8" table:formula="of:=[.K102]*(1/5)*[.L103]/100+[.K102]" office:value-type="float" office:value="7692007.03003487">
            <text:p>7692007</text:p>
          </table:table-cell>
          <table:table-cell table:formula="of:=[.L102]/1" office:value-type="float" office:value="55">
            <text:p>55</text:p>
          </table:table-cell>
          <table:table-cell table:style-name="ce8" table:formula="of:=[.M102]*(1/5)*[.N103]/100+[.M102]" office:value-type="float" office:value="2527.53103760781">
            <text:p>2528</text:p>
          </table:table-cell>
          <table:table-cell table:formula="of:=[.N102]/1.2" office:value-type="float" office:value="0.0000176807430862664">
            <text:p>1.76807430862664E-005</text:p>
          </table:table-cell>
          <table:table-cell table:formula="of:=(1/(1+EXP(-[.P103]*[.J103]+[.Q103])))*8957" office:value-type="float" office:value="8956.93345100272">
            <text:p>8957</text:p>
          </table:table-cell>
          <table:table-cell table:formula="of:=[.P102]" office:value-type="float" office:value="0.165">
            <text:p>0.165</text:p>
          </table:table-cell>
          <table:table-cell table:formula="of:=[.Q102]" office:value-type="float" office:value="5.02">
            <text:p>5.02</text:p>
          </table:table-cell>
          <table:table-cell table:formula="of:=[.O103]-[.O102]" office:value-type="float" office:value="0.0119383275578002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4">
            <text:p>2020-06-14</text:p>
          </table:table-cell>
          <table:table-cell table:number-columns-repeated="4"/>
          <table:table-cell table:style-name="ce7" table:formula="of:=[.F103]*(1/5)+[.F103]" office:value-type="float" office:value="5962894165.58505">
            <text:p>5,962,894,166</text:p>
          </table:table-cell>
          <table:table-cell table:style-name="ce7" table:number-columns-repeated="2"/>
          <table:table-cell/>
          <table:table-cell office:value-type="float" office:value="103">
            <text:p>103</text:p>
          </table:table-cell>
          <table:table-cell table:style-name="ce8" table:formula="of:=[.K103]*(1/5)*[.L104]/100+[.K103]" office:value-type="float" office:value="8538127.8033387">
            <text:p>8538128</text:p>
          </table:table-cell>
          <table:table-cell table:formula="of:=[.L103]/1" office:value-type="float" office:value="55">
            <text:p>55</text:p>
          </table:table-cell>
          <table:table-cell table:style-name="ce8" table:formula="of:=[.M103]*(1/5)*[.N104]/100+[.M103]" office:value-type="float" office:value="2527.53111208886">
            <text:p>2528</text:p>
          </table:table-cell>
          <table:table-cell table:formula="of:=[.N103]/1.2" office:value-type="float" office:value="0.0000147339525718886">
            <text:p>0.000014734</text:p>
          </table:table-cell>
          <table:table-cell table:formula="of:=(1/(1+EXP(-[.P104]*[.J104]+[.Q104])))*8957" office:value-type="float" office:value="8956.94357346042">
            <text:p>8957</text:p>
          </table:table-cell>
          <table:table-cell table:formula="of:=[.P103]" office:value-type="float" office:value="0.165">
            <text:p>0.165</text:p>
          </table:table-cell>
          <table:table-cell table:formula="of:=[.Q103]" office:value-type="float" office:value="5.02">
            <text:p>5.02</text:p>
          </table:table-cell>
          <table:table-cell table:formula="of:=[.O104]-[.O103]" office:value-type="float" office:value="0.010122457704710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5">
            <text:p>2020-06-15</text:p>
          </table:table-cell>
          <table:table-cell table:number-columns-repeated="4"/>
          <table:table-cell table:style-name="ce7" table:formula="of:=[.F104]*(1/5)+[.F104]" office:value-type="float" office:value="7155472998.70206">
            <text:p>7,155,472,999</text:p>
          </table:table-cell>
          <table:table-cell table:style-name="ce7" table:number-columns-repeated="2"/>
          <table:table-cell/>
          <table:table-cell office:value-type="float" office:value="104">
            <text:p>104</text:p>
          </table:table-cell>
          <table:table-cell table:style-name="ce8" table:formula="of:=[.K104]*(1/5)*[.L105]/100+[.K104]" office:value-type="float" office:value="9477321.86170596">
            <text:p>9477322</text:p>
          </table:table-cell>
          <table:table-cell table:formula="of:=[.L104]/1" office:value-type="float" office:value="55">
            <text:p>55</text:p>
          </table:table-cell>
          <table:table-cell table:style-name="ce8" table:formula="of:=[.M104]*(1/5)*[.N105]/100+[.M104]" office:value-type="float" office:value="2527.5311741564">
            <text:p>2528</text:p>
          </table:table-cell>
          <table:table-cell table:formula="of:=[.N104]/1.2" office:value-type="float" office:value="0.0000122782938099072">
            <text:p>1.22782938099072E-005</text:p>
          </table:table-cell>
          <table:table-cell table:formula="of:=(1/(1+EXP(-[.P105]*[.J105]+[.Q105])))*8957" office:value-type="float" office:value="8956.9521562465">
            <text:p>8957</text:p>
          </table:table-cell>
          <table:table-cell table:formula="of:=[.P104]" office:value-type="float" office:value="0.165">
            <text:p>0.165</text:p>
          </table:table-cell>
          <table:table-cell table:formula="of:=[.Q104]" office:value-type="float" office:value="5.02">
            <text:p>5.02</text:p>
          </table:table-cell>
          <table:table-cell table:formula="of:=[.O105]-[.O104]" office:value-type="float" office:value="0.008582786080296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6">
            <text:p>2020-06-16</text:p>
          </table:table-cell>
          <table:table-cell table:number-columns-repeated="4"/>
          <table:table-cell table:style-name="ce7" table:formula="of:=[.F105]*(1/5)+[.F105]" office:value-type="float" office:value="8586567598.44247">
            <text:p>8,586,567,598</text:p>
          </table:table-cell>
          <table:table-cell table:style-name="ce7" table:number-columns-repeated="2"/>
          <table:table-cell/>
          <table:table-cell office:value-type="float" office:value="105">
            <text:p>105</text:p>
          </table:table-cell>
          <table:table-cell table:style-name="ce8" table:formula="of:=[.K105]*(1/5)*[.L106]/100+[.K105]" office:value-type="float" office:value="10519827.2664936">
            <text:p>10519827</text:p>
          </table:table-cell>
          <table:table-cell table:formula="of:=[.L105]/1" office:value-type="float" office:value="55">
            <text:p>55</text:p>
          </table:table-cell>
          <table:table-cell table:style-name="ce8" table:formula="of:=[.M105]*(1/5)*[.N106]/100+[.M105]" office:value-type="float" office:value="2527.53122587935">
            <text:p>2528</text:p>
          </table:table-cell>
          <table:table-cell table:formula="of:=[.N105]/1.2" office:value-type="float" office:value="0.000010231911508256">
            <text:p>1.0231911508256E-005</text:p>
          </table:table-cell>
          <table:table-cell table:formula="of:=(1/(1+EXP(-[.P106]*[.J106]+[.Q106])))*8957" office:value-type="float" office:value="8956.95943354967">
            <text:p>8957</text:p>
          </table:table-cell>
          <table:table-cell table:formula="of:=[.P105]" office:value-type="float" office:value="0.165">
            <text:p>0.165</text:p>
          </table:table-cell>
          <table:table-cell table:formula="of:=[.Q105]" office:value-type="float" office:value="5.02">
            <text:p>5.02</text:p>
          </table:table-cell>
          <table:table-cell table:formula="of:=[.O106]-[.O105]" office:value-type="float" office:value="0.00727730316793895">
            <text:p>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20-06-17">
            <text:p>2020-06-17</text:p>
          </table:table-cell>
          <table:table-cell table:number-columns-repeated="4"/>
          <table:table-cell table:style-name="ce7" table:formula="of:=[.F106]*(1/5)+[.F106]" office:value-type="float" office:value="10303881118.131">
            <text:p>10,303,881,118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18">
            <text:p>2020-06-18</text:p>
          </table:table-cell>
          <table:table-cell table:number-columns-repeated="4"/>
          <table:table-cell table:style-name="ce7" table:formula="of:=[.F107]*(1/5)+[.F107]" office:value-type="float" office:value="12364657341.7572">
            <text:p>12,364,657,342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19">
            <text:p>2020-06-19</text:p>
          </table:table-cell>
          <table:table-cell table:number-columns-repeated="4"/>
          <table:table-cell table:style-name="ce7" table:formula="of:=[.F108]*(1/5)+[.F108]" office:value-type="float" office:value="14837588810.1086">
            <text:p>14,837,588,810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20">
            <text:p>2020-06-20</text:p>
          </table:table-cell>
          <table:table-cell table:number-columns-repeated="4"/>
          <table:table-cell table:style-name="ce7" table:formula="of:=[.F109]*(1/5)+[.F109]" office:value-type="float" office:value="17805106572.1303">
            <text:p>17,805,106,572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21">
            <text:p>2020-06-21</text:p>
          </table:table-cell>
          <table:table-cell table:number-columns-repeated="4"/>
          <table:table-cell table:style-name="ce7" table:formula="of:=[.F110]*(1/5)+[.F110]" office:value-type="float" office:value="21366127886.5564">
            <text:p>21,366,127,887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22">
            <text:p>2020-06-22</text:p>
          </table:table-cell>
          <table:table-cell table:number-columns-repeated="4"/>
          <table:table-cell table:style-name="ce7" table:formula="of:=[.F111]*(1/5)+[.F111]" office:value-type="float" office:value="25639353463.8676">
            <text:p>25,639,353,464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23">
            <text:p>2020-06-23</text:p>
          </table:table-cell>
          <table:table-cell table:number-columns-repeated="4"/>
          <table:table-cell table:style-name="ce7" table:formula="of:=[.F112]*(1/5)+[.F112]" office:value-type="float" office:value="30767224156.6412">
            <text:p>30,767,224,157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24">
            <text:p>2020-06-24</text:p>
          </table:table-cell>
          <table:table-cell table:number-columns-repeated="4"/>
          <table:table-cell table:style-name="ce7" table:formula="of:=[.F113]*(1/5)+[.F113]" office:value-type="float" office:value="36920668987.9694">
            <text:p>36,920,668,988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" office:value-type="date" office:date-value="2020-06-25">
            <text:p>2020-06-25</text:p>
          </table:table-cell>
          <table:table-cell table:number-columns-repeated="4"/>
          <table:table-cell table:style-name="ce7" table:formula="of:=[.F114]*(1/5)+[.F114]" office:value-type="float" office:value="44304802785.5633">
            <text:p>44,304,802,786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number-columns-repeated="3"/>
          <table:table-cell>
            <draw:frame table:end-cell-address="Sheet1.O172" table:end-x="0.4106in" table:end-y="0.0921in" draw:z-index="0" draw:style-name="gr1" draw:text-style-name="P1" svg:width="14.9303in" svg:height="9.872in" svg:x="0.1335in" svg:y="0.1772in">
              <draw:object draw:notify-on-update-of-ranges="Sheet1.A1:Sheet1.A1 Sheet1.A2:Sheet1.A90 Sheet1.B1:Sheet1.B1 Sheet1.B2:Sheet1.B90 Sheet1.O1:Sheet1.O1 Sheet1.O2:Sheet1.O9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<text:s/>Johor</text:p>
          </table:table-cell>
          <table:table-cell office:value-type="string">
            <text:p><text:s/>Kedah</text:p>
          </table:table-cell>
          <table:table-cell office:value-type="string">
            <text:p><text:s/>Kelantan</text:p>
          </table:table-cell>
          <table:table-cell office:value-type="string">
            <text:p><text:s/>Malacca</text:p>
          </table:table-cell>
          <table:table-cell office:value-type="string">
            <text:p><text:s/>Negeri Sembilan</text:p>
          </table:table-cell>
          <table:table-cell office:value-type="string">
            <text:p><text:s/>Pahang</text:p>
          </table:table-cell>
          <table:table-cell office:value-type="string">
            <text:p><text:s/>Penang</text:p>
          </table:table-cell>
          <table:table-cell office:value-type="string">
            <text:p><text:s/>Perak</text:p>
          </table:table-cell>
          <table:table-cell office:value-type="string">
            <text:p><text:s/>Perlis</text:p>
          </table:table-cell>
          <table:table-cell office:value-type="string">
            <text:p><text:s/>Sabah</text:p>
          </table:table-cell>
          <table:table-cell office:value-type="string">
            <text:p><text:s/>Sarawak</text:p>
          </table:table-cell>
          <table:table-cell office:value-type="string">
            <text:p><text:s/>Selangor</text:p>
          </table:table-cell>
          <table:table-cell office:value-type="string">
            <text:p><text:s/>Terengganu</text:p>
          </table:table-cell>
          <table:table-cell office:value-type="string">
            <text:p><text:s/>Kuala Lumpur + Putrajaya</text:p>
          </table:table-cell>
          <table:table-cell office:value-type="string">
            <text:p><text:s/>Labuan</text:p>
          </table:table-cell>
        </table:table-row>
        <table:table-row table:style-name="ro2">
          <table:table-cell office:value-type="string">
            <text:p>13/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4/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6/3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7/3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8/3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9/3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20/3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58">
            <text:p>58</text:p>
          </table:table-cell>
          <table:table-cell office:value-type="float" office:value="263">
            <text:p>263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21/3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22/3</text:p>
          </table:table-cell>
          <table:table-cell office:value-type="float" office:value="145">
            <text:p>145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76">
            <text:p>76</text:p>
          </table:table-cell>
          <table:table-cell office:value-type="float" office:value="309">
            <text:p>309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</table:table-row>
        <table:table-row table:style-name="ro2">
          <table:table-cell>
            <draw:frame table:end-cell-address="Sheet2.S67" table:end-x="0.6441in" table:end-y="0.0449in" draw:z-index="0" draw:style-name="gr1" draw:text-style-name="P1" svg:width="18.0543in" svg:height="9.9571in" svg:x="0.0441in" svg:y="0.0449in">
              <draw:object draw:notify-on-update-of-ranges="Sheet2.A2:Sheet2.A10 Sheet2.B1:Sheet2.B1 Sheet2.B2:Sheet2.B10 Sheet2.C1:Sheet2.C1 Sheet2.C2:Sheet2.C10 Sheet2.D1:Sheet2.D1 Sheet2.D2:Sheet2.D10 Sheet2.E1:Sheet2.E1 Sheet2.E2:Sheet2.E10 Sheet2.F1:Sheet2.F1 Sheet2.F2:Sheet2.F10 Sheet2.G1:Sheet2.G1 Sheet2.G2:Sheet2.G10 Sheet2.H1:Sheet2.H1 Sheet2.H2:Sheet2.H10 Sheet2.I1:Sheet2.I1 Sheet2.I2:Sheet2.I10 Sheet2.J1:Sheet2.J1 Sheet2.J2:Sheet2.J10 Sheet2.K1:Sheet2.K1 Sheet2.K2:Sheet2.K10 Sheet2.L1:Sheet2.L1 Sheet2.L2:Sheet2.L10 Sheet2.M1:Sheet2.M1 Sheet2.M2:Sheet2.M10 Sheet2.N1:Sheet2.N1 Sheet2.N2:Sheet2.N10 Sheet2.O1:Sheet2.O1 Sheet2.O2:Sheet2.O10 Sheet2.P1:Sheet2.P1 Sheet2.P2:Sheet2.P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office:value-type="string">
            <text:p><text:s/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day number:style="long"/>
      <number:text>-</number:text>
      <number:month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fo:background-color="#dddddd"/>
      <style:text-properties fo:color="#000000" style:text-outline="false" style:text-line-through-style="none" style:font-name="Lohit Devanagar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3/27/2020</text:date>, <text:time>20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20:36:15.74</dc:date>
    <meta:generator>OpenOffice/4.1.7$Win32 OpenOffice.org_project/417m1$Build-9800</meta:generator>
    <meta:editing-duration>P4DT5H35M41S</meta:editing-duration>
    <meta:editing-cycles>1</meta:editing-cycles>
    <meta:document-statistic meta:table-count="2" meta:cell-count="14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5.859cm" svg:height="25.292cm" xlink:href=".." xlink:type="simple" chart:class="chart:scatter" chart:style-name="ch1">
        <chart:legend chart:legend-position="end" svg:x="40.414cm" svg:y="8.666cm" style:legend-expansion="high" chart:style-name="ch2"/>
        <chart:plot-area chart:style-name="ch3" table:cell-range-address="Sheet2.A1:Sheet2.P10" chart:data-source-has-labels="both" svg:x="1.367cm" svg:y="2.155cm" svg:width="37.213cm" svg:height="22.212cm">
          <chartooo:coordinate-region svg:x="2.174cm" svg:y="2.367cm" svg:width="36.219cm" svg:height="21.327cm"/>
          <chart:axis chart:dimension="x" chart:name="primary-x" chart:style-name="ch4" chartooo:axis-type="auto">
            <chart:categories table:cell-range-address="Sheet2.A2:Sheet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0" chart:label-cell-address="Sheet2.B1:Sheet2.B1" chart:class="chart:scatter">
            <chart:data-point chart:repeated="9"/>
          </chart:series>
          <chart:series chart:style-name="ch7" chart:values-cell-range-address="Sheet2.C2:Sheet2.C10" chart:label-cell-address="Sheet2.C1:Sheet2.C1" chart:class="chart:scatter">
            <chart:data-point chart:repeated="9"/>
          </chart:series>
          <chart:series chart:style-name="ch8" chart:values-cell-range-address="Sheet2.D2:Sheet2.D10" chart:label-cell-address="Sheet2.D1:Sheet2.D1" chart:class="chart:scatter">
            <chart:data-point chart:repeated="9"/>
          </chart:series>
          <chart:series chart:style-name="ch9" chart:values-cell-range-address="Sheet2.E2:Sheet2.E10" chart:label-cell-address="Sheet2.E1:Sheet2.E1" chart:class="chart:scatter">
            <chart:data-point chart:repeated="9"/>
          </chart:series>
          <chart:series chart:style-name="ch10" chart:values-cell-range-address="Sheet2.F2:Sheet2.F10" chart:label-cell-address="Sheet2.F1:Sheet2.F1" chart:class="chart:scatter">
            <chart:data-point chart:repeated="9"/>
          </chart:series>
          <chart:series chart:style-name="ch11" chart:values-cell-range-address="Sheet2.G2:Sheet2.G10" chart:label-cell-address="Sheet2.G1:Sheet2.G1" chart:class="chart:scatter">
            <chart:data-point chart:repeated="9"/>
          </chart:series>
          <chart:series chart:style-name="ch12" chart:values-cell-range-address="Sheet2.H2:Sheet2.H10" chart:label-cell-address="Sheet2.H1:Sheet2.H1" chart:class="chart:scatter">
            <chart:data-point chart:repeated="9"/>
          </chart:series>
          <chart:series chart:style-name="ch13" chart:values-cell-range-address="Sheet2.I2:Sheet2.I10" chart:label-cell-address="Sheet2.I1:Sheet2.I1" chart:class="chart:scatter">
            <chart:data-point chart:repeated="9"/>
          </chart:series>
          <chart:series chart:style-name="ch14" chart:values-cell-range-address="Sheet2.J2:Sheet2.J10" chart:label-cell-address="Sheet2.J1:Sheet2.J1" chart:class="chart:scatter">
            <chart:data-point chart:repeated="9"/>
          </chart:series>
          <chart:series chart:style-name="ch15" chart:values-cell-range-address="Sheet2.K2:Sheet2.K10" chart:label-cell-address="Sheet2.K1:Sheet2.K1" chart:class="chart:scatter">
            <chart:data-point chart:repeated="9"/>
          </chart:series>
          <chart:series chart:style-name="ch16" chart:values-cell-range-address="Sheet2.L2:Sheet2.L10" chart:label-cell-address="Sheet2.L1:Sheet2.L1" chart:class="chart:scatter">
            <chart:data-point chart:repeated="9"/>
          </chart:series>
          <chart:series chart:style-name="ch17" chart:values-cell-range-address="Sheet2.M2:Sheet2.M10" chart:label-cell-address="Sheet2.M1:Sheet2.M1" chart:class="chart:scatter">
            <chart:data-point chart:repeated="9"/>
          </chart:series>
          <chart:series chart:style-name="ch18" chart:values-cell-range-address="Sheet2.N2:Sheet2.N10" chart:label-cell-address="Sheet2.N1:Sheet2.N1" chart:class="chart:scatter">
            <chart:data-point chart:repeated="9"/>
          </chart:series>
          <chart:series chart:style-name="ch19" chart:values-cell-range-address="Sheet2.O2:Sheet2.O10" chart:label-cell-address="Sheet2.O1:Sheet2.O1" chart:class="chart:scatter">
            <chart:data-point chart:repeated="9"/>
          </chart:series>
          <chart:series chart:style-name="ch20" chart:values-cell-range-address="Sheet2.P2:Sheet2.P10" chart:label-cell-address="Sheet2.P1:Sheet2.P1" chart:class="chart:scatter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Johor</text:p>
                <draw:g>
                  <svg:desc>Sheet2.B1:Sheet2.B1</svg:desc>
                </draw:g>
              </table:table-cell>
              <table:table-cell office:value-type="string">
                <text:p> Kedah</text:p>
                <draw:g>
                  <svg:desc>Sheet2.C1:Sheet2.C1</svg:desc>
                </draw:g>
              </table:table-cell>
              <table:table-cell office:value-type="string">
                <text:p> Kelantan</text:p>
                <draw:g>
                  <svg:desc>Sheet2.D1:Sheet2.D1</svg:desc>
                </draw:g>
              </table:table-cell>
              <table:table-cell office:value-type="string">
                <text:p> Malacca</text:p>
                <draw:g>
                  <svg:desc>Sheet2.E1:Sheet2.E1</svg:desc>
                </draw:g>
              </table:table-cell>
              <table:table-cell office:value-type="string">
                <text:p> Negeri Sembilan</text:p>
                <draw:g>
                  <svg:desc>Sheet2.F1:Sheet2.F1</svg:desc>
                </draw:g>
              </table:table-cell>
              <table:table-cell office:value-type="string">
                <text:p> Pahang</text:p>
                <draw:g>
                  <svg:desc>Sheet2.G1:Sheet2.G1</svg:desc>
                </draw:g>
              </table:table-cell>
              <table:table-cell office:value-type="string">
                <text:p> Penang</text:p>
                <draw:g>
                  <svg:desc>Sheet2.H1:Sheet2.H1</svg:desc>
                </draw:g>
              </table:table-cell>
              <table:table-cell office:value-type="string">
                <text:p> Perak</text:p>
                <draw:g>
                  <svg:desc>Sheet2.I1:Sheet2.I1</svg:desc>
                </draw:g>
              </table:table-cell>
              <table:table-cell office:value-type="string">
                <text:p> Perlis</text:p>
                <draw:g>
                  <svg:desc>Sheet2.J1:Sheet2.J1</svg:desc>
                </draw:g>
              </table:table-cell>
              <table:table-cell office:value-type="string">
                <text:p> Sabah</text:p>
                <draw:g>
                  <svg:desc>Sheet2.K1:Sheet2.K1</svg:desc>
                </draw:g>
              </table:table-cell>
              <table:table-cell office:value-type="string">
                <text:p> Sarawak</text:p>
                <draw:g>
                  <svg:desc>Sheet2.L1:Sheet2.L1</svg:desc>
                </draw:g>
              </table:table-cell>
              <table:table-cell office:value-type="string">
                <text:p> Selangor</text:p>
                <draw:g>
                  <svg:desc>Sheet2.M1:Sheet2.M1</svg:desc>
                </draw:g>
              </table:table-cell>
              <table:table-cell office:value-type="string">
                <text:p> Terengganu</text:p>
                <draw:g>
                  <svg:desc>Sheet2.N1:Sheet2.N1</svg:desc>
                </draw:g>
              </table:table-cell>
              <table:table-cell office:value-type="string">
                <text:p> Kuala Lumpur + Putrajaya</text:p>
                <draw:g>
                  <svg:desc>Sheet2.O1:Sheet2.O1</svg:desc>
                </draw:g>
              </table:table-cell>
              <table:table-cell office:value-type="string">
                <text:p> Labuan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/3</text:p>
                <draw:g>
                  <svg:desc>Sheet2.A2:Sheet2.A10</svg:desc>
                </draw:g>
              </table:table-cell>
              <table:table-cell office:value-type="float" office:value="20">
                <text:p>20</text:p>
                <draw:g>
                  <svg:desc>Sheet2.B2:Sheet2.B10</svg:desc>
                </draw:g>
              </table:table-cell>
              <table:table-cell office:value-type="float" office:value="5">
                <text:p>5</text:p>
                <draw:g>
                  <svg:desc>Sheet2.C2:Sheet2.C10</svg:desc>
                </draw:g>
              </table:table-cell>
              <table:table-cell office:value-type="float" office:value="3">
                <text:p>3</text:p>
                <draw:g>
                  <svg:desc>Sheet2.D2:Sheet2.D10</svg:desc>
                </draw:g>
              </table:table-cell>
              <table:table-cell office:value-type="float" office:value="1">
                <text:p>1</text:p>
                <draw:g>
                  <svg:desc>Sheet2.E2:Sheet2.E10</svg:desc>
                </draw:g>
              </table:table-cell>
              <table:table-cell office:value-type="float" office:value="11">
                <text:p>11</text:p>
                <draw:g>
                  <svg:desc>Sheet2.F2:Sheet2.F10</svg:desc>
                </draw:g>
              </table:table-cell>
              <table:table-cell office:value-type="float" office:value="2">
                <text:p>2</text:p>
                <draw:g>
                  <svg:desc>Sheet2.G2:Sheet2.G10</svg:desc>
                </draw:g>
              </table:table-cell>
              <table:table-cell office:value-type="float" office:value="7">
                <text:p>7</text:p>
                <draw:g>
                  <svg:desc>Sheet2.H2:Sheet2.H10</svg:desc>
                </draw:g>
              </table:table-cell>
              <table:table-cell office:value-type="float" office:value="2">
                <text:p>2</text:p>
                <draw:g>
                  <svg:desc>Sheet2.I2:Sheet2.I10</svg:desc>
                </draw:g>
              </table:table-cell>
              <table:table-cell office:value-type="float" office:value="1">
                <text:p>1</text:p>
                <draw:g>
                  <svg:desc>Sheet2.J2:Sheet2.J10</svg:desc>
                </draw:g>
              </table:table-cell>
              <table:table-cell office:value-type="float" office:value="15">
                <text:p>15</text:p>
                <draw:g>
                  <svg:desc>Sheet2.K2:Sheet2.K10</svg:desc>
                </draw:g>
              </table:table-cell>
              <table:table-cell office:value-type="float" office:value="0">
                <text:p>0</text:p>
                <draw:g>
                  <svg:desc>Sheet2.L2:Sheet2.L10</svg:desc>
                </draw:g>
              </table:table-cell>
              <table:table-cell office:value-type="float" office:value="87">
                <text:p>87</text:p>
                <draw:g>
                  <svg:desc>Sheet2.M2:Sheet2.M10</svg:desc>
                </draw:g>
              </table:table-cell>
              <table:table-cell office:value-type="float" office:value="0">
                <text:p>0</text:p>
                <draw:g>
                  <svg:desc>Sheet2.N2:Sheet2.N10</svg:desc>
                </draw:g>
              </table:table-cell>
              <table:table-cell office:value-type="float" office:value="41">
                <text:p>41</text:p>
                <draw:g>
                  <svg:desc>Sheet2.O2:Sheet2.O10</svg:desc>
                </draw:g>
              </table:table-cell>
              <table:table-cell office:value-type="float" office:value="2">
                <text:p>2</text:p>
                <draw:g>
                  <svg:desc>Sheet2.P2:Sheet2.P10</svg:desc>
                </draw:g>
              </table:table-cell>
            </table:table-row>
            <table:table-row>
              <table:table-cell office:value-type="string">
                <text:p>14/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/3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/3</text:p>
              </table:table-cell>
              <table:table-cell office:value-type="float" office:value="77">
                <text:p>77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161">
                <text:p>161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/3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49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/3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223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/3</text:p>
              </table:table-cell>
              <table:table-cell office:value-type="float" office:value="114">
                <text:p>114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19">
                <text:p>119</text:p>
              </table:table-cell>
              <table:table-cell office:value-type="float" office:value="58">
                <text:p>58</text:p>
              </table:table-cell>
              <table:table-cell office:value-type="float" office:value="263">
                <text:p>263</text:p>
              </table:table-cell>
              <table:table-cell office:value-type="float" office:value="20">
                <text:p>20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/3</text:p>
              </table:table-cell>
              <table:table-cell office:value-type="float" office:value="129">
                <text:p>129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68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27">
                <text:p>27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/3</text:p>
              </table:table-cell>
              <table:table-cell office:value-type="float" office:value="145">
                <text:p>145</text:p>
              </table:table-cell>
              <table:table-cell office:value-type="float" office:value="52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76">
                <text:p>76</text:p>
              </table:table-cell>
              <table:table-cell office:value-type="float" office:value="309">
                <text:p>309</text:p>
              </table:table-cell>
              <table:table-cell office:value-type="float" office:value="32">
                <text:p>32</text:p>
              </table:table-cell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924cm" svg:height="25.076cm" xlink:href=".." xlink:type="simple" chart:class="chart:scatter" chart:style-name="ch1">
        <chart:legend chart:legend-position="end" svg:x="33.881cm" svg:y="11.964cm" style:legend-expansion="high" chart:style-name="ch2"/>
        <chart:plot-area chart:style-name="ch3" table:cell-range-address="Sheet1.A1:Sheet1.B90 Sheet1.O1:Sheet1.O90" chart:data-source-has-labels="both" svg:x="1.208cm" svg:y="2.139cm" svg:width="31.157cm" svg:height="22.016cm">
          <chartooo:coordinate-region svg:x="2.385cm" svg:y="2.351cm" svg:width="29.132cm" svg:height="21.131cm"/>
          <chart:axis chart:dimension="x" chart:name="primary-x" chart:style-name="ch4" chartooo:axis-type="auto">
            <chart:categories table:cell-range-address="Sheet1.A2:Sheet1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0" chart:label-cell-address="Sheet1.B1:Sheet1.B1" chart:class="chart:scatter">
            <chart:domain table:cell-range-address="Sheet1.A2:Sheet1.A90"/>
            <chart:data-point chart:repeated="89"/>
          </chart:series>
          <chart:series chart:style-name="ch8" chart:values-cell-range-address="Sheet1.O2:Sheet1.O90" chart:label-cell-address="Sheet1.O1:Sheet1.O1" chart:class="chart:scatter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Cases</text:p>
                <draw:g>
                  <svg:desc>Sheet1.B1:Sheet1.B1</svg:desc>
                </draw:g>
              </table:table-cell>
              <table:table-cell office:value-type="string">
                <text:p>(1/e(-wx+b))*630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Sheet1.A2:Sheet1.A90</svg:desc>
                </draw:g>
              </table:table-cell>
              <table:table-cell office:value-type="float" office:value="50">
                <text:p>50</text:p>
                <draw:g>
                  <svg:desc>Sheet1.B2:Sheet1.B90</svg:desc>
                </draw:g>
              </table:table-cell>
              <table:table-cell office:value-type="float" office:value="69.2298048178996">
                <text:p>69.2298048178996</text:p>
                <draw:g>
                  <svg:desc>Sheet1.O2:Sheet1.O90</svg:desc>
                </draw:g>
              </table:table-cell>
            </table:table-row>
            <table:table-row>
              <table:table-cell office:value-type="float" office:value="43895">
                <text:p>43900</text:p>
              </table:table-cell>
              <table:table-cell office:value-type="float" office:value="55">
                <text:p>55</text:p>
              </table:table-cell>
              <table:table-cell office:value-type="float" office:value="81.5361013281778">
                <text:p>81.5361013281778</text:p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83">
                <text:p>83</text:p>
              </table:table-cell>
              <table:table-cell office:value-type="float" office:value="96.0063359728048">
                <text:p>96.0063359728048</text:p>
              </table:table-cell>
            </table:table-row>
            <table:table-row>
              <table:table-cell office:value-type="float" office:value="43897">
                <text:p>43900</text:p>
              </table:table-cell>
              <table:table-cell office:value-type="float" office:value="93">
                <text:p>93</text:p>
              </table:table-cell>
              <table:table-cell office:value-type="float" office:value="113.011908204837">
                <text:p>113.011908204837</text:p>
              </table:table-cell>
            </table:table-row>
            <table:table-row>
              <table:table-cell office:value-type="float" office:value="43898">
                <text:p>43900</text:p>
              </table:table-cell>
              <table:table-cell office:value-type="float" office:value="99">
                <text:p>99</text:p>
              </table:table-cell>
              <table:table-cell office:value-type="float" office:value="132.98446560041">
                <text:p>132.98446560041</text:p>
              </table:table-cell>
            </table:table-row>
            <table:table-row>
              <table:table-cell office:value-type="float" office:value="43899">
                <text:p>43900</text:p>
              </table:table-cell>
              <table:table-cell office:value-type="float" office:value="117">
                <text:p>117</text:p>
              </table:table-cell>
              <table:table-cell office:value-type="float" office:value="156.424335640472">
                <text:p>156.42433564047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9">
                <text:p>129</text:p>
              </table:table-cell>
              <table:table-cell office:value-type="float" office:value="183.909613309438">
                <text:p>183.909613309438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49">
                <text:p>149</text:p>
              </table:table-cell>
              <table:table-cell office:value-type="float" office:value="216.105730838063">
                <text:p>216.105730838063</text:p>
              </table:table-cell>
            </table:table-row>
            <table:table-row>
              <table:table-cell office:value-type="float" office:value="43902">
                <text:p>43900</text:p>
              </table:table-cell>
              <table:table-cell office:value-type="float" office:value="158">
                <text:p>158</text:p>
              </table:table-cell>
              <table:table-cell office:value-type="float" office:value="253.775216486567">
                <text:p>253.775216486567</text:p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97">
                <text:p>197</text:p>
              </table:table-cell>
              <table:table-cell office:value-type="float" office:value="297.78718827517">
                <text:p>297.78718827517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238">
                <text:p>238</text:p>
              </table:table-cell>
              <table:table-cell office:value-type="float" office:value="349.125918195112">
                <text:p>349.125918195112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428">
                <text:p>428</text:p>
              </table:table-cell>
              <table:table-cell office:value-type="float" office:value="408.897536716263">
                <text:p>408.897536716263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553">
                <text:p>553</text:p>
              </table:table-cell>
              <table:table-cell office:value-type="float" office:value="478.333625017026">
                <text:p>478.333625017026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673">
                <text:p>673</text:p>
              </table:table-cell>
              <table:table-cell office:value-type="float" office:value="558.79007081061">
                <text:p>558.79007081061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790">
                <text:p>790</text:p>
              </table:table-cell>
              <table:table-cell office:value-type="float" office:value="651.739165202508">
                <text:p>651.739165202508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900">
                <text:p>900</text:p>
              </table:table-cell>
              <table:table-cell office:value-type="float" office:value="758.752537250201">
                <text:p>758.75253725020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30">
                <text:p>1030</text:p>
              </table:table-cell>
              <table:table-cell office:value-type="float" office:value="881.472234964653">
                <text:p>881.472234964653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3">
                <text:p>1183</text:p>
              </table:table-cell>
              <table:table-cell office:value-type="float" office:value="1021.56717912309">
                <text:p>1021.56717912309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306">
                <text:p>1306</text:p>
              </table:table-cell>
              <table:table-cell office:value-type="float" office:value="1180.67249143989">
                <text:p>1180.67249143989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518">
                <text:p>1518</text:p>
              </table:table-cell>
              <table:table-cell office:value-type="float" office:value="1360.3100128727">
                <text:p>1360.310012872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624">
                <text:p>1624</text:p>
              </table:table-cell>
              <table:table-cell office:value-type="float" office:value="1561.78986327517">
                <text:p>1561.7898632751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796">
                <text:p>1796</text:p>
              </table:table-cell>
              <table:table-cell office:value-type="float" office:value="1786.09527809352">
                <text:p>1786.09527809352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2031">
                <text:p>2031</text:p>
              </table:table-cell>
              <table:table-cell office:value-type="float" office:value="2033.75618258341">
                <text:p>2033.75618258341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2161">
                <text:p>2161</text:p>
              </table:table-cell>
              <table:table-cell office:value-type="float" office:value="2304.72078572384">
                <text:p>2304.72078572384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2598.2383344783">
                <text:p>2598.2383344783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2912.76917348022">
                <text:p>2912.7691734802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245.93929846542">
                <text:p>3245.93929846542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594.55462837277">
                <text:p>3594.55462837277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954.68467589139">
                <text:p>3954.68467589139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4321.81647388215">
                <text:p>4321.81647388215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4691.06890451161">
                <text:p>4691.06890451161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5057.44726567973">
                <text:p>5057.4472656797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5416.11056178338">
                <text:p>5416.11056178338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5762.62160998476">
                <text:p>5762.62160998476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093.1532808298">
                <text:p>6093.1532808298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404.63214076377">
                <text:p>6404.632140763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694.81130411233">
                <text:p>6694.81130411233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962.27485654171">
                <text:p>6962.27485654171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206.3846002393">
                <text:p>7206.3846002393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427.18486752559">
                <text:p>7427.18486752559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625.28260379194">
                <text:p>7625.28260379194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7801.71850732617">
                <text:p>7801.71850732617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7957.8418115818">
                <text:p>7957.8418115818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095.19739289732">
                <text:p>8095.19739289732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215.43012786107">
                <text:p>8215.43012786107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320.20831831704">
                <text:p>8320.2083183170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411.16575006355">
                <text:p>8411.16575006355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489.86053550661">
                <text:p>8489.86053550661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557.74817015368">
                <text:p>8557.7481701536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616.16602298513">
                <text:p>8616.1660229851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666.32660309535">
                <text:p>8666.3266030953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709.31725325447">
                <text:p>8709.31725325447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746.10430846653">
                <text:p>8746.10430846653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777.54015418578">
                <text:p>8777.540154185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04.37198394447">
                <text:p>8804.37198394447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27.25137015469">
                <text:p>8827.251370154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46.74401893889">
                <text:p>8846.7440189388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63.33928228071">
                <text:p>8863.33928228071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77.45915495739">
                <text:p>8877.4591549573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89.46659756065">
                <text:p>8889.46659756065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899.67310842088">
                <text:p>8899.6731084208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08.34552365305">
                <text:p>8908.3455236530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15.71206198935">
                <text:p>8915.7120619893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21.9676545539">
                <text:p>8921.9676545539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27.2786132023">
                <text:p>8927.2786132023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31.7866975065">
                <text:p>8931.786697506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35.61264217123">
                <text:p>8935.61264217123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38.85920527528">
                <text:p>8938.85920527528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41.61379443">
                <text:p>8941.6137944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43.9507235741">
                <text:p>8943.9507235741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NaN">
                <text:p>NaN</text:p>
              </table:table-cell>
              <table:table-cell office:value-type="float" office:value="8945.93314825394">
                <text:p>8945.9331482539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47.61472225404">
                <text:p>8947.6147222540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49.0410135909">
                <text:p>8949.0410135909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0.2507133114">
                <text:p>8950.250713311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1.2766663282">
                <text:p>8951.27666632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2.14674971275">
                <text:p>8952.1467497127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2.88462045945">
                <text:p>8952.884620459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3.51035171765">
                <text:p>8953.51035171765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4.04097383815">
                <text:p>8954.04097383815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4.49093426736">
                <text:p>8954.4909342673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8954.87248831198">
                <text:p>8954.8724883119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5.19603105867">
                <text:p>8955.19603105867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5.47037923279">
                <text:p>8955.47037923279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5.70301049155">
                <text:p>8955.7030104915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5.9002665396">
                <text:p>8955.900266539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6.06752550833">
                <text:p>8956.0675255083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6.20934822922">
                <text:p>8956.209348229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6.32960234019">
                <text:p>8956.32960234019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8956.43156757364">
                <text:p>8956.43156757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343cm" svg:height="23.445cm" xlink:href=".." xlink:type="simple" chart:class="chart:scatter" chart:style-name="ch1">
        <chart:legend chart:legend-position="end" svg:x="40.3cm" svg:y="11.148cm" style:legend-expansion="high" chart:style-name="ch2"/>
        <chart:plot-area chart:style-name="ch3" table:cell-range-address="Sheet1.A1:Sheet1.B53 Sheet1.O1:Sheet1.O53" chart:data-source-has-labels="both" svg:x="1.336cm" svg:y="2.007cm" svg:width="37.192cm" svg:height="20.55cm">
          <chartooo:coordinate-region svg:x="2.513cm" svg:y="2.219cm" svg:width="35.167cm" svg:height="19.665cm"/>
          <chart:axis chart:dimension="x" chart:name="primary-x" chart:style-name="ch4" chartooo:axis-type="auto">
            <chart:categories table:cell-range-address="Sheet1.A2:Sheet1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3" chart:label-cell-address="Sheet1.B1:Sheet1.B1" chart:class="chart:scatter">
            <chart:domain table:cell-range-address="Sheet1.A2:Sheet1.A53"/>
            <chart:data-point chart:repeated="52"/>
          </chart:series>
          <chart:series chart:style-name="ch8" chart:values-cell-range-address="Sheet1.O2:Sheet1.O53" chart:label-cell-address="Sheet1.O1:Sheet1.O1" chart:class="chart:scatte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Cases</text:p>
                <draw:g>
                  <svg:desc>Sheet1.B1:Sheet1.B1</svg:desc>
                </draw:g>
              </table:table-cell>
              <table:table-cell office:value-type="string">
                <text:p>(1/e(-wx+b))*630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Sheet1.A2:Sheet1.A53</svg:desc>
                </draw:g>
              </table:table-cell>
              <table:table-cell office:value-type="float" office:value="50">
                <text:p>50</text:p>
                <draw:g>
                  <svg:desc>Sheet1.B2:Sheet1.B53</svg:desc>
                </draw:g>
              </table:table-cell>
              <table:table-cell office:value-type="float" office:value="69.2298048178996">
                <text:p>69.2298048178996</text:p>
                <draw:g>
                  <svg:desc>Sheet1.O2:Sheet1.O53</svg:desc>
                </draw:g>
              </table:table-cell>
            </table:table-row>
            <table:table-row>
              <table:table-cell office:value-type="float" office:value="43895">
                <text:p>43900</text:p>
              </table:table-cell>
              <table:table-cell office:value-type="float" office:value="55">
                <text:p>55</text:p>
              </table:table-cell>
              <table:table-cell office:value-type="float" office:value="81.5361013281778">
                <text:p>81.5361013281778</text:p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83">
                <text:p>83</text:p>
              </table:table-cell>
              <table:table-cell office:value-type="float" office:value="96.0063359728048">
                <text:p>96.0063359728048</text:p>
              </table:table-cell>
            </table:table-row>
            <table:table-row>
              <table:table-cell office:value-type="float" office:value="43897">
                <text:p>43900</text:p>
              </table:table-cell>
              <table:table-cell office:value-type="float" office:value="93">
                <text:p>93</text:p>
              </table:table-cell>
              <table:table-cell office:value-type="float" office:value="113.011908204837">
                <text:p>113.011908204837</text:p>
              </table:table-cell>
            </table:table-row>
            <table:table-row>
              <table:table-cell office:value-type="float" office:value="43898">
                <text:p>43900</text:p>
              </table:table-cell>
              <table:table-cell office:value-type="float" office:value="99">
                <text:p>99</text:p>
              </table:table-cell>
              <table:table-cell office:value-type="float" office:value="132.98446560041">
                <text:p>132.98446560041</text:p>
              </table:table-cell>
            </table:table-row>
            <table:table-row>
              <table:table-cell office:value-type="float" office:value="43899">
                <text:p>43900</text:p>
              </table:table-cell>
              <table:table-cell office:value-type="float" office:value="117">
                <text:p>117</text:p>
              </table:table-cell>
              <table:table-cell office:value-type="float" office:value="156.424335640472">
                <text:p>156.42433564047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9">
                <text:p>129</text:p>
              </table:table-cell>
              <table:table-cell office:value-type="float" office:value="183.909613309438">
                <text:p>183.909613309438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49">
                <text:p>149</text:p>
              </table:table-cell>
              <table:table-cell office:value-type="float" office:value="216.105730838063">
                <text:p>216.105730838063</text:p>
              </table:table-cell>
            </table:table-row>
            <table:table-row>
              <table:table-cell office:value-type="float" office:value="43902">
                <text:p>43900</text:p>
              </table:table-cell>
              <table:table-cell office:value-type="float" office:value="158">
                <text:p>158</text:p>
              </table:table-cell>
              <table:table-cell office:value-type="float" office:value="253.775216486567">
                <text:p>253.775216486567</text:p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97">
                <text:p>197</text:p>
              </table:table-cell>
              <table:table-cell office:value-type="float" office:value="297.78718827517">
                <text:p>297.78718827517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238">
                <text:p>238</text:p>
              </table:table-cell>
              <table:table-cell office:value-type="float" office:value="349.125918195112">
                <text:p>349.125918195112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428">
                <text:p>428</text:p>
              </table:table-cell>
              <table:table-cell office:value-type="float" office:value="408.897536716263">
                <text:p>408.897536716263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553">
                <text:p>553</text:p>
              </table:table-cell>
              <table:table-cell office:value-type="float" office:value="478.333625017026">
                <text:p>478.333625017026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673">
                <text:p>673</text:p>
              </table:table-cell>
              <table:table-cell office:value-type="float" office:value="558.79007081061">
                <text:p>558.79007081061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790">
                <text:p>790</text:p>
              </table:table-cell>
              <table:table-cell office:value-type="float" office:value="651.739165202508">
                <text:p>651.739165202508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900">
                <text:p>900</text:p>
              </table:table-cell>
              <table:table-cell office:value-type="float" office:value="758.752537250201">
                <text:p>758.75253725020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30">
                <text:p>1030</text:p>
              </table:table-cell>
              <table:table-cell office:value-type="float" office:value="881.472234964653">
                <text:p>881.472234964653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3">
                <text:p>1183</text:p>
              </table:table-cell>
              <table:table-cell office:value-type="float" office:value="1021.56717912309">
                <text:p>1021.56717912309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306">
                <text:p>1306</text:p>
              </table:table-cell>
              <table:table-cell office:value-type="float" office:value="1180.67249143989">
                <text:p>1180.67249143989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518">
                <text:p>1518</text:p>
              </table:table-cell>
              <table:table-cell office:value-type="float" office:value="1360.3100128727">
                <text:p>1360.310012872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624">
                <text:p>1624</text:p>
              </table:table-cell>
              <table:table-cell office:value-type="float" office:value="1561.78986327517">
                <text:p>1561.7898632751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796">
                <text:p>1796</text:p>
              </table:table-cell>
              <table:table-cell office:value-type="float" office:value="1786.09527809352">
                <text:p>1786.09527809352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2031">
                <text:p>2031</text:p>
              </table:table-cell>
              <table:table-cell office:value-type="float" office:value="2033.75618258341">
                <text:p>2033.75618258341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2161">
                <text:p>2161</text:p>
              </table:table-cell>
              <table:table-cell office:value-type="float" office:value="2304.72078572384">
                <text:p>2304.72078572384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2598.2383344783">
                <text:p>2598.2383344783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2912.76917348022">
                <text:p>2912.7691734802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245.93929846542">
                <text:p>3245.93929846542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594.55462837277">
                <text:p>3594.55462837277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954.68467589139">
                <text:p>3954.68467589139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4321.81647388215">
                <text:p>4321.81647388215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4691.06890451161">
                <text:p>4691.06890451161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5057.44726567973">
                <text:p>5057.4472656797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5416.11056178338">
                <text:p>5416.11056178338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5762.62160998476">
                <text:p>5762.62160998476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093.1532808298">
                <text:p>6093.1532808298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404.63214076377">
                <text:p>6404.632140763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694.81130411233">
                <text:p>6694.81130411233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6962.27485654171">
                <text:p>6962.27485654171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206.3846002393">
                <text:p>7206.3846002393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427.18486752559">
                <text:p>7427.18486752559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625.28260379194">
                <text:p>7625.28260379194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7801.71850732617">
                <text:p>7801.71850732617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7957.8418115818">
                <text:p>7957.8418115818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095.19739289732">
                <text:p>8095.19739289732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215.43012786107">
                <text:p>8215.43012786107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320.20831831704">
                <text:p>8320.2083183170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411.16575006355">
                <text:p>8411.16575006355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489.86053550661">
                <text:p>8489.86053550661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557.74817015368">
                <text:p>8557.7481701536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616.16602298513">
                <text:p>8616.1660229851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8666.32660309535">
                <text:p>8666.3266030953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8709.31725325447">
                <text:p>8709.31725325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